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3.4618in"/>
    </style:style>
    <style:style style:name="Table1.B" style:family="table-column">
      <style:table-column-properties style:column-width="3.4653in"/>
    </style:style>
    <style:style style:name="Table1.A1" style:family="table-cell">
      <style:table-cell-properties fo:padding="0in" fo:border="none"/>
    </style:style>
    <style:style style:name="P1" style:family="paragraph" style:parent-style-name="Text_20_body">
      <style:text-properties officeooo:rsid="0017e637"/>
    </style:style>
    <style:style style:name="P2" style:family="paragraph" style:parent-style-name="Text_20_body">
      <style:text-properties officeooo:rsid="0017e637" officeooo:paragraph-rsid="00b0d722"/>
    </style:style>
    <style:style style:name="P3" style:family="paragraph" style:parent-style-name="Text_20_body">
      <style:text-properties officeooo:rsid="0017e637" officeooo:paragraph-rsid="00b9674d"/>
    </style:style>
    <style:style style:name="P4" style:family="paragraph" style:parent-style-name="Text_20_body">
      <style:text-properties officeooo:rsid="0017e637" officeooo:paragraph-rsid="00b97a7c"/>
    </style:style>
    <style:style style:name="P5" style:family="paragraph" style:parent-style-name="Text_20_body">
      <style:text-properties officeooo:rsid="0017e637" officeooo:paragraph-rsid="00bb7dc7"/>
    </style:style>
    <style:style style:name="P6" style:family="paragraph" style:parent-style-name="Text_20_body">
      <style:text-properties officeooo:rsid="0017e637" officeooo:paragraph-rsid="00bc1559"/>
    </style:style>
    <style:style style:name="P7" style:family="paragraph" style:parent-style-name="Text_20_body">
      <style:text-properties officeooo:rsid="0017e637" officeooo:paragraph-rsid="00bd935e"/>
    </style:style>
    <style:style style:name="P8" style:family="paragraph" style:parent-style-name="Text_20_body">
      <style:text-properties officeooo:rsid="0017e637" officeooo:paragraph-rsid="00bf67b5"/>
    </style:style>
    <style:style style:name="P9" style:family="paragraph" style:parent-style-name="Text_20_body">
      <style:text-properties officeooo:rsid="0017e637" officeooo:paragraph-rsid="00c0debe"/>
    </style:style>
    <style:style style:name="P10" style:family="paragraph" style:parent-style-name="Text_20_body">
      <style:text-properties officeooo:rsid="0017e637" officeooo:paragraph-rsid="00c25c85"/>
    </style:style>
    <style:style style:name="P11" style:family="paragraph" style:parent-style-name="Text_20_body">
      <style:text-properties officeooo:rsid="0017e637" officeooo:paragraph-rsid="00c43598"/>
    </style:style>
    <style:style style:name="P12" style:family="paragraph" style:parent-style-name="Text_20_body">
      <style:text-properties officeooo:rsid="0017e637" officeooo:paragraph-rsid="00c460f5"/>
    </style:style>
    <style:style style:name="P13" style:family="paragraph" style:parent-style-name="Text_20_body">
      <style:text-properties officeooo:rsid="0017e637" officeooo:paragraph-rsid="00c97c06"/>
    </style:style>
    <style:style style:name="P14" style:family="paragraph" style:parent-style-name="Text_20_body">
      <style:text-properties officeooo:rsid="0017e637" officeooo:paragraph-rsid="00c9be24"/>
    </style:style>
    <style:style style:name="P15" style:family="paragraph" style:parent-style-name="Text_20_body">
      <style:text-properties officeooo:rsid="0017e637" officeooo:paragraph-rsid="00c9fbc1"/>
    </style:style>
    <style:style style:name="P16" style:family="paragraph" style:parent-style-name="Text_20_body">
      <style:text-properties officeooo:rsid="0017e637" officeooo:paragraph-rsid="00cbdc3d"/>
    </style:style>
    <style:style style:name="P17" style:family="paragraph" style:parent-style-name="Text_20_body">
      <style:text-properties officeooo:rsid="0017e637" officeooo:paragraph-rsid="00cd16bf"/>
    </style:style>
    <style:style style:name="P18" style:family="paragraph" style:parent-style-name="Text_20_body">
      <style:text-properties officeooo:rsid="0017e637" officeooo:paragraph-rsid="00ceb4c0"/>
    </style:style>
    <style:style style:name="P19" style:family="paragraph" style:parent-style-name="Text_20_body">
      <style:text-properties officeooo:rsid="0017e637" officeooo:paragraph-rsid="00d03fbf"/>
    </style:style>
    <style:style style:name="P20" style:family="paragraph" style:parent-style-name="Text_20_body">
      <style:text-properties officeooo:rsid="0017e637" officeooo:paragraph-rsid="00d0fef6"/>
    </style:style>
    <style:style style:name="P21" style:family="paragraph" style:parent-style-name="Text_20_body">
      <style:text-properties officeooo:rsid="0017e637" officeooo:paragraph-rsid="00d1285c"/>
    </style:style>
    <style:style style:name="P22" style:family="paragraph" style:parent-style-name="Text_20_body">
      <style:text-properties officeooo:rsid="0017e637" officeooo:paragraph-rsid="00d147d0"/>
    </style:style>
    <style:style style:name="P23" style:family="paragraph" style:parent-style-name="Text_20_body">
      <style:text-properties officeooo:rsid="0017e637" officeooo:paragraph-rsid="00d2cd5a"/>
    </style:style>
    <style:style style:name="P24" style:family="paragraph" style:parent-style-name="Text_20_body">
      <style:text-properties officeooo:rsid="0017e637" officeooo:paragraph-rsid="00d33d49"/>
    </style:style>
    <style:style style:name="P25" style:family="paragraph" style:parent-style-name="Text_20_body">
      <style:text-properties fo:font-weight="bold" officeooo:rsid="0017e637" officeooo:paragraph-rsid="00aef533" style:font-weight-asian="bold" style:font-weight-complex="bold"/>
    </style:style>
    <style:style style:name="P26" style:family="paragraph" style:parent-style-name="Text_20_body">
      <style:text-properties officeooo:paragraph-rsid="00b0d722"/>
    </style:style>
    <style:style style:name="P27" style:family="paragraph" style:parent-style-name="Text_20_body">
      <style:text-properties officeooo:rsid="00b0d722" officeooo:paragraph-rsid="00b0d722"/>
    </style:style>
    <style:style style:name="P28" style:family="paragraph" style:parent-style-name="Text_20_body">
      <style:text-properties officeooo:paragraph-rsid="00b9674d"/>
    </style:style>
    <style:style style:name="P29" style:family="paragraph" style:parent-style-name="Text_20_body">
      <style:text-properties officeooo:paragraph-rsid="00b97a7c"/>
    </style:style>
    <style:style style:name="P30" style:family="paragraph" style:parent-style-name="Text_20_body">
      <style:text-properties officeooo:rsid="00b9674d" officeooo:paragraph-rsid="00b9674d"/>
    </style:style>
    <style:style style:name="P31" style:family="paragraph" style:parent-style-name="Text_20_body">
      <style:text-properties officeooo:paragraph-rsid="00bb7dc7"/>
    </style:style>
    <style:style style:name="P32" style:family="paragraph" style:parent-style-name="Text_20_body">
      <style:text-properties fo:color="#c9211e" loext:opacity="100%" fo:font-weight="bold" officeooo:rsid="00bb7dc7" officeooo:paragraph-rsid="00bb7dc7" style:font-weight-asian="bold" style:font-weight-complex="bold"/>
    </style:style>
    <style:style style:name="P33" style:family="paragraph" style:parent-style-name="Text_20_body">
      <style:text-properties officeooo:paragraph-rsid="00bc1559"/>
    </style:style>
    <style:style style:name="P34" style:family="paragraph" style:parent-style-name="Text_20_body">
      <style:text-properties officeooo:paragraph-rsid="00bd935e"/>
    </style:style>
    <style:style style:name="P35" style:family="paragraph" style:parent-style-name="Text_20_body">
      <style:text-properties officeooo:paragraph-rsid="00bf67b5"/>
    </style:style>
    <style:style style:name="P36" style:family="paragraph" style:parent-style-name="Text_20_body">
      <style:text-properties officeooo:paragraph-rsid="00c0debe"/>
    </style:style>
    <style:style style:name="P37" style:family="paragraph" style:parent-style-name="Text_20_body">
      <style:text-properties officeooo:paragraph-rsid="00c25c85"/>
    </style:style>
    <style:style style:name="P38" style:family="paragraph" style:parent-style-name="Text_20_body">
      <style:text-properties officeooo:paragraph-rsid="00c43598"/>
    </style:style>
    <style:style style:name="P39" style:family="paragraph" style:parent-style-name="Text_20_body">
      <style:text-properties officeooo:paragraph-rsid="00c97c06"/>
    </style:style>
    <style:style style:name="P40" style:family="paragraph" style:parent-style-name="Text_20_body">
      <style:text-properties officeooo:paragraph-rsid="00c9be24"/>
    </style:style>
    <style:style style:name="P41" style:family="paragraph" style:parent-style-name="Text_20_body">
      <style:text-properties officeooo:paragraph-rsid="00c9fbc1"/>
    </style:style>
    <style:style style:name="P42" style:family="paragraph" style:parent-style-name="Text_20_body">
      <style:text-properties officeooo:paragraph-rsid="00cbdc3d"/>
    </style:style>
    <style:style style:name="P43" style:family="paragraph" style:parent-style-name="Text_20_body">
      <style:text-properties officeooo:paragraph-rsid="00cd16bf"/>
    </style:style>
    <style:style style:name="P44" style:family="paragraph" style:parent-style-name="Text_20_body">
      <style:text-properties officeooo:paragraph-rsid="00ceb4c0"/>
    </style:style>
    <style:style style:name="P45" style:family="paragraph" style:parent-style-name="Text_20_body">
      <style:text-properties officeooo:paragraph-rsid="00d03fbf"/>
    </style:style>
    <style:style style:name="P46" style:family="paragraph" style:parent-style-name="Text_20_body">
      <style:text-properties officeooo:paragraph-rsid="00d0fef6"/>
    </style:style>
    <style:style style:name="P47" style:family="paragraph" style:parent-style-name="Text_20_body">
      <style:text-properties officeooo:rsid="00d0fef6" officeooo:paragraph-rsid="00d0fef6"/>
    </style:style>
    <style:style style:name="P48" style:family="paragraph" style:parent-style-name="Text_20_body">
      <style:text-properties officeooo:paragraph-rsid="00d1285c"/>
    </style:style>
    <style:style style:name="P49" style:family="paragraph" style:parent-style-name="Text_20_body">
      <style:text-properties officeooo:paragraph-rsid="00d147d0"/>
    </style:style>
    <style:style style:name="P50" style:family="paragraph" style:parent-style-name="Text_20_body">
      <style:text-properties officeooo:paragraph-rsid="00d2cd5a"/>
    </style:style>
    <style:style style:name="P51" style:family="paragraph" style:parent-style-name="Text_20_body">
      <style:text-properties officeooo:paragraph-rsid="00d33d49"/>
    </style:style>
    <style:style style:name="P52" style:family="paragraph" style:parent-style-name="Text_20_body">
      <style:text-properties officeooo:rsid="00c9fbc1" officeooo:paragraph-rsid="00c9fbc1"/>
    </style:style>
    <style:style style:name="P53" style:family="paragraph" style:parent-style-name="Text_20_body">
      <style:text-properties officeooo:rsid="00d1285c" officeooo:paragraph-rsid="00d1285c"/>
    </style:style>
    <style:style style:name="P54" style:family="paragraph" style:parent-style-name="Text_20_body">
      <style:text-properties officeooo:rsid="0017e637"/>
    </style:style>
    <style:style style:name="P55" style:family="paragraph" style:parent-style-name="Text_20_body">
      <style:text-properties officeooo:rsid="0017e637" officeooo:paragraph-rsid="00d56c96"/>
    </style:style>
    <style:style style:name="P56" style:family="paragraph" style:parent-style-name="Text_20_body">
      <style:text-properties officeooo:rsid="0017e637" officeooo:paragraph-rsid="00d6e0d3"/>
    </style:style>
    <style:style style:name="P57" style:family="paragraph" style:parent-style-name="Text_20_body">
      <style:text-properties officeooo:rsid="0017e637" officeooo:paragraph-rsid="00d7c165"/>
    </style:style>
    <style:style style:name="P58" style:family="paragraph" style:parent-style-name="Text_20_body">
      <style:text-properties officeooo:rsid="0017e637" officeooo:paragraph-rsid="00d90c38"/>
    </style:style>
    <style:style style:name="P59" style:family="paragraph" style:parent-style-name="Text_20_body">
      <style:text-properties officeooo:rsid="0017e637" officeooo:paragraph-rsid="00d99c67"/>
    </style:style>
    <style:style style:name="P60" style:family="paragraph" style:parent-style-name="Text_20_body">
      <style:text-properties officeooo:rsid="0017e637" officeooo:paragraph-rsid="00d9f3ec"/>
    </style:style>
    <style:style style:name="P61" style:family="paragraph" style:parent-style-name="Text_20_body">
      <style:text-properties officeooo:rsid="0017e637" officeooo:paragraph-rsid="00da26bc"/>
    </style:style>
    <style:style style:name="P62" style:family="paragraph" style:parent-style-name="Text_20_body">
      <style:text-properties officeooo:rsid="0017e637" officeooo:paragraph-rsid="00dad2bf"/>
    </style:style>
    <style:style style:name="P63" style:family="paragraph" style:parent-style-name="Text_20_body">
      <style:text-properties officeooo:rsid="0017e637" officeooo:paragraph-rsid="00dc8247"/>
    </style:style>
    <style:style style:name="P64" style:family="paragraph" style:parent-style-name="Text_20_body">
      <style:text-properties officeooo:rsid="0017e637" officeooo:paragraph-rsid="00dd63fc"/>
    </style:style>
    <style:style style:name="P65" style:family="paragraph" style:parent-style-name="Text_20_body">
      <style:text-properties officeooo:rsid="0017e637" officeooo:paragraph-rsid="00de5f92"/>
    </style:style>
    <style:style style:name="P66" style:family="paragraph" style:parent-style-name="Text_20_body">
      <style:text-properties officeooo:rsid="0017e637" officeooo:paragraph-rsid="00dfa022"/>
    </style:style>
    <style:style style:name="P67" style:family="paragraph" style:parent-style-name="Text_20_body">
      <style:text-properties officeooo:paragraph-rsid="00d56c96"/>
    </style:style>
    <style:style style:name="P68" style:family="paragraph" style:parent-style-name="Text_20_body">
      <style:text-properties officeooo:paragraph-rsid="00d6e0d3"/>
    </style:style>
    <style:style style:name="P69" style:family="paragraph" style:parent-style-name="Text_20_body">
      <style:text-properties officeooo:paragraph-rsid="00d7c165"/>
    </style:style>
    <style:style style:name="P70" style:family="paragraph" style:parent-style-name="Text_20_body">
      <style:text-properties officeooo:paragraph-rsid="00d90c38"/>
    </style:style>
    <style:style style:name="P71" style:family="paragraph" style:parent-style-name="Text_20_body">
      <style:text-properties officeooo:paragraph-rsid="00d99c67"/>
    </style:style>
    <style:style style:name="P72" style:family="paragraph" style:parent-style-name="Text_20_body">
      <style:text-properties officeooo:paragraph-rsid="00d9f3ec"/>
    </style:style>
    <style:style style:name="P73" style:family="paragraph" style:parent-style-name="Text_20_body">
      <style:text-properties officeooo:paragraph-rsid="00da26bc"/>
    </style:style>
    <style:style style:name="P74" style:family="paragraph" style:parent-style-name="Text_20_body">
      <style:text-properties officeooo:paragraph-rsid="00dad2bf"/>
    </style:style>
    <style:style style:name="P75" style:family="paragraph" style:parent-style-name="Text_20_body">
      <style:text-properties officeooo:paragraph-rsid="00dc8247"/>
    </style:style>
    <style:style style:name="P76" style:family="paragraph" style:parent-style-name="Text_20_body">
      <style:text-properties officeooo:paragraph-rsid="00dd63fc"/>
    </style:style>
    <style:style style:name="P77" style:family="paragraph" style:parent-style-name="Text_20_body">
      <style:text-properties officeooo:paragraph-rsid="00de5f92"/>
    </style:style>
    <style:style style:name="P78" style:family="paragraph" style:parent-style-name="Text_20_body">
      <style:text-properties officeooo:paragraph-rsid="00dfa022"/>
    </style:style>
    <style:style style:name="T1" style:family="text">
      <style:text-properties officeooo:rsid="00b0d722"/>
    </style:style>
    <style:style style:name="T2" style:family="text">
      <style:text-properties officeooo:rsid="00b9674d"/>
    </style:style>
    <style:style style:name="T3" style:family="text">
      <style:text-properties officeooo:rsid="00b97a7c"/>
    </style:style>
    <style:style style:name="T4" style:family="text">
      <style:text-properties officeooo:rsid="00b9ad13"/>
    </style:style>
    <style:style style:name="T5" style:family="text">
      <style:text-properties officeooo:rsid="00bb7dc7"/>
    </style:style>
    <style:style style:name="T6" style:family="text">
      <style:text-properties officeooo:rsid="00bc1559"/>
    </style:style>
    <style:style style:name="T7" style:family="text">
      <style:text-properties officeooo:rsid="00bd935e"/>
    </style:style>
    <style:style style:name="T8" style:family="text">
      <style:text-properties officeooo:rsid="00bf67b5"/>
    </style:style>
    <style:style style:name="T9" style:family="text">
      <style:text-properties officeooo:rsid="00c0debe"/>
    </style:style>
    <style:style style:name="T10" style:family="text">
      <style:text-properties officeooo:rsid="00c225bc"/>
    </style:style>
    <style:style style:name="T11" style:family="text">
      <style:text-properties officeooo:rsid="00c25c85"/>
    </style:style>
    <style:style style:name="T12" style:family="text">
      <style:text-properties officeooo:rsid="00c97c06"/>
    </style:style>
    <style:style style:name="T13" style:family="text">
      <style:text-properties officeooo:rsid="00c9fbc1"/>
    </style:style>
    <style:style style:name="T14" style:family="text">
      <style:text-properties officeooo:rsid="00cbdc3d"/>
    </style:style>
    <style:style style:name="T15" style:family="text">
      <style:text-properties officeooo:rsid="00cd16bf"/>
    </style:style>
    <style:style style:name="T16" style:family="text">
      <style:text-properties officeooo:rsid="00ceb4c0"/>
    </style:style>
    <style:style style:name="T17" style:family="text">
      <style:text-properties officeooo:rsid="00d03fbf"/>
    </style:style>
    <style:style style:name="T18" style:family="text">
      <style:text-properties officeooo:rsid="00d0fef6"/>
    </style:style>
    <style:style style:name="T19" style:family="text">
      <style:text-properties officeooo:rsid="00d1285c"/>
    </style:style>
    <style:style style:name="T20" style:family="text">
      <style:text-properties officeooo:rsid="00d147d0"/>
    </style:style>
    <style:style style:name="T21" style:family="text">
      <style:text-properties officeooo:rsid="00d2cd5a"/>
    </style:style>
    <style:style style:name="T22" style:family="text">
      <style:text-properties officeooo:rsid="00d33d49"/>
    </style:style>
    <style:style style:name="T23" style:family="text">
      <style:text-properties officeooo:rsid="00d56c96"/>
    </style:style>
    <style:style style:name="T24" style:family="text">
      <style:text-properties officeooo:rsid="00d6e0d3"/>
    </style:style>
    <style:style style:name="T25" style:family="text">
      <style:text-properties officeooo:rsid="00d7c165"/>
    </style:style>
    <style:style style:name="T26" style:family="text">
      <style:text-properties officeooo:rsid="00d90c38"/>
    </style:style>
    <style:style style:name="T27" style:family="text">
      <style:text-properties officeooo:rsid="00d99c67"/>
    </style:style>
    <style:style style:name="T28" style:family="text">
      <style:text-properties officeooo:rsid="00d9f3ec"/>
    </style:style>
    <style:style style:name="T29" style:family="text">
      <style:text-properties officeooo:rsid="00da26bc"/>
    </style:style>
    <style:style style:name="T30" style:family="text">
      <style:text-properties officeooo:rsid="00dad2bf"/>
    </style:style>
    <style:style style:name="T31" style:family="text">
      <style:text-properties officeooo:rsid="00dc8247"/>
    </style:style>
    <style:style style:name="T32" style:family="text">
      <style:text-properties officeooo:rsid="00dd63fc"/>
    </style:style>
    <style:style style:name="T33" style:family="text">
      <style:text-properties officeooo:rsid="00de5f92"/>
    </style:style>
    <style:style style:name="T34" style:family="text">
      <style:text-properties officeooo:rsid="00dfa02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2385178458096">
          <table:table-cell table:style-name="Table1.A1" office:value-type="string">
            <text:p text:style-name="P32">ΚΕΦΑΛΑΙΟΝ ΔΕΚΑ<text:line-break/>ΤΑ ΝΕΚΥΣΙΑ</text:p>
          </table:table-cell>
          <table:table-cell table:style-name="Table1.A1" office:value-type="string">
            <text:p text:style-name="P25">CHAPTER TEN<text:line-break/>HALLOWEEN </text:p>
          </table:table-cell>
        </table:table-row>
        <table:table-row table:style-name="TableLine2385070865888">
          <table:table-cell table:style-name="Table1.A1" office:value-type="string">
            <text:p text:style-name="P26">τῇ δ’ ἐπιούσῃ ὁ Μάλθακος ἐδόκει ἐψευσμένος ἑαυτοῦ ὁρῶν τὸν Ἄρειον καὶ τὸν Ῥοῶνα ε”τι παρόντας ἐν τῷ Ὑογοήτου ταλαιπώρους μὲν φαινομένους φαιδροὺς δ’ ἀμέλει.</text:p>
          </table:table-cell>
          <table:table-cell table:style-name="Table1.A1" office:value-type="string">
            <text:p text:style-name="P2">Malfoy couldn't believe his eyes when he saw that Harry and Ron were still at Hogwarts the next day, looking tired but perfectly cheerful. </text:p>
          </table:table-cell>
        </table:table-row>
        <table:table-row table:style-name="TableLine2385070866160">
          <table:table-cell table:style-name="Table1.A1" office:value-type="string">
            <text:p text:style-name="P26">καί μὴν οὗτοι ἤδη ἐνόμιζον τὸ τοῦ κυνὸς τρικεφάλου λαμπρόν τι εἶναι καὶ εἷς τοσοῦτο ἀξιόλογον ὥστε ἑκόντες παθεῖν ἂν παρόμοιόν τι.</text:p>
          </table:table-cell>
          <table:table-cell table:style-name="Table1.A1" office:value-type="string">
            <text:p text:style-name="P2">Indeed, by the next morning Harry and Ron thought that meeting the three-headed dog had been an excellent adventure, and they were quite keen to have another one.</text:p>
          </table:table-cell>
        </table:table-row>
        <table:table-row table:style-name="TableLine2384990950592">
          <table:table-cell table:style-name="Table1.A1" office:value-type="string">
            <text:p text:style-name="P26">ὁ Ἄρειος τοίνυν ἐδίδαξε τὸν Ῥοῶνα τὰ τοῦ σκεύους τοῦ αὐχμηροῦ, ὅπως μετεκομίσθη τοῦτο ἐκ Γριγγώτου εἰς Ὑογοήτου ὡς ε’ὀικε.<text:span text:style-name="T1"> καὶ χρόνον διέτριψαν πολὺν σκοπούμενοι ὁποῖόν τι δὴ τύχοι δεόμενον τοῦ ἐν φυλακῇ τοσαύτῃ κατέχεσθαι.</text:span></text:p>
          </table:table-cell>
          <table:table-cell table:style-name="Table1.A1" office:value-type="string">
            <text:p text:style-name="P2">In the meantime, Harry filled Ron in about the package that seemed to have been moved from Gringotts to Hogwarts, and they spent a lot of time wondering what could possibly need such heavy protection.</text:p>
          </table:table-cell>
        </table:table-row>
        <table:table-row table:style-name="TableLine2384990952224">
          <table:table-cell table:style-name="Table1.A1" office:value-type="string">
            <text:p text:style-name="P26">καὶ ὁ Ῥοών <text:span text:style-name="T1">Ἢ</text:span> πολυτελέστατόν τί ἐστιν, ἔφη, ἢ οἷόν τε πολλὰ λυμαίνεσθαι.</text:p>
          </table:table-cell>
          <table:table-cell table:style-name="Table1.A1" office:value-type="string">
            <text:p text:style-name="P2">"It's either really valuable or really dangerous," said Ron. </text:p>
          </table:table-cell>
        </table:table-row>
        <table:table-row table:style-name="TableLine2384990949504">
          <table:table-cell table:style-name="Table1.A1" office:value-type="string">
            <text:p text:style-name="P26"><text:span text:style-name="T1">Ἢ</text:span> καί τὰ ἀμφότερα ἰσχύει, ἡδ’ ὃς ὁ Ἄρειος.</text:p>
          </table:table-cell>
          <table:table-cell table:style-name="Table1.A1" office:value-type="string">
            <text:p text:style-name="P2">"Or both," said Harry. </text:p>
          </table:table-cell>
        </table:table-row>
        <table:table-row table:style-name="TableLine2384990952768">
          <table:table-cell table:style-name="Table1.A1" office:value-type="string">
            <text:p text:style-name="P26">ἀλλ’ ἐπειδὴ οὐδὲν περὶ τοῦ κρυπτοῦ ᾔδεσαν πλὴν ὅτι διδάκτυλόν ἐστιν, οὐ κινδυνεύοιεν ἂν εἰκάσαι τί ἐστιν ε<text:span text:style-name="T1">ἰ</text:span> μὴ πλείω εὕροιεν.<text:span text:style-name="T1"> </text:span></text:p>
          </table:table-cell>
          <table:table-cell table:style-name="Table1.A1" office:value-type="string">
            <text:p text:style-name="P2">But as all they knew for sure about the mysterious object was that it was about two inches long, they didn't have much chance of guessing what it was without further clues.</text:p>
          </table:table-cell>
        </table:table-row>
        <table:table-row table:style-name="TableLine2384990950864">
          <table:table-cell table:style-name="Table1.A1" office:value-type="string">
            <text:p text:style-name="P27">ἀλλ’ οὔθ’ ὁ Νεφελώδης οὔθ’ ἡ Ἑρμιόνη ἐσπούδαζεν εἰδέναι τί ὑπόκειται τῷ κυνὶ καὶ τῇ θύρᾳ τῇ ἐπιρρακτῇ.</text:p>
          </table:table-cell>
          <table:table-cell table:style-name="Table1.A1" office:value-type="string">
            <text:p text:style-name="P2">Neither Neville nor Hermione showed the slightest interest in what lay underneath the dog and the trapdoor. </text:p>
          </table:table-cell>
        </table:table-row>
        <table:table-row table:style-name="TableLine2384990951952">
          <table:table-cell table:style-name="Table1.A1" office:value-type="string">
            <text:p text:style-name="P28">καὶ ἐκείνῳ γοῦν οὐδὲν ἐμέλει ὑπὲρ τὸ μὴ συνεῖναί ποτε τῷ κυνί.</text:p>
          </table:table-cell>
          <table:table-cell table:style-name="Table1.A1" office:value-type="string">
            <text:p text:style-name="P3">All Neville cared about was never going near the dog again. </text:p>
          </table:table-cell>
        </table:table-row>
        <table:table-row table:style-name="TableLine2384990951136">
          <table:table-cell table:style-name="Table1.A1" office:value-type="string">
            <text:p text:style-name="P28">ἀλλ’<text:span text:style-name="T2">ἡ</text:span> Ἑρμιόνη οὐκέτ’ ἤθελε διαλέγεσθαι οὔτε τῷ Ἁρείῳ οὔτε τῴ Ῥοῶνι.<text:span text:style-name="T2"> οἱ δέ διὰ τὴν πολυπραγμοσύνην αὐτῆς τοῦτ’ ἀγαθόν τι ἐνόμιζον.</text:span></text:p>
          </table:table-cell>
          <table:table-cell table:style-name="Table1.A1" office:value-type="string">
            <text:p text:style-name="P3">Hermione was now refusing to speak to Harry and Ron, but she was such a bossy know-it-all that they saw this as an added bonus.</text:p>
          </table:table-cell>
        </table:table-row>
        <table:table-row table:style-name="TableLine2384990952496">
          <table:table-cell table:style-name="Table1.A1" office:value-type="string">
            <text:p text:style-name="P28">ἤλπιζον δ’ οὖν δίκας λήψεσθαι τοῦ Μαλθάκου· τοῦτο γὰρ μέγιστον ἦν αὐτοῖς.<text:span text:style-name="T2"> ὥστε μάλισθ’ ἥδοντο ού πολλῷ ὕστερον, τοῦ ἀγγέλου χρῆμά τι κομίσαντος πάνυ σύμμετρον πρὸς τὴν τιμωρίαν.</text:span></text:p>
          </table:table-cell>
          <table:table-cell table:style-name="Table1.A1" office:value-type="string">
            <text:p text:style-name="P3">All they really wanted now was a way of getting back at Malfoy, and to their great delight, just such a thing arrived in the mail about a week later. </text:p>
          </table:table-cell>
        </table:table-row>
        <text:soft-page-break/>
        <table:table-row table:style-name="TableLine2384990951408">
          <table:table-cell table:style-name="Table1.A1" office:value-type="string">
            <text:p text:style-name="P28">τῶν γὰρ γλαυκῶν ἀφικομένων ὡς ε”θος εἰς τὸ μέγαρον, ἅπαντες εὐθὺς ἐθαύμαζον κατιδόντες σκεῦός τι μακρὸν καῖ λεπτὸν ὑπὸ στριγῶν <text:span text:style-name="T2">ἓ</text:span>ξ μεγάλων φερόμενον.</text:p>
          </table:table-cell>
          <table:table-cell table:style-name="Table1.A1" office:value-type="string">
            <text:p text:style-name="P3">As the owls flooded into the Great Hall as usual, everyone's attention was caught at once by a long, thin package carried by six large screech owls.</text:p>
          </table:table-cell>
        </table:table-row>
        <table:table-row table:style-name="TableLine2384990951680">
          <table:table-cell table:style-name="Table1.A1" office:value-type="string">
            <text:p text:style-name="P28">ὁ δ’ <text:span text:style-name="T2">Ἅ</text:span>ρειος οὐχ ἦττον σπουδάζων τῶν ἑτέρων μαθεῖν ὅ τι ε”νεστι τῷ τοσούτῳ σκεύει, μάλ’ ἐξεπλάγη ὅτε κατασκήψασαι αῖ γλαῦκες τοῦτο ἀφῆκαν ε”μπροσθεν αὐτοῦ, τὸ χοιρεῖον τάριχον ἅμα κατ’ ἔδαφος κρούσασαι.</text:p>
          </table:table-cell>
          <table:table-cell table:style-name="Table1.A1" office:value-type="string">
            <text:p text:style-name="P3">Harry was just as interested as everyone else to see what was in this large parcel, and was amazed when the owls soared down and dropped it right in front of him, knocking his bacon to the floor.</text:p>
          </table:table-cell>
        </table:table-row>
        <table:table-row table:style-name="TableLine2384990950048">
          <table:table-cell table:style-name="Table1.A1" office:value-type="string">
            <text:p text:style-name="P28">κα<text:span text:style-name="T2">ὶ</text:span> αὗταί γε μὲν ἄρτι ἐκποδὼν ε”πταντο, ἄλλη δέ τις ἐπιστολὴν ἀφῆκεν ἐπὶ τὸ σκεῦος.</text:p>
          </table:table-cell>
          <table:table-cell table:style-name="Table1.A1" office:value-type="string">
            <text:p text:style-name="P3">They had hardly fluttered out of the way when another owl dropped a letter on top of the parcel.</text:p>
          </table:table-cell>
        </table:table-row>
        <table:table-row table:style-name="TableLine2384990953040">
          <table:table-cell table:style-name="Table1.A1" office:value-type="string">
            <text:p text:style-name="P28">ὁ δ’ <text:span text:style-name="T2">Ἅ</text:span>ρειος τήν γ’ ἐπιστολὴν πρῶτον ἔλυσεν, εὖ ποιῶν.<text:span text:style-name="T2"> ἀνέγνω γὰρ τάδε· </text:span></text:p>
          </table:table-cell>
          <table:table-cell table:style-name="Table1.A1" office:value-type="string">
            <text:p text:style-name="P3">Harry ripped open the letter first, which was lucky, because it said: </text:p>
          </table:table-cell>
        </table:table-row>
        <table:table-row table:style-name="TableLine2384990949776">
          <table:table-cell table:style-name="Table1.A1" office:value-type="string">
            <text:p text:style-name="P30">Μαγονωγαλέα Ἁρείῳ Ποτῆρι οὐ μὴ λύσεις τὸ σκεῦος μεταξῦ ἀριστῶν. ἔνεστιν ὁ Ὑπερνεφελός Δισχιλιοστὸς σοῦ νεοχμός. ἀλλ’ οὐκ ἐθέλω πάντας συνειδέναι σοὶ σάρον ἔχοντι. αὐτοὶ γὰρ ἐπιθυμοῖεν ἂν τοιοῦτο λαβεῖν.</text:p>
          </table:table-cell>
          <table:table-cell table:style-name="Table1.A1" office:value-type="string">
            <text:p text:style-name="P3">DO NOT OPEN THE PARCEL AT THE TABLE. It contains your new Nimbus Two Thousand, but I don't want everybody knowing you've got a broomstick or they'll all want one.</text:p>
          </table:table-cell>
        </table:table-row>
        <table:table-row table:style-name="TableLine2384990950320">
          <table:table-cell table:style-name="Table1.A1" office:value-type="string">
            <text:p text:style-name="P29">ὁ Ὀλοφώϊος ρΎλης πρὸς τῷ ι’καροσφαιριστηρίῳ συμβαλεῖ σοὶ περὶ πρώτην φυλακὴν τῆς νυκτὸς τὸ πρῶτον γυμνασομένῳ.<text:span text:style-name="T3"> ἔρρωσο.</text:span></text:p>
          </table:table-cell>
          <table:table-cell table:style-name="Table1.A1" office:value-type="string">
            <text:p text:style-name="P4">Oliver Wood will meet you tonight on the Quidditch field at seven o'clock for your first training session.<text:span text:style-name="T3"> </text:span>Professor McGonagall</text:p>
          </table:table-cell>
        </table:table-row>
        <table:table-row table:style-name="TableLine2384990953616">
          <table:table-cell table:style-name="Table1.A1" office:value-type="string">
            <text:p text:style-name="P29">ὁ δ<text:span text:style-name="T3">' Ἅ</text:span>ρειος δῆλος ἦν γεγηθὼς ἐν ᾧ ἐδίδου τὴν ἐπιστολὴν τῷ Ῥοῶνι ἀναγνῶναι.</text:p>
          </table:table-cell>
          <table:table-cell table:style-name="Table1.A1" office:value-type="string">
            <text:p text:style-name="P4">Harry had difficulty hiding his glee as he handed the note to Ron to read. </text:p>
          </table:table-cell>
        </table:table-row>
        <table:table-row table:style-name="TableLine2384990954704">
          <table:table-cell table:style-name="Table1.A1" office:value-type="string">
            <text:p text:style-name="P29">ὁ δέ ὥσπερ ἐπιφθόνως διακείμενος αὐτῷ εἶπεν ὅτι<text:span text:style-name="T4"> Ὢ</text:span> Ὑπερνεφελὸς Δισχιλιοστός.<text:span text:style-name="T3"> οὐδ’ ἡψάμην οὐδέποτε τοῦ τοιούτου.</text:span></text:p>
          </table:table-cell>
          <table:table-cell table:style-name="Table1.A1" office:value-type="string">
            <text:p text:style-name="P4">"A Nimbus Two Thousand!" Ron moaned enviously. "I've never even touched one." </text:p>
          </table:table-cell>
        </table:table-row>
        <table:table-row table:style-name="TableLine2384990956064">
          <table:table-cell table:style-name="Table1.A1" office:value-type="string">
            <text:p text:style-name="P31">ἐπειγόμενοι δέ ταχέως ἀπέβησαν ἐκ τοῦ μεγάρου, θέλοντες <text:span text:style-name="T5">ἰ</text:span>δίᾳ λῦσαι τὸ σάρον πρὸ τῆς πρ<text:span text:style-name="T5">ῷ</text:span> σχολῆς.<text:span text:style-name="T5"> ἀλλὰ μέχρι μέσης τῆς αὐλῆς μόνον προχωρήσαντες συνέβαλον τῷ Καρκίνῳ καῖ τῷ Κέρκοπι φράττουσι τὴν κλίμακα. </text:span></text:p>
          </table:table-cell>
          <table:table-cell table:style-name="Table1.A1" office:value-type="string">
            <text:p text:style-name="P5">They left the hall quickly, wanting to unwrap the broomstick in private before their first class, but halfway across the entrance hall they found the way upstairs barred by Crabbe and Goyle.</text:p>
          </table:table-cell>
        </table:table-row>
        <table:table-row table:style-name="TableLine2384990955248">
          <table:table-cell table:style-name="Table1.A1" office:value-type="string">
            <text:p text:style-name="P31">ὁ δέ Μάλθακος τὸ σκεῦος ἀναρπάσας ἐψηλάφησεν.</text:p>
          </table:table-cell>
          <table:table-cell table:style-name="Table1.A1" office:value-type="string">
            <text:p text:style-name="P5">Malfoy seized the package from Harry and felt it.</text:p>
          </table:table-cell>
        </table:table-row>
        <table:table-row table:style-name="TableLine2384990954976">
          <table:table-cell table:style-name="Table1.A1" office:value-type="string">
            <text:p text:style-name="P31">βαλὼν δέ πάλιν αὐτὸ πρὸς τὸν<text:span text:style-name="T5"> Ἅ</text:span>ρειον ἐφαίνετο ἅμα καὶ ἐπίφθονος ὢν κα<text:span text:style-name="T5">ὶ</text:span> δυσμενής.<text:span text:style-name="T5"> Ἦ καὶ σάρον ἐστίν, ἔφη.</text:span></text:p>
          </table:table-cell>
          <table:table-cell table:style-name="Table1.A1" office:value-type="string">
            <text:p text:style-name="P5">"That's a broomstick," he said, throwing it back to Harry with a mixture of jealousy and spite on his face.</text:p>
          </table:table-cell>
        </table:table-row>
        <table:table-row table:style-name="TableLine2384990957152">
          <table:table-cell table:style-name="Table1.A1" office:value-type="string">
            <text:p text:style-name="P31">δίκας οὖν δώσει τὸ νῦν, ὦ Ποτέρ, οὐκ ἐξὸν τοῖς γε πρωτοπείροις ἔχειν τὰ τοιαῦτα.</text:p>
          </table:table-cell>
          <table:table-cell table:style-name="Table1.A1" office:value-type="string">
            <text:p text:style-name="P5">"You'll be in for it this time, Potter, first years aren't allowed them." </text:p>
          </table:table-cell>
        </table:table-row>
        <text:soft-page-break/>
        <table:table-row table:style-name="TableLine2384990956336">
          <table:table-cell table:style-name="Table1.A1" office:value-type="string">
            <text:p text:style-name="P31">ὁ Ῥοών μέντοι ἀπὸ τα<text:span text:style-name="T5">ὐ</text:span>τομάτου Ἀλλ’ οὔκ ἔστιν, ἐφη, τοῦτο τῶν ἐπιτυχόντων σάρων τῶν ἐγκυκλίων Ὑπερνεφελός γάρ ἐστι Δισχιλιοστός.</text:p>
          </table:table-cell>
          <table:table-cell table:style-name="Table1.A1" office:value-type="string">
            <text:p text:style-name="P5">Ron couldn't resist it. "It's not any old broomstick," he said, "it's a Nimbus Two Thousand. </text:p>
          </table:table-cell>
        </table:table-row>
        <table:table-row table:style-name="TableLine2384990955792">
          <table:table-cell table:style-name="Table1.A1" office:value-type="string">
            <text:p text:style-name="P33">ποῖον εἶπας οἴκοι εἶναι σοί, ῶ Μάλθακε; ἦ Κομήτης Διακοσιοστός Ἑξηκοστός;<text:span text:style-name="T6"> καὶ μεταξὺ μειδιῶν πρὸς ’Ἀρειον ἀναλαβών Οἱ γὰρ Κομῆται δοκοῦσι μὲν τοῦ σεμνοῦ μετέχειν, ἔργῳ δέ πολλῶ καταδεέστεροι ὑπάρχουσι τῶν Ὑπερνεφελῶν.</text:span></text:p>
          </table:table-cell>
          <table:table-cell table:style-name="Table1.A1" office:value-type="string">
            <text:p text:style-name="P6">What did you say you've got at home, Malfoy, a Comet Two Sixty?" Ron grinned at Harry.<text:span text:style-name="T6"> </text:span>"Comets look flashy, but they're not in the same league as the Nimbus."</text:p>
          </table:table-cell>
        </table:table-row>
        <table:table-row table:style-name="TableLine2384990956608">
          <table:table-cell table:style-name="Table1.A1" office:value-type="string">
            <text:p text:style-name="P33">ἐκεῖνος δέ πικρῶς Ἦ που εἰκός ἐστι σέ εἰδέναι τι περὶ τούτου, ὅς γ’ οὐκ ἱκανὸς εἴης ὠνεῖσθαι οὐδὲ τὸ ἥμισυ τῆς κώπης;</text:p>
          </table:table-cell>
          <table:table-cell table:style-name="Table1.A1" office:value-type="string">
            <text:p text:style-name="P6">"What would you know about it, Weasley, you couldn't afford half the handle," Malfoy snapped back.</text:p>
          </table:table-cell>
        </table:table-row>
        <table:table-row table:style-name="TableLine2384990955520">
          <table:table-cell table:style-name="Table1.A1" office:value-type="string">
            <text:p text:style-name="P33">ἀλλὰ δεῖ σέ δήπου καὶ τοὺς ἀδελφοὺς κατὰ κλῶνα ἀγοράζειν τὰ σάρα, τὸ ἀργύριον κατὰ μικρὸν ἀποτιθέντας.</text:p>
          </table:table-cell>
          <table:table-cell table:style-name="Table1.A1" office:value-type="string">
            <text:p text:style-name="P6">"I suppose you and your brothers have to save up twig by twig."</text:p>
          </table:table-cell>
        </table:table-row>
        <table:table-row table:style-name="TableLine2384990956880">
          <table:table-cell table:style-name="Table1.A1" office:value-type="string">
            <text:p text:style-name="P34">μέλλοντος δ’ ἔτι τοῦ Ῥοῶνος ἀποκρινεῖσθαι, ὁ σοφιστὴς Φιλητικ<text:span text:style-name="T7">ὸ</text:span>ς παρὰ τῷ Μαλθάκῳ ἐφάνη.</text:p>
          </table:table-cell>
          <table:table-cell table:style-name="Table1.A1" office:value-type="string">
            <text:p text:style-name="P7">Before Ron could answer, Professor Flitwick appeared at Malfoy's elbow. </text:p>
          </table:table-cell>
        </table:table-row>
        <table:table-row table:style-name="TableLine2384990954160">
          <table:table-cell table:style-name="Table1.A1" office:value-type="string">
            <text:p text:style-name="P34">Μῶν ἐρίζετέ μοι, ἔφη τῇ φωνῇ γυναικείᾳ.</text:p>
          </table:table-cell>
          <table:table-cell table:style-name="Table1.A1" office:value-type="string">
            <text:p text:style-name="P7">"Not arguing, I hope, boys?" he squeaked. </text:p>
          </table:table-cell>
        </table:table-row>
        <table:table-row table:style-name="TableLine2384990953888">
          <table:table-cell table:style-name="Table1.A1" office:value-type="string">
            <text:p text:style-name="P34">Ὁ γὰρ Ποτὴρ σάρον δέδεκται, ὦ σοφιστά, εἶπεν εὐθύς ὁ Μάλθακος<text:span text:style-name="T7">.</text:span></text:p>
          </table:table-cell>
          <table:table-cell table:style-name="Table1.A1" office:value-type="string">
            <text:p text:style-name="P7">"Potter's been sent a broomstick, Professor," said Malfoy quickly.</text:p>
          </table:table-cell>
        </table:table-row>
        <table:table-row table:style-name="TableLine2384990954432">
          <table:table-cell table:style-name="Table1.A1" office:value-type="string">
            <text:p text:style-name="P34">ἐκεῖνος δέ Ναὶ ναὶ καλῶς ἔχει, ἔφη μειδιῶν τέως πρὸς τὸν <text:span text:style-name="T7">Ἅ</text:span>ρειον<text:span text:style-name="T7">.</text:span></text:p>
          </table:table-cell>
          <table:table-cell table:style-name="Table1.A1" office:value-type="string">
            <text:p text:style-name="P7">"Yes, yes, that's right," said Professor Flitwick, beaming at Harry.</text:p>
          </table:table-cell>
        </table:table-row>
        <table:table-row table:style-name="TableLine2385153851040">
          <table:table-cell table:style-name="Table1.A1" office:value-type="string">
            <text:p text:style-name="P35">ἡ γὰρ Μαγονωγαλέα σαφῶς μοι ἀπέδειξε διάφορα ὅντα τὰ σά, ὦ Ποτέρ.<text:span text:style-name="T8"> καὶ ποῖόν ἐστιν αὐτό;</text:span></text:p>
          </table:table-cell>
          <table:table-cell table:style-name="Table1.A1" office:value-type="string">
            <text:p text:style-name="P7">"Professor McGonagall told me all about the special circumstances, Potter. And what model is it?"</text:p>
          </table:table-cell>
        </table:table-row>
        <table:table-row table:style-name="TableLine2385153851312">
          <table:table-cell table:style-name="Table1.A1" office:value-type="string">
            <text:p text:style-name="P36">ὁ δ’ ’Άρειος μόνον οὐκ ἐγέλα ἰδὼν τὸν Μάλθακον δεινὸν βλέποντα.<text:span text:style-name="T9"> Ὑπερνεφελός ἐστιν, ἔφη, Δισχιλιοστός.</text:span></text:p>
          </table:table-cell>
          <table:table-cell table:style-name="Table1.A1" office:value-type="string">
            <text:p text:style-name="P8">"A Nimbus Two Thousand, si<text:span text:style-name="T8">r</text:span>," said Harry, fighting not to laugh at the look of horror on Malfoy's face.</text:p>
          </table:table-cell>
        </table:table-row>
        <table:table-row table:style-name="TableLine2385153850224">
          <table:table-cell table:style-name="Table1.A1" office:value-type="string">
            <text:p text:style-name="P36">κα<text:span text:style-name="T9">ὶ</text:span> τόδε τοῦ χρυσοῦ Μαλθάκου ἀπολαύω.</text:p>
          </table:table-cell>
          <table:table-cell table:style-name="Table1.A1" office:value-type="string">
            <text:p text:style-name="P9">"And it's really thanks to Malfoy here that I've got it," he added. </text:p>
          </table:table-cell>
        </table:table-row>
        <table:table-row table:style-name="TableLine2385153851856">
          <table:table-cell table:style-name="Table1.A1" office:value-type="string">
            <text:p text:style-name="P36">καὶ ὁ <text:span text:style-name="T9">Ἅ</text:span>ρειος καί ὁ Ῥοών κατὰ τάχος ἀνέβησαν, τὸν δέ γέλωτα εἰρωνευόμενοι ἐπεκρύπτοντο· μάλιστα γὰρ ἠγάπων τὸν Μάλθακον ὁρῶντες ὀργιζόμενόν τε καὶ ἀποροῦντα.<text:span text:style-name="T9"> ἐπειδὴ δ’ εἷς ἄκραν τὴν κλίμακα ἀφίκοντο ὁ Ἅρειος πολλοῦ μετὰ γέλωτος Ἀλλ’ ἀληθές γάρ ἐστιν. εἰ δέ μὴ τὸ παντομνημονευτικὸν ἀφείλετο τῷ Νεφελώδει ἐκεῖνος, ἐγὼ οὐκ ἂν ἐγενόμην τῆς ἀγέλης.</text:span></text:p>
          </table:table-cell>
          <table:table-cell table:style-name="Table1.A1" office:value-type="string">
            <text:p text:style-name="P9">Harry and Ron headed upstairs, smothering their laughter at Malfoy's obvious rage and confusion. "Well, it's true," Harry chortled as they reached the top of the marble staircase, "If he hadn't stolen Neville's Remembrall I wouln't be on the team...." </text:p>
          </table:table-cell>
        </table:table-row>
        <text:soft-page-break/>
        <table:table-row table:style-name="TableLine2385153850496">
          <table:table-cell table:style-name="Table1.A1" office:value-type="string">
            <text:p text:style-name="P36">φωνὴν δ ’ ἤκουσέ τινος κατόπιν ὀργίλως φθεγγομένης τοιάδε· Καὶ δῆτα νομίζεις μισθὸν εἶναι τοῦτο ἀξιον τῆς ἀδικίας; </text:p>
          </table:table-cell>
          <table:table-cell table:style-name="Table1.A1" office:value-type="string">
            <text:p text:style-name="P9">"So I suppose you think that's a reward for breaking rules?" came an angry voice from just behind them. </text:p>
          </table:table-cell>
        </table:table-row>
        <table:table-row table:style-name="TableLine2385153849952">
          <table:table-cell table:style-name="Table1.A1" office:value-type="string">
            <text:p text:style-name="P36">ἡ γὰρ Ἑρμιόνη ἐβάδιζεν ἀνὰ τὴν κλίμακα δριμὺ βλέπουσα πρὸς τὸ ἐν ταῖς χερσῖν ἐκείνου.</text:p>
          </table:table-cell>
          <table:table-cell table:style-name="Table1.A1" office:value-type="string">
            <text:p text:style-name="P9">Hermione was stomping up the stairs, looking disapprovingly at the package in Harry's hand. </text:p>
          </table:table-cell>
        </table:table-row>
        <table:table-row table:style-name="TableLine2385153852672">
          <table:table-cell table:style-name="Table1.A1" office:value-type="string">
            <text:p text:style-name="P36">ὁ δέ Πῶς σύ, ἔφη, σαυτὸν νῦν δὴ ἀξιοῖς διαλέγεσθαι μεθ’ ἡμῶν; </text:p>
          </table:table-cell>
          <table:table-cell table:style-name="Table1.A1" office:value-type="string">
            <text:p text:style-name="P9">"I thought you weren't speaking to us?" said Harry.</text:p>
          </table:table-cell>
        </table:table-row>
        <table:table-row table:style-name="TableLine2385153852128">
          <table:table-cell table:style-name="Table1.A1" office:value-type="string">
            <text:p text:style-name="P36">καῖ ὁ Ῥοών Καὶ γὰρ εὖ ποιοῦσα ἐκ τοσούτου ούδέν ἔλεγες.</text:p>
          </table:table-cell>
          <table:table-cell table:style-name="Table1.A1" office:value-type="string">
            <text:p text:style-name="P9">"Yes, don't stop now," said Ron, "it's doing us so much good." </text:p>
          </table:table-cell>
        </table:table-row>
        <table:table-row table:style-name="TableLine2385153850768">
          <table:table-cell table:style-name="Table1.A1" office:value-type="string">
            <text:p text:style-name="P36">ἐκείνη δέ περιοργὴς ἀπέβη.</text:p>
          </table:table-cell>
          <table:table-cell table:style-name="Table1.A1" office:value-type="string">
            <text:p text:style-name="P9">Hermione marched away with her nose in the air.</text:p>
          </table:table-cell>
        </table:table-row>
        <table:table-row table:style-name="TableLine2385153852400">
          <table:table-cell table:style-name="Table1.A1" office:value-type="string">
            <text:p text:style-name="P36">ὁ δ’ ’Άρειος πᾶσαν τὴν ἡμέραν τὸν νοῦν μόλις προσεῖχεν τῇ σχολῇ.</text:p>
          </table:table-cell>
          <table:table-cell table:style-name="Table1.A1" office:value-type="string">
            <text:p text:style-name="P9">Harry had a lot of trouble keeping his mind on his lessons that day.</text:p>
          </table:table-cell>
        </table:table-row>
        <table:table-row table:style-name="TableLine2385153852944">
          <table:table-cell table:style-name="Table1.A1" office:value-type="string">
            <text:p text:style-name="P37">ἐνενόει γὰρ ἄλλοτε μέν τὸ σάρον ὅτι ἐν τῷ δωματίῳ κεῖται ὑπὸ τῇ κοίτῃ, ἄλλοτε δέ τὸ ι’καροσφαιριστήριον’ ἐνθάδε γὰρ τῆς ἑσπέρας μαθήσεσθαι ι’καροσφαιρίζειν.</text:p>
          </table:table-cell>
          <table:table-cell table:style-name="Table1.A1" office:value-type="string">
            <text:p text:style-name="P10">It kept wandering up to the dormitory where his new broomstick was lying under his bed, or straying off to the Quidditch field where he'd be learning to play that night.</text:p>
          </table:table-cell>
        </table:table-row>
        <table:table-row table:style-name="TableLine2385153849408">
          <table:table-cell table:style-name="Table1.A1" office:value-type="string">
            <text:p text:style-name="P37">κα<text:span text:style-name="T11">ὶ</text:span> ἀπὸ δείπνου ὅσον τάχιστα φαγὼν ὡς ἀμέλει περὶ οὐδενὸς ποιησάμενος τὰ ὀψά ἀνέβη μετὰ τοῦ Ῥοῶνος λύσων τέλος τὸν <text:span text:style-name="T11">Ὑ</text:span>περνεφελόν Δισχιλιοστόν<text:span text:style-name="T11">.</text:span></text:p>
          </table:table-cell>
          <table:table-cell table:style-name="Table1.A1" office:value-type="string">
            <text:p text:style-name="P10">He bolted his dinner that evening without noticing what he was eating, and then rushed upstairs with Ron to unwrap the Nimbus Two Thousand at last.</text:p>
          </table:table-cell>
        </table:table-row>
        <table:table-row table:style-name="TableLine2385153849680">
          <table:table-cell table:style-name="Table1.A1" office:value-type="string">
            <text:p text:style-name="P38">Ούά, ἦ δ’ ὃς ὁ Ῥοων ἰδὼν τὸ σάρον ἐπὶ τῆς Ἁρείου κοίτης ἀνακεκαλυμμένον.</text:p>
          </table:table-cell>
          <table:table-cell table:style-name="Table1.A1" office:value-type="string">
            <text:p text:style-name="P11">"Wow," Ron sighed, as the broomstick rolled onto Harry's bedspread. </text:p>
          </table:table-cell>
        </table:table-row>
        <table:table-row table:style-name="TableLine2385153851584">
          <table:table-cell table:style-name="Table1.A1" office:value-type="string">
            <text:p text:style-name="P38">καὶ ἐκεῖνος καίπερ οὐδὲν ἐπιστάμενος περὶ τὰ σάρα ἐνόμισε τοῦτό γε θαυμαστὸν δὴ εἶναι.</text:p>
          </table:table-cell>
          <table:table-cell table:style-name="Table1.A1" office:value-type="string">
            <text:p text:style-name="P11">Even Harry, who knew nothing about the different brooms, thought it looked wonderful.</text:p>
          </table:table-cell>
        </table:table-row>
        <table:table-row table:style-name="TableLine2385153853792">
          <table:table-cell table:style-name="Table1.A1" office:value-type="string">
            <text:p text:style-name="P39">ἦν γὰρ λεῖον καί λαμπρὸν καὶ κώπην μέν εἶχεν ἀπ’ ἐρυθροξύλου ἐσκευασμένην, κέρκον δέ δολιχὴν ἀπ’ ὀρθῶν κλωνίων κοσμίως πεποιημένην.<text:span text:style-name="T12"> καὶ τὸ “Υπερνεφελὸς Δισχιλιοστὸς ἐνεγέγραπτο χαρακτῆρσι χρυσοῖς πρὸς τῴ ἀνωτέρω.</text:span></text:p>
          </table:table-cell>
          <table:table-cell table:style-name="Table1.A1" office:value-type="string">
            <text:p text:style-name="P12">Sleek and shiny, with a mahogany handle, it had a long tail of neat, straight twigs and Nimbus Two Thousand written in gold near the top.</text:p>
          </table:table-cell>
        </table:table-row>
        <table:table-row table:style-name="TableLine2385153855696">
          <table:table-cell table:style-name="Table1.A1" office:value-type="string">
            <text:p text:style-name="P39">ἀμφὶ δέ τὴν πρώτην φυλακὴν ὁ <text:span text:style-name="T12">Ἅ</text:span>ρειος ἐξελθὼν ἀπὸ τοῦ φρουρίου κνεφαῖος ἀνέβαινε πρὸς τὸ <text:span text:style-name="T12">ἰ</text:span>καροσφαιριστήριον.</text:p>
          </table:table-cell>
          <table:table-cell table:style-name="Table1.A1" office:value-type="string">
            <text:p text:style-name="P13">As seven o'clock drew nearer, Harry left the castle and set off in the dusk toward the Quidditch field.</text:p>
          </table:table-cell>
        </table:table-row>
        <table:table-row table:style-name="TableLine2385153855424">
          <table:table-cell table:style-name="Table1.A1" office:value-type="string">
            <text:p text:style-name="P39">πρότερον γὰρ ο<text:span text:style-name="T12">ὐ</text:span>κ εἰσῆλθεν ἐκεῖσε.</text:p>
          </table:table-cell>
          <table:table-cell table:style-name="Table1.A1" office:value-type="string">
            <text:p text:style-name="P13">He<text:span text:style-name="T12">'</text:span>d never been inside the stadium before.</text:p>
          </table:table-cell>
        </table:table-row>
        <table:table-row table:style-name="TableLine2385153854336">
          <table:table-cell table:style-name="Table1.A1" office:value-type="string">
            <text:p text:style-name="P39">καὶ βάθρα εῖδε μυρία καθάπερ ἐν θεάτρῳ κατὰ κύκλον περίξ ὑψηλὸν ᾠκοδομημένα ὅπως οἱ θεαταὶ μετέωροι καθήμενοι ἄμεινον ἴδοιεν τὰ γιγνόμενα<text:span text:style-name="T12">.</text:span></text:p>
          </table:table-cell>
          <table:table-cell table:style-name="Table1.A1" office:value-type="string">
            <text:p text:style-name="P13">Hundreds of seats were raised in stands around the field so that the spectators were high enough to see what was going on.</text:p>
          </table:table-cell>
        </table:table-row>
        <text:soft-page-break/>
        <table:table-row table:style-name="TableLine2385153855152">
          <table:table-cell table:style-name="Table1.A1" office:value-type="string">
            <text:p text:style-name="P39">καῖ ἑκατέρωθεν τοῦ σταδίου ἦσαν χάρακες τρεῖς χρυσοῖ, ἔκαστος κυκλίσκον ἐν ἄκρῳ παρέχων.</text:p>
          </table:table-cell>
          <table:table-cell table:style-name="Table1.A1" office:value-type="string">
            <text:p text:style-name="P13">At either end of the field were three golden poles with hoops on the end.</text:p>
          </table:table-cell>
        </table:table-row>
        <table:table-row table:style-name="TableLine2385153853520">
          <table:table-cell table:style-name="Table1.A1" office:value-type="string">
            <text:p text:style-name="P39">τῷ δ’ Ἁρείῳ ἐδόκουν πάνυ προσ- εικέναι τοῖς ξυλίνοις ἐκείνοις λεπτοῖς οἷς χρώμενοι οἱ Μυγαλίσκοι πομφόλυγας ποιοῦνται σαπωναρικάς, πλὴν ἀλλὰ πεντήκοντα ποδῶν ἦσαν τὸ ὕψος.</text:p>
          </table:table-cell>
          <table:table-cell table:style-name="Table1.A1" office:value-type="string">
            <text:p text:style-name="P13">They reminded Harry of the little plastic sticks Muggle children blew bubbles through, except that they were fifty feet high. </text:p>
          </table:table-cell>
        </table:table-row>
        <table:table-row table:style-name="TableLine2385153855968">
          <table:table-cell table:style-name="Table1.A1" office:value-type="string">
            <text:p text:style-name="P39">μάλα δέ σπουδάζων αὖθις πέτεσθαι καὶ οὐ θέλων ὑπομεῖναι τὸν <text:span text:style-name="T12">Ὕ</text:span>λην, ε<text:span text:style-name="T12">ἰ</text:span>ς τὸ σάρον ἐμβὰς λακτίσματι ἀνεώθει ἀπὸ τοῦ ἐδάφους.</text:p>
          </table:table-cell>
          <table:table-cell table:style-name="Table1.A1" office:value-type="string">
            <text:p text:style-name="P13">Too eager to fly again to wait for Wood, Harry mounted his broomstick and kicked off from the ground.</text:p>
          </table:table-cell>
        </table:table-row>
        <table:table-row table:style-name="TableLine2385153856512">
          <table:table-cell table:style-name="Table1.A1" office:value-type="string">
            <text:p text:style-name="P39">οἷα γὰρ οἶα ἔχει θαύματα, κατασκήπτων περὶ τοὺς χάρακας καὶ ἅνω καῖ κάτω πετόμενος ῦπέρ τοῦ σταδίου.</text:p>
          </table:table-cell>
          <table:table-cell table:style-name="Table1.A1" office:value-type="string">
            <text:p text:style-name="P13">What a feeling -- he swooped in and out of the goal posts and then sped up and down the field.</text:p>
          </table:table-cell>
        </table:table-row>
        <table:table-row table:style-name="TableLine2385153854880">
          <table:table-cell table:style-name="Table1.A1" office:value-type="string">
            <text:p text:style-name="P39">ἐδύνατο γὰρ ἀκριβῶς κυβερνᾶν τὸν <text:span text:style-name="T12">Ὑ</text:span>περνεφελὸν Δισχιλιοστὸν ὅποι βούλοιτο ἠρέμα ἁπτόμενος αὐτοῦ.</text:p>
          </table:table-cell>
          <table:table-cell table:style-name="Table1.A1" office:value-type="string">
            <text:p text:style-name="P13">The Nimbus Two Thousand turned wherever he wanted at his lightest touch. </text:p>
          </table:table-cell>
        </table:table-row>
        <table:table-row table:style-name="TableLine2385153854608">
          <table:table-cell table:style-name="Table1.A1" office:value-type="string">
            <text:p text:style-name="P39">Οὗτος σύ, ὦ Ποτέρ.<text:span text:style-name="T12"> κατάβηθι.</text:span></text:p>
          </table:table-cell>
          <table:table-cell table:style-name="Table1.A1" office:value-type="string">
            <text:p text:style-name="P13">"Hey, Potter, come down!<text:span text:style-name="T12">"</text:span></text:p>
          </table:table-cell>
        </table:table-row>
        <table:table-row table:style-name="TableLine2385153856240">
          <table:table-cell table:style-name="Table1.A1" office:value-type="string">
            <text:p text:style-name="P39">ὁ γὰρ Ὀλοφώ<text:span text:style-name="T12">ϊ</text:span>ος Ὕλης ἥκε, φέρων ἐν ἀγκάλαις κιβωτὸν μακρὰν καῖ ξυλίνην.</text:p>
          </table:table-cell>
          <table:table-cell table:style-name="Table1.A1" office:value-type="string">
            <text:p text:style-name="P13">Oliver Wood had arrived. fie was carrying a large wooden crate under his arm. </text:p>
          </table:table-cell>
        </table:table-row>
        <table:table-row table:style-name="TableLine2385153854064">
          <table:table-cell table:style-name="Table1.A1" office:value-type="string">
            <text:p text:style-name="P39">ὁ δ<text:span text:style-name="T12">' Ἅ</text:span>ρειος κατέβη παρ’ αὐτόν.</text:p>
          </table:table-cell>
          <table:table-cell table:style-name="Table1.A1" office:value-type="string">
            <text:p text:style-name="P13">Harry landed next to him.</text:p>
          </table:table-cell>
        </table:table-row>
        <table:table-row table:style-name="TableLine2385153856784">
          <table:table-cell table:style-name="Table1.A1" office:value-type="string">
            <text:p text:style-name="P39">Καλῶς ἔχεις, ἔφη ὀξῦ δεδορκώς.</text:p>
          </table:table-cell>
          <table:table-cell table:style-name="Table1.A1" office:value-type="string">
            <text:p text:style-name="P13">"Very nice," said Wood, his eyes glinting. </text:p>
          </table:table-cell>
        </table:table-row>
        <table:table-row table:style-name="TableLine2385153857056">
          <table:table-cell table:style-name="Table1.A1" office:value-type="string">
            <text:p text:style-name="P39">ἡ γὰρ Μαγονωγαλέα ὀρθῶς εῖχεν εἰποῦσα σέ αὐτόφυτον παρέχειν τὴν τέχνην εὐμαθῆ πεφυκότα.</text:p>
          </table:table-cell>
          <table:table-cell table:style-name="Table1.A1" office:value-type="string">
            <text:p text:style-name="P13">"I see what McGonagall meant... you really are a natural.</text:p>
          </table:table-cell>
        </table:table-row>
        <table:table-row table:style-name="TableLine2385203728048">
          <table:table-cell table:style-name="Table1.A1" office:value-type="string">
            <text:p text:style-name="P39">καὶ αὐθημερὸν μὲν διδάξω σέ τοὺς νόμους ἐναγωνίους, ἔπειτα δέ δεήσει γυμνάζεσθαι συνὼν τοῖς ἄλλοις ἀγελαίοις τρίς καθ’ ἑβδομάδα.</text:p>
          </table:table-cell>
          <table:table-cell table:style-name="Table1.A1" office:value-type="string">
            <text:p text:style-name="P13">I'm just going to teach you the rules this evening, then you'll be joining team practice three times a week."</text:p>
          </table:table-cell>
        </table:table-row>
        <table:table-row table:style-name="TableLine2385203725600">
          <table:table-cell table:style-name="Table1.A1" office:value-type="string">
            <text:p text:style-name="P39">καὶ ἀνέῳξε τὴν κιβωτόν.<text:span text:style-name="T12"> ἐνῆσαν δέ σφαῖραι τέτταρες διαφέρουσαι τό μέγεθος.</text:span></text:p>
          </table:table-cell>
          <table:table-cell table:style-name="Table1.A1" office:value-type="string">
            <text:p text:style-name="P13">He opened the crate. Inside were four different-sized balls. </text:p>
          </table:table-cell>
        </table:table-row>
        <table:table-row table:style-name="TableLine2385203728320">
          <table:table-cell table:style-name="Table1.A1" office:value-type="string">
            <text:p text:style-name="P39">ὁ δ’ <text:span text:style-name="T12">Ὕ</text:span>λης Λοιπόν, ἔφη.<text:span text:style-name="T12"> τὴν γάρ τοι ἰκαροσφαιρικὴν ῥᾴδιον μέν ἐστι καταμαθεῖν, χαλεπὸν δέ που παίζειν.</text:span></text:p>
          </table:table-cell>
          <table:table-cell table:style-name="Table1.A1" office:value-type="string">
            <text:p text:style-name="P13">"Right," said Wood. "Now, Quidditch is easy enough to understand, even if it's not too easy to play. </text:p>
          </table:table-cell>
        </table:table-row>
        <table:table-row table:style-name="TableLine2385203726144">
          <table:table-cell table:style-name="Table1.A1" office:value-type="string">
            <text:p text:style-name="P40">ἐφ’ ἑκατέρᾳ ἀγέλῃ ἑπτὰ ὑπάρχουσι σφαιρισταί, ὧν τρεῖς θηρευταί εἰσι.</text:p>
          </table:table-cell>
          <table:table-cell table:style-name="Table1.A1" office:value-type="string">
            <text:p text:style-name="P14">There are seven players on each side. Three of them are called Chasers." </text:p>
          </table:table-cell>
        </table:table-row>
        <table:table-row table:style-name="TableLine2385203727504">
          <table:table-cell table:style-name="Table1.A1" office:value-type="string">
            <text:p text:style-name="P41">Τρεῖς θηρευταί, ἦ δ’ ὃς ὁ <text:span text:style-name="T13">Ἅ</text:span>ρειος <text:span text:style-name="T13">ἰ</text:span>δὼν ἐκεῖνον σφαῖραν λαμβάνοντα κοκκίνην ὁμοίαν τὸ μέγεθος φουλλίκλῳ ποδοσφαιρικῴ.</text:p>
          </table:table-cell>
          <table:table-cell table:style-name="Table1.A1" office:value-type="string">
            <text:p text:style-name="P15">"Three Chasers," Harry repeated, as Wood took out a bright red ball about the size of a soccer ball. </text:p>
          </table:table-cell>
        </table:table-row>
        <text:soft-page-break/>
        <table:table-row table:style-name="TableLine2385203726688">
          <table:table-cell table:style-name="Table1.A1" office:value-type="string">
            <text:p text:style-name="P41">καὶ ἐκεῖνος α<text:span text:style-name="T13">ὖ</text:span> Αὕτη γὰρ ἡ σφαῖρα κολοφῶν καλεῖται.</text:p>
          </table:table-cell>
          <table:table-cell table:style-name="Table1.A1" office:value-type="string">
            <text:p text:style-name="P15">"This ball's called the Quaffle," said Wood.</text:p>
          </table:table-cell>
        </table:table-row>
        <table:table-row table:style-name="TableLine2385203726416">
          <table:table-cell table:style-name="Table1.A1" office:value-type="string">
            <text:p text:style-name="P41">ο<text:span text:style-name="T13">ἱ</text:span> θηρευταὶ ῥίπτουσι τὸν κολοφῶνα ἐπ’ ἀλλήλους θέλοντες ἱέναι διὰ κυκλίσκον ἵνα σκοποῦ τύχωσιν.</text:p>
          </table:table-cell>
          <table:table-cell table:style-name="Table1.A1" office:value-type="string">
            <text:p text:style-name="P15">"The Chasers throw the Quaffle to each other and try and get it through one of the hoops to score a goal.<text:span text:style-name="T13">"</text:span></text:p>
          </table:table-cell>
        </table:table-row>
        <table:table-row table:style-name="TableLine2385203728592">
          <table:table-cell table:style-name="Table1.A1" office:value-type="string">
            <text:p text:style-name="P41">ἡ γὰρ ἀγέλη κερδαίνει δέκα τίμια ὁσάκις ὁ κολοφῶν φέρεται διὰ κυκλίσκον.<text:span text:style-name="T13"> ἔγνωκας;</text:span></text:p>
          </table:table-cell>
          <table:table-cell table:style-name="Table1.A1" office:value-type="string">
            <text:p text:style-name="P15"><text:span text:style-name="T13">"</text:span>Ten points every time the Quaffle goes through one of the hoops. Follow me?"</text:p>
          </table:table-cell>
        </table:table-row>
        <table:table-row table:style-name="TableLine2385203727776">
          <table:table-cell table:style-name="Table1.A1" office:value-type="string">
            <text:p text:style-name="P41"><text:s/>Οἵ γε μὴν θηρευταὶ ῥίπτουσι τὸν κολοφῶνα καῖ ῖᾶσι διὰ τοὺς κυκλίσκους ἵνα σκοποῦ τύχωσιν.</text:p>
          </table:table-cell>
          <table:table-cell table:style-name="Table1.A1" office:value-type="string">
            <text:p text:style-name="P15">"The Chasers throw the Quaffle and put it through the hoops to score<text:span text:style-name="T13">.</text:span>"<text:span text:style-name="T13"> </text:span>Harry recited.</text:p>
          </table:table-cell>
        </table:table-row>
        <table:table-row table:style-name="TableLine2385203727232">
          <table:table-cell table:style-name="Table1.A1" office:value-type="string">
            <text:p text:style-name="P41">ἐπεὶ παραπλήσιόν τί ἐστιν ἀμέλει τῇ καλαθοσφαιρικῇ, πλὴν ἀλλ’ ἔχει σάρα καί ἒξ κυκλίσκους.</text:p>
          </table:table-cell>
          <table:table-cell table:style-name="Table1.A1" office:value-type="string">
            <text:p text:style-name="P15">"So -- that's sort of like basketball on broomsticks with six hoops, isn't it?"</text:p>
          </table:table-cell>
        </table:table-row>
        <table:table-row table:style-name="TableLine2385203728864">
          <table:table-cell table:style-name="Table1.A1" office:value-type="string">
            <text:p text:style-name="P41">Τί δ’ ἐστιν ἡ καλαθοσφαιρική, εἶπεν ἐκεῖνος ὡς φιλομαθὴς ὤν.<text:span text:style-name="T13"> </text:span></text:p>
          </table:table-cell>
          <table:table-cell table:style-name="Table1.A1" office:value-type="string">
            <text:p text:style-name="P15">"What's basketball?" said Wood curiously. </text:p>
          </table:table-cell>
        </table:table-row>
        <table:table-row table:style-name="TableLine2385203726960">
          <table:table-cell table:style-name="Table1.A1" office:value-type="string">
            <text:p text:style-name="P52">ὁ δ’Ἄρειος ταχέως Οὐδέν διαφέρει, ἔφη.</text:p>
          </table:table-cell>
          <table:table-cell table:style-name="Table1.A1" office:value-type="string">
            <text:p text:style-name="P15">"Never mind," said Harry quickly.</text:p>
          </table:table-cell>
        </table:table-row>
        <table:table-row table:style-name="TableLine2385203725328">
          <table:table-cell table:style-name="Table1.A1" office:value-type="string">
            <text:p text:style-name="P41">Καὶ ἔστιν ἄλλος τις ἑκατέρᾳ τῇ ἀγέλῃ σφαιριστὴς φύλαξ καλούμενος.</text:p>
          </table:table-cell>
          <table:table-cell table:style-name="Table1.A1" office:value-type="string">
            <text:p text:style-name="P15">"Now, there's another player on each side who's called the Keeper<text:span text:style-name="T13">. </text:span>I'm Keeper for Gryffindor.</text:p>
          </table:table-cell>
        </table:table-row>
        <table:table-row table:style-name="TableLine2385203725872">
          <table:table-cell table:style-name="Table1.A1" office:value-type="string">
            <text:p text:style-name="P41">ἐγώ γὰρ φύλαξ ὢν τοῖς Γρυφινδώροις περιπέτομαι τούς ἡμετέρους κυκλίσκους κωλύσων τοὺς ἐναντίους τυχεῖν τοῦ σκοποῦ.</text:p>
          </table:table-cell>
          <table:table-cell table:style-name="Table1.A1" office:value-type="string">
            <text:p text:style-name="P15">I have to fly around our hoops and stop the other team from scoring."</text:p>
          </table:table-cell>
        </table:table-row>
        <table:table-row table:style-name="TableLine2385203731072">
          <table:table-cell table:style-name="Table1.A1" office:value-type="string">
            <text:p text:style-name="P41">καὶ ὁ ’Άρειος σπουδάζων τὰ πάντα μαθεῖν Θηρευταί γὰρ τρεῖς, ἔφη, καὶ φύλαξ εἷς καῖ παίζουσι μετὰ τοῦ κολοφῶνος.</text:p>
          </table:table-cell>
          <table:table-cell table:style-name="Table1.A1" office:value-type="string">
            <text:p text:style-name="P16">"Three Chasers, one Keeper," said Harry, who was determined to remember it all.<text:span text:style-name="T14"> </text:span>"And they play with the Quaffle.</text:p>
          </table:table-cell>
        </table:table-row>
        <table:table-row table:style-name="TableLine2385203731344">
          <table:table-cell table:style-name="Table1.A1" office:value-type="string">
            <text:p text:style-name="P42">καλῶς ἔχει’ ταῦτά γ’ ἐπίσταμαι.</text:p>
          </table:table-cell>
          <table:table-cell table:style-name="Table1.A1" office:value-type="string">
            <text:p text:style-name="P16">Okay, got that.</text:p>
          </table:table-cell>
        </table:table-row>
        <table:table-row table:style-name="TableLine2385203731616">
          <table:table-cell table:style-name="Table1.A1" office:value-type="string">
            <text:p text:style-name="P42">τί δῆτα αἵδε ποιοῦσιν, ἐδείκνυ γὰρ τὰς σφαίρας τρεῖς ἔτι ἐν τῇ κιβωτῷ κειμένας.</text:p>
          </table:table-cell>
          <table:table-cell table:style-name="Table1.A1" office:value-type="string">
            <text:p text:style-name="P16">So what are they for?" He pointed at the three balls left inside the box.</text:p>
          </table:table-cell>
        </table:table-row>
        <table:table-row table:style-name="TableLine2385203731888">
          <table:table-cell table:style-name="Table1.A1" office:value-type="string">
            <text:p text:style-name="P42">Δηλώσω σοὶ νυνί.<text:span text:style-name="T14"> λαβέ τόδε.</text:span></text:p>
          </table:table-cell>
          <table:table-cell table:style-name="Table1.A1" office:value-type="string">
            <text:p text:style-name="P16">"I'll show you now," said Wood. "Take this."</text:p>
          </table:table-cell>
        </table:table-row>
        <table:table-row table:style-name="TableLine2385203730256">
          <table:table-cell table:style-name="Table1.A1" office:value-type="string">
            <text:p text:style-name="P42">καὶ ε”δωκε τῷ Ἁρείῳ ῥόπαλόν τι μικρὸν οὐ πολὺ διαφέρον τοῦ τῆς σφαιριστικῆς ἣν αἱ παρ’ ἡμῖν παρθένοι παίζουσι.</text:p>
          </table:table-cell>
          <table:table-cell table:style-name="Table1.A1" office:value-type="string">
            <text:p text:style-name="P16">He handed Harry a small club, a bit like a short baseball bat. </text:p>
          </table:table-cell>
        </table:table-row>
        <table:table-row table:style-name="TableLine2385203732160">
          <table:table-cell table:style-name="Table1.A1" office:value-type="string">
            <text:p text:style-name="P42">Δηλώσω σοὶ ὅ τι ποιεῖ τὰ ῥοπαλοσφαίρια.</text:p>
          </table:table-cell>
          <table:table-cell table:style-name="Table1.A1" office:value-type="string">
            <text:p text:style-name="P16">"I'm going to show you what the Bludgers do," Wood said.</text:p>
          </table:table-cell>
        </table:table-row>
        <table:table-row table:style-name="TableLine2385203732976">
          <table:table-cell table:style-name="Table1.A1" office:value-type="string">
            <text:p text:style-name="P43">τώδε γὰρ ἐστὸν ῥοπαλοσφαιρίω<text:span text:style-name="T15">.</text:span></text:p>
          </table:table-cell>
          <table:table-cell table:style-name="Table1.A1" office:value-type="string">
            <text:p text:style-name="P17">"These two are the Bludgers." </text:p>
          </table:table-cell>
        </table:table-row>
        <table:table-row table:style-name="TableLine2385203729440">
          <table:table-cell table:style-name="Table1.A1" office:value-type="string">
            <text:p text:style-name="P43">καὶ ἔδειξεν αὐτῷ δύο σφαίρας ὁμοίας ἀλλήλαις, μελαίνας οὔσας καῖ ὀλίγῳ μικροτέρας τῆς <text:soft-page-break/>κοκκίνης.</text:p>
          </table:table-cell>
          <table:table-cell table:style-name="Table1.A1" office:value-type="string">
            <text:p text:style-name="P18">He showed Harry two identical balls, jet black and slightly smaller than the red Quaffle.</text:p>
          </table:table-cell>
        </table:table-row>
        <table:table-row table:style-name="TableLine2385203729712">
          <table:table-cell table:style-name="Table1.A1" office:value-type="string">
            <text:p text:style-name="P44">αἱ δ’ ἐδόκουν τῷ ’Ἀρείῳ συντείνειν ὡς φευξόμεναι ἀπὸ τῶν ἱμάντων οἷς ἐν κιβωτῷ κατέχονται.</text:p>
          </table:table-cell>
          <table:table-cell table:style-name="Table1.A1" office:value-type="string">
            <text:p text:style-name="P18">Harry noticed that they seemed to be straining to escape the straps holding them inside the box.</text:p>
          </table:table-cell>
        </table:table-row>
        <table:table-row table:style-name="TableLine2385203732432">
          <table:table-cell table:style-name="Table1.A1" office:value-type="string">
            <text:p text:style-name="P44">Ἀπόστηθι ἐκ τοῦ μέσου, εἶπεν ἐκεῖνος νουθετῶν τὸν ’Άρειον.</text:p>
          </table:table-cell>
          <table:table-cell table:style-name="Table1.A1" office:value-type="string">
            <text:p text:style-name="P18">"Stand back," Wood warned Harry. </text:p>
          </table:table-cell>
        </table:table-row>
        <table:table-row table:style-name="TableLine2385203732704">
          <table:table-cell table:style-name="Table1.A1" office:value-type="string">
            <text:p text:style-name="P44">καὶ νεύσας ε”λυσεν ἓν τῶν ῥοπαλοσφαιρίων.</text:p>
          </table:table-cell>
          <table:table-cell table:style-name="Table1.A1" office:value-type="string">
            <text:p text:style-name="P18">He bent down and freed one of the Bludgers.</text:p>
          </table:table-cell>
        </table:table-row>
        <table:table-row table:style-name="TableLine2385203729984">
          <table:table-cell table:style-name="Table1.A1" office:value-type="string">
            <text:p text:style-name="P44">καὶ εὐθὺς ἡ μέλαινα σφαῖρα τότε μὲν ἐπάνω ἐφέρετο, τότε δέ κατὰ κόρρης ε”βαλλε τὸν ’Ἀρειον<text:span text:style-name="T16">.</text:span></text:p>
          </table:table-cell>
          <table:table-cell table:style-name="Table1.A1" office:value-type="string">
            <text:p text:style-name="P18">At once, the black ball rose high in the air and then pelted straight at Harry's face.</text:p>
          </table:table-cell>
        </table:table-row>
        <table:table-row table:style-name="TableLine2385203730528">
          <table:table-cell table:style-name="Table1.A1" office:value-type="string">
            <text:p text:style-name="P44">ὁ δὲ σφενδονηδὸν διενεγκὼν τὸ ῥόπαλον ὅπως μὴ τὰς ῥῖνας ῥάττοιτο ἀφῆκε τὸ σφαίριον εἷς δόχμια καὶ σκολιά.<text:span text:style-name="T16"> κἄπειτα περιδινῆσαν τοῦτο τὰς κεφαλὰς αὐτῶν μετῆλθε τὸν ’Ύλην ὁ δέ ἐνηλάμενος καὶ χαμᾶζε βιασάμενος μόλις κατέλαβεν αὐτό.</text:span></text:p>
          </table:table-cell>
          <table:table-cell table:style-name="Table1.A1" office:value-type="string">
            <text:p text:style-name="P18">Harry swung at it with the bat to stop it from breaking his nose, and sent it zigzagging away into the air -- it zoomed around their heads and then shot at Wood, who dived on top of it and managed to pin it to the ground.</text:p>
          </table:table-cell>
        </table:table-row>
        <table:table-row table:style-name="TableLine2385203730800">
          <table:table-cell table:style-name="Table1.A1" office:value-type="string">
            <text:p text:style-name="P44"><text:span text:style-name="T16">Ἦ</text:span> δῆλον; <text:span text:style-name="T16">ἔ</text:span>φη πνευστιῶν τι μεταξὺ καταβιαζόμενός τε τὸ ῥοπαλοσφαίριον <text:span text:style-name="T16">ἔ</text:span>τι παλαίων αὐτῷ βεβαίως δέων ε<text:span text:style-name="T16">ἰ</text:span>ς τὴν κιβωτόν.</text:p>
          </table:table-cell>
          <table:table-cell table:style-name="Table1.A1" office:value-type="string">
            <text:p text:style-name="P18">"See?" Wood panted, forcing the struggling Bludger back into the crate and strapping it down safely. </text:p>
          </table:table-cell>
        </table:table-row>
        <table:table-row table:style-name="TableLine2384996004064">
          <table:table-cell table:style-name="Table1.A1" office:value-type="string">
            <text:p text:style-name="P44">Τὰ ῥοπαλοσφαίρια ᾄττει ἅνω καί κάτω ἐκκρούσοντα τοὺς σφαιριστὰς ἀπὸ τῶν σάρων.</text:p>
          </table:table-cell>
          <table:table-cell table:style-name="Table1.A1" office:value-type="string">
            <text:p text:style-name="P18">"The Bludgers rocket around, trying to knock players off their brooms.</text:p>
          </table:table-cell>
        </table:table-row>
        <table:table-row table:style-name="TableLine2384996006784">
          <table:table-cell table:style-name="Table1.A1" office:value-type="string">
            <text:p text:style-name="P45">διὸ χρὴ δύο ῥαιστῆρας ἐν ἀγέλῃ ἔχειν, ἀτὰρ καὶ οἱ δίδυμοι Εὐισήλιοι ἡμέτεροί εἶσι ραιστῆρες.<text:span text:style-name="T17"> ἔργον ἐστὶν ἀμύνειν μὲν τὰ ῥοπαλοσφαίρια τοῖς σφετέροις, ἀποκρούειν δέ πρὸς τοὺς ἐναντίους.</text:span></text:p>
          </table:table-cell>
          <table:table-cell table:style-name="Table1.A1" office:value-type="string">
            <text:p text:style-name="P19">That's why you have two Beaters on each team -- the Weasley twins are ours -- it's their job to protect their side from the Bludgers and try and knock them toward the other team.</text:p>
          </table:table-cell>
        </table:table-row>
        <table:table-row table:style-name="TableLine2384996005152">
          <table:table-cell table:style-name="Table1.A1" office:value-type="string">
            <text:p text:style-name="P45">ἦ καί ἔχεις τὰ πάντα;</text:p>
          </table:table-cell>
          <table:table-cell table:style-name="Table1.A1" office:value-type="string">
            <text:p text:style-name="P19">So -- think you've got all that?" </text:p>
          </table:table-cell>
        </table:table-row>
        <table:table-row table:style-name="TableLine2384996002704">
          <table:table-cell table:style-name="Table1.A1" office:value-type="string">
            <text:p text:style-name="P45">ὁ δ’ <text:span text:style-name="T17">Ἅ</text:span>ρειος ῥαψῳδῶν Τοῦτο μὲν ο<text:span text:style-name="T17">ἱ</text:span> θηρευταὶ τρεῖς ἐπιχειροῦσι σκοποῦ τυχεῖν τῷ κολοφῶνι· τοῦτὸ δέ ὁ φύλαξ φυλάττει τούς χάρακας· τοῦτο δὲ οἱ ραιστῆρες ἀμύνουσι τὰ ῥοπαλοσφαίρια τοῖς ἑαυτῶν σφαιρισταῖς.</text:p>
          </table:table-cell>
          <table:table-cell table:style-name="Table1.A1" office:value-type="string">
            <text:p text:style-name="P19">"Three Chasers try and score with the Quaffle; the Keeper guards the goal posts; the Beaters keep the Bludgers away from their team," Harry reeled off.</text:p>
          </table:table-cell>
        </table:table-row>
        <table:table-row table:style-name="TableLine2384996004608">
          <table:table-cell table:style-name="Table1.A1" office:value-type="string">
            <text:p text:style-name="P45">Εὖ γε.</text:p>
          </table:table-cell>
          <table:table-cell table:style-name="Table1.A1" office:value-type="string">
            <text:p text:style-name="P19">"Very good," said Wood. </text:p>
          </table:table-cell>
        </table:table-row>
        <table:table-row table:style-name="TableLine2384996003520">
          <table:table-cell table:style-name="Table1.A1" office:value-type="string">
            <text:p text:style-name="P45"><text:span text:style-name="T17">Ἦ</text:span> ποτέ ἀπέκτεινέ τινα τὰ ῥοπαλοσφαίρια;<text:span text:style-name="T17"> εἶπεν ἐκεῖνος ἐλπίζων μὴ δοκήσειν ἄγαν σπουδαῖος εἶναι.</text:span></text:p>
          </table:table-cell>
          <table:table-cell table:style-name="Table1.A1" office:value-type="string">
            <text:p text:style-name="P19">"Er -- have the Bludgers ever killed anyone?" Harry asked, hoping he sounded offhand. </text:p>
          </table:table-cell>
        </table:table-row>
        <table:table-row table:style-name="TableLine2384996008960">
          <table:table-cell table:style-name="Table1.A1" office:value-type="string">
            <text:p text:style-name="P45">Τῶν γε Ὑογοητίων οὐδένα.</text:p>
          </table:table-cell>
          <table:table-cell table:style-name="Table1.A1" office:value-type="string">
            <text:p text:style-name="P19">"Never at Hogwarts.</text:p>
          </table:table-cell>
        </table:table-row>
        <table:table-row table:style-name="TableLine2384996007328">
          <table:table-cell table:style-name="Table1.A1" office:value-type="string">
            <text:p text:style-name="P46">ὀλίγοι γὰρ τὴν σιαγόνα κατεάγασιν, οὐδέν δέ ὑπὲρ ταῦτα γέγονεν οὐδεπώποτε.</text:p>
          </table:table-cell>
          <table:table-cell table:style-name="Table1.A1" office:value-type="string">
            <text:p text:style-name="P19">We've had a couple of broken jaws but nothing worse than that.</text:p>
          </table:table-cell>
        </table:table-row>
        <text:soft-page-break/>
        <table:table-row table:style-name="TableLine2384996005424">
          <table:table-cell table:style-name="Table1.A1" office:value-type="string">
            <text:p text:style-name="P46">ἄγε δή.<text:span text:style-name="T18"> ὁ γὰρ ἐπίλοιπος τῶν σφαιριστῶν ζητητής ἐστι.</text:span></text:p>
          </table:table-cell>
          <table:table-cell table:style-name="Table1.A1" office:value-type="string">
            <text:p text:style-name="P20">Now, the last member of the team is the Seeker. </text:p>
          </table:table-cell>
        </table:table-row>
        <table:table-row table:style-name="TableLine2384996007600">
          <table:table-cell table:style-name="Table1.A1" office:value-type="string">
            <text:p text:style-name="P47">ζητητὴν δ’ ὄντα σε’ οὐ δεῖ πράγματα ε”χειν ὑπὲρ τοῦ κολοφῶνος ἢ τῶν ῥοπαλοσφαιρίων - - Ἤν γε μὴ τὴν κεφαλήν μου δηλαδὴ καταρρήξωσι.</text:p>
          </table:table-cell>
          <table:table-cell table:style-name="Table1.A1" office:value-type="string">
            <text:p text:style-name="P20">That's you. And you don't have to worry about the Quaffle or the Bludgers unless they crack my head open."</text:p>
          </table:table-cell>
        </table:table-row>
        <table:table-row table:style-name="TableLine2384996009232">
          <table:table-cell table:style-name="Table1.A1" office:value-type="string">
            <text:p text:style-name="P46">Μηδὲν φροντίσῃς τούτου.<text:span text:style-name="T18"> οἱ γὰρ Εὐισήλιοι τεχνικώτεροί εἰσι πολλῷ τῶν ῥοπαλοσφαιρίων, πεφυκότες αὐτοὶ ὁμοῖοι ἀνθρωπίνοις δὴ ῥοπαλοσφαιρίοις.</text:span></text:p>
          </table:table-cell>
          <table:table-cell table:style-name="Table1.A1" office:value-type="string">
            <text:p text:style-name="P20">"Don't worry, the Weasleys are more than a match for the Bludgers -- I mean, they're like a pair of human Bludgers themselves." </text:p>
          </table:table-cell>
        </table:table-row>
        <table:table-row table:style-name="TableLine2384996009504">
          <table:table-cell table:style-name="Table1.A1" office:value-type="string">
            <text:p text:style-name="P46">καὶ ἐκ τῆς κιβωτοῦ ε”λαβε τέλος τὴν τετάρτην σφαῖραν.</text:p>
          </table:table-cell>
          <table:table-cell table:style-name="Table1.A1" office:value-type="string">
            <text:p text:style-name="P20">Wood reached into the crate and took out the fourth and last ball.</text:p>
          </table:table-cell>
        </table:table-row>
        <table:table-row table:style-name="TableLine2384996006512">
          <table:table-cell table:style-name="Table1.A1" office:value-type="string">
            <text:p text:style-name="P46">παρατιθεμένη δέ τῷ τε κολοφῶνι καῖ τοῖς ῥοπαλοσφαιρίοις μικρότατον ἦν, πάνυ ὁμοιούμενον τὸ μέγεθος καρύῳ μεγάλῳ.</text:p>
          </table:table-cell>
          <table:table-cell table:style-name="Table1.A1" office:value-type="string">
            <text:p text:style-name="P20">Compared with the Quaffle and the Bludgers, it was tiny, about the size of a large walnut. </text:p>
          </table:table-cell>
        </table:table-row>
        <table:table-row table:style-name="TableLine2384996009776">
          <table:table-cell table:style-name="Table1.A1" office:value-type="string">
            <text:p text:style-name="P48">χρυσοῦν δ’ ἦν καὶ ἐρριπίζετο συνεχῶς τὰ πτερὰ μικρὰ καὶ ἀργυρᾶ.</text:p>
          </table:table-cell>
          <table:table-cell table:style-name="Table1.A1" office:value-type="string">
            <text:p text:style-name="P21">It was bright gold and had little fluttering silver wings.</text:p>
          </table:table-cell>
        </table:table-row>
        <table:table-row table:style-name="TableLine2384996008416">
          <table:table-cell table:style-name="Table1.A1" office:value-type="string">
            <text:p text:style-name="P48">Καὶ μὴν τοῦτο, ἔφη, φθαστέον ἐστὶ χρυσοῦν, ἀξιόλογον ὂν ὑπὲρ τὰς ἄλλας σφαίρας.</text:p>
          </table:table-cell>
          <table:table-cell table:style-name="Table1.A1" office:value-type="string">
            <text:p text:style-name="P21">"This," said Wood, "is the Golden Snitch, and it's the most important ball of the lot.</text:p>
          </table:table-cell>
        </table:table-row>
        <table:table-row table:style-name="TableLine2384996007872">
          <table:table-cell table:style-name="Table1.A1" office:value-type="string">
            <text:p text:style-name="P48">καὶ πάνυ δυσάλωτόν ἐστιν οὕτω ταχὺ ὂν καὶ δυσόρατον.</text:p>
          </table:table-cell>
          <table:table-cell table:style-name="Table1.A1" office:value-type="string">
            <text:p text:style-name="P21">It's very hard to catch because it's so fast and difficult to see.</text:p>
          </table:table-cell>
        </table:table-row>
        <table:table-row table:style-name="TableLine2384996005696">
          <table:table-cell table:style-name="Table1.A1" office:value-type="string">
            <text:p text:style-name="P48">ἔργον δ’ οὖν τῷ ζητητῇ λαβεῖν αὐτό.</text:p>
          </table:table-cell>
          <table:table-cell table:style-name="Table1.A1" office:value-type="string">
            <text:p text:style-name="P21">It's the Seeker's job to catch it.</text:p>
          </table:table-cell>
        </table:table-row>
        <table:table-row table:style-name="TableLine2384996008144">
          <table:table-cell table:style-name="Table1.A1" office:value-type="string">
            <text:p text:style-name="P48">δεῖ σε περιπετόμενον μεταξὺ τῶν τε θηρευτῶν καὶ τῶν ῥαιστήρων καῖ τῶν ῥοπαλο- σφαιρίων καὶ δὴ καὶ τοῦ κολοφῶνος φθάσαι τὸν ἕτερον ζητητὴν λαβόντα τὸ φθαστέον.<text:span text:style-name="T19"> ὁπότερος ἂν λάβῃ τὸ φθαστέον προσέτι κερδαίνει ἕκατον πεντήκοντα τίμια ὑπὲρ τῆς ἑαυτοῦ οἰκίας.</text:span></text:p>
          </table:table-cell>
          <table:table-cell table:style-name="Table1.A1" office:value-type="string">
            <text:p text:style-name="P21">You've got to weave in and out of the Chasers, Beaters, Bludgers, and Quaffle to get it before the other team's Seeker, because whichever Seeker catches the Snitch wins his team an extra hundred and fifty points, so they nearly always win.</text:p>
          </table:table-cell>
        </table:table-row>
        <table:table-row table:style-name="TableLine2384996008688">
          <table:table-cell table:style-name="Table1.A1" office:value-type="string">
            <text:p text:style-name="P48">ὥστε νικᾷ αὕτη ἡ οἰκία ὡς ἐπὶ τὸ πολύ.</text:p>
          </table:table-cell>
          <table:table-cell table:style-name="Table1.A1" office:value-type="string">
            <text:p text:style-name="P21">That's why Seekers get fouled so much.</text:p>
          </table:table-cell>
        </table:table-row>
        <table:table-row table:style-name="TableLine2384996003792">
          <table:table-cell table:style-name="Table1.A1" office:value-type="string">
            <text:p text:style-name="P48">καὶ διὰ τοῦτο τοῖς ζητηταῖς πολλάκις ἐκ προνοίας προσπίπτει τις.<text:span text:style-name="T19"> ἡ δ ’ ἰκαροσφαιρικὴ οὗ τελευτᾷ πρὶν ἂν ἕλῃ τις τὸ φθαστέον, ὥστε τὸν ἀγῶνα εἰς μακρὸν πολλάκις χρονίζεσθαι. ἦν γὰρ ὅτε, τὸ ἀγωνιστικώτατον, τρεῖς μῆνας ἐχρονίσατο. ἔδει γὰρ ἀεὶ ἀντεισάγειν τούς ἐπιτάκτους ὅπως οἱ σφαιρισταί ὕπνου τύχοιεν.</text:span></text:p>
          </table:table-cell>
          <table:table-cell table:style-name="Table1.A1" office:value-type="string">
            <text:p text:style-name="P21">A game of Quidditch only ends when the Snitch is caught, so it can go on for ages -- I think the record is three months, they had to keep bringing on substitutes so the players could get some sleep. </text:p>
          </table:table-cell>
        </table:table-row>
        <table:table-row table:style-name="TableLine2384996004880">
          <table:table-cell table:style-name="Table1.A1" office:value-type="string">
            <text:p text:style-name="P48">τοιαῦτα μὲν δὴ ταῦτα.<text:span text:style-name="T19"> </text:span>ἦ θέλεις <text:span text:style-name="T19">ἔ</text:span>τι ἐρωτῆσαί τι;</text:p>
          </table:table-cell>
          <table:table-cell table:style-name="Table1.A1" office:value-type="string">
            <text:p text:style-name="P21">"Well, that's it -- any questions?"</text:p>
          </table:table-cell>
        </table:table-row>
        <text:soft-page-break/>
        <table:table-row table:style-name="TableLine2384996007056">
          <table:table-cell table:style-name="Table1.A1" office:value-type="string">
            <text:p text:style-name="P48">ἀνένευσε δ’ ὁ Ἄρειος, ὡς εἰδὼς μὲν τί δραστέον, ἀγνοῶν δ’ ὅπως.<text:span text:style-name="T19"> </text:span></text:p>
          </table:table-cell>
          <table:table-cell table:style-name="Table1.A1" office:value-type="string">
            <text:p text:style-name="P21">Harry shook his head. He understood what he had to do all right, it was doing it that was going to be the problem.</text:p>
          </table:table-cell>
        </table:table-row>
        <table:table-row table:style-name="TableLine2384996003248">
          <table:table-cell table:style-name="Table1.A1" office:value-type="string">
            <text:p text:style-name="P53">ἐκεῖνος δ’ εὐλαβούμενος πάλιν ἔκλεισε τὸ φθαστέον εἰς τὴν κιβωτόν. Ἀλλ’ οὔπω, ἔφη, γυμναζώμεθα μετὰ τοῦ φθαστέου, σκοταῖοι δ’ ἤδη τάχ’ ἂν ἀπολέσαιμεν αὐτό.</text:p>
          </table:table-cell>
          <table:table-cell table:style-name="Table1.A1" office:value-type="string">
            <text:p text:style-name="P21">"We won't practice with the Snitch yet," said Wood, carefully shutting it back inside the crate, "it's too dark, we might lose it. </text:p>
          </table:table-cell>
        </table:table-row>
        <table:table-row table:style-name="TableLine2384996005968">
          <table:table-cell table:style-name="Table1.A1" office:value-type="string">
            <text:p text:style-name="P48">πειρώμεθα δὴ τάδε.</text:p>
          </table:table-cell>
          <table:table-cell table:style-name="Table1.A1" office:value-type="string">
            <text:p text:style-name="P21">Let's try you out with a few of these." </text:p>
          </table:table-cell>
        </table:table-row>
        <table:table-row table:style-name="TableLine2384996004336">
          <table:table-cell table:style-name="Table1.A1" office:value-type="string">
            <text:p text:style-name="P48">ἔλαβε δέ μαρσίππιον ἐκ τοῦ κόλπου <text:span text:style-name="T19">ἔ</text:span>χον ὀλίγα σφαιρία ἐγκύκλια τοῦ γκόλφ.<text:span text:style-name="T19"> τὸ γὰρ γκόλφ παίγνιόν ἐστί τι μαλ’ ἐν ἡδόνῃ γενόμενον τοῖς νῦν· οἶ δέ παίζοντες ταῖς βακτηρίαις τύπτουσι τὰ σφαιρία τὰ τοῦ γκόλφ - μικρά ἐστὶ καί λευκά - ἐλπίζοντες εἰς ὀπὴν εὖθυνεῖν μικροτάτην. καὶ ἐν ἀκαρεῖ ἀμφότεροι ἐμετεωρίζοντο, ὁ μὲν ἐρρωμένως πανταχόσε ῥίπτων τὰ σφαιρία, ὁ δέ κατὰ τὸ δυνατὸν ἐπιχειρῶν ἅμα καταλαβεῖν.</text:span></text:p>
          </table:table-cell>
          <table:table-cell table:style-name="Table1.A1" office:value-type="string">
            <text:p text:style-name="P21">He pulled a bag of ordinary golf balls out of his pocket and a few minutes later, he and Harry were up in the air, Wood throwing the golf balls as hard as he could in every direction for Harry to catch.</text:p>
          </table:table-cell>
        </table:table-row>
        <table:table-row table:style-name="TableLine2384996006240">
          <table:table-cell table:style-name="Table1.A1" office:value-type="string">
            <text:p text:style-name="P48">πάντα δέ ἐνδεχομένου τοῦ Ἃρείου, ἐκεῖνος μάλισθ’ ἥδετο.</text:p>
          </table:table-cell>
          <table:table-cell table:style-name="Table1.A1" office:value-type="string">
            <text:p text:style-name="P21">Harry didn't miss a single one, and Wood was delighted.</text:p>
          </table:table-cell>
        </table:table-row>
        <table:table-row table:style-name="TableLine2384996002160">
          <table:table-cell table:style-name="Table1.A1" office:value-type="string">
            <text:p text:style-name="P48">μετὰ δ’ ἡμιώριον πολλῆς ἤδη νυκτὸς γενομένης οὐκέτ’ ἦν σφαιρίζειν.</text:p>
          </table:table-cell>
          <table:table-cell table:style-name="Table1.A1" office:value-type="string">
            <text:p text:style-name="P21">After half an hour, night had really fallen and they couldn't carry on.</text:p>
          </table:table-cell>
        </table:table-row>
        <table:table-row table:style-name="TableLine2384996002432">
          <table:table-cell table:style-name="Table1.A1" office:value-type="string">
            <text:p text:style-name="P49"><text:span text:style-name="T20">Ἦ</text:span> μὴν τὴν Φιάλην ἐκείνην τὴν ἶκαροσφαιρικὴν εὖ οἶδ’ ὅτι τῆτες οἶσόμεθα.<text:span text:style-name="T20"> τοῦτο γὰρ ὁ Ὕλης πολλῆς μετ’ εὐψυχίας ἔλεγεν ἐν ᾧ ἐβάδιζον πάλιν πρὸς τὸ φρούριον.</text:span></text:p>
          </table:table-cell>
          <table:table-cell table:style-name="Table1.A1" office:value-type="string">
            <text:p text:style-name="P22">"That Quidditch cup'll have our name on it this year," said Wood happily as they trudged back up to the castle.</text:p>
          </table:table-cell>
        </table:table-row>
        <table:table-row table:style-name="TableLine2384996002976">
          <table:table-cell table:style-name="Table1.A1" office:value-type="string">
            <text:p text:style-name="P49">Οὐ γὰρ παράδοξον ἂν εἴη εἰ σύ τέλος ἀποβαίη βελτίων γενόμενος τοῦ Καρόλου Εὖισηλίου.<text:span text:style-name="T20"> οὗτος γὰρ ἐσφαίρισεν ἂν μετὰ τῆς τῶν ’Ἁγγλων ἀγέλης, εἰ μὴ ἀπῆλθε τοὺς δράκοντας θηρεύσων.</text:span></text:p>
          </table:table-cell>
          <table:table-cell table:style-name="Table1.A1" office:value-type="string">
            <text:p text:style-name="P22">"I wouldn't be surprised if you turn out better than Charlie Weasley, and he could have played for England if he hadn't gone off chasing dragons." </text:p>
          </table:table-cell>
        </table:table-row>
        <table:table-row table:style-name="TableLine2385174459120">
          <table:table-cell table:style-name="Table1.A1" office:value-type="string">
            <text:p text:style-name="P50">ο<text:span text:style-name="T20">ὐ</text:span> μόνον ἡ τῆς ι’καροσφαιρικῆς ἄσκησις ἀλλὰ καὶ ἡ τῶν κατ’ οἶκον μαθημάτων μελέτη εἷς τοσοῦτο ἀπησχόλησαν τὸν Ἄρειον ὥστε πάνυ ἐθαύμαζε λογιζόμενος ὅτι ἤδη δίμηνος ἐνῴκει ἐν <text:span text:style-name="T21">Ὑ</text:span>ογοήτου.</text:p>
          </table:table-cell>
          <table:table-cell table:style-name="Table1.A1" office:value-type="string">
            <text:p text:style-name="P23">Perhaps it was because he was now so busy, what with Quidditch practice three evenings a week on top of all his homework, but Harry could hardly believe it when he realized that he'd already been at<text:span text:style-name="T21"> </text:span>Hogwarts two months.</text:p>
          </table:table-cell>
        </table:table-row>
        <table:table-row table:style-name="TableLine2385174455856">
          <table:table-cell table:style-name="Table1.A1" office:value-type="string">
            <text:p text:style-name="P50">τὸ γὰρ φρούριον πάνυ οἰκειότερον ἥδη δοκεῖν αὐτῷ τῆς τότε οἰκίας τῆς ἐν τῇ τῶν μυρσίνων ὁδῷ.</text:p>
          </table:table-cell>
          <table:table-cell table:style-name="Table1.A1" office:value-type="string">
            <text:p text:style-name="P23">The castle felt more like home than Privet Drive ever had.</text:p>
          </table:table-cell>
        </table:table-row>
        <text:soft-page-break/>
        <table:table-row table:style-name="TableLine2385174458032">
          <table:table-cell table:style-name="Table1.A1" office:value-type="string">
            <text:p text:style-name="P50">καὶ αἱ σχολαὶ ἐπαγωγότεραι ἐγένοντο αὐτῷ τὰ πρῶτα ἐκμεμαθηκότι.</text:p>
          </table:table-cell>
          <table:table-cell table:style-name="Table1.A1" office:value-type="string">
            <text:p text:style-name="P23">His lessons, too, were becoming more and more interesting now that they had mastered the basics. </text:p>
          </table:table-cell>
        </table:table-row>
        <table:table-row table:style-name="TableLine2385174459664">
          <table:table-cell table:style-name="Table1.A1" office:value-type="string">
            <text:p text:style-name="P50">τῇ δέ τῶν Νεκυσίων ἡμέρᾳ ἐγρηγορότες εὐθὺς κατὰ τὰς διαδρομὰς <text:span text:style-name="T21">ὠ</text:span>σφραίνοντο κολοκύνθου ὀπτωμένου εὐώδους.</text:p>
          </table:table-cell>
          <table:table-cell table:style-name="Table1.A1" office:value-type="string">
            <text:p text:style-name="P23">On Halloween morning they woke to the delicious smell of baking pumpkin wafting through the corridors.</text:p>
          </table:table-cell>
        </table:table-row>
        <table:table-row table:style-name="TableLine2385174459936">
          <table:table-cell table:style-name="Table1.A1" office:value-type="string">
            <text:p text:style-name="P50">καὶ πρὸς τούτῳ ἐν τῇ περὶ φίλτρων σχολῇ ὁ Φιλητικὸς ἤγγειλεν ὅτι νομίζει αὐτοὺς ἅλις ἥδη μεμαθηκέναι ὥστε καινουργεῖν τι περὶ τῆς μετακινήσεως, μαθησομένους πράττειν ὅπως μεταπτήσεταί τι κάκεῖσε καὶτὸ δεῦρο.<text:span text:style-name="T21"> τοῦτο γὰρ διὰ μακρὸν ἐβούλοντο ποιεῖν, ναὶ δὴ ἐξ οὗ εἶδον ἐκεῖνον πρᾶξαί τὴν τοῦ Νεφελώδους φρύνην περιπτάσθαι ἄνω καί κάτω περὶ τὸ διδασκαλεῖον.</text:span></text:p>
          </table:table-cell>
          <table:table-cell table:style-name="Table1.A1" office:value-type="string">
            <text:p text:style-name="P23">Even better, Professor Flitwick announced in Charms that he thought they were ready to start making objects fly, something they had all been dying to try since they'd seen him make Neville's toad zoom around the classroom.</text:p>
          </table:table-cell>
        </table:table-row>
        <table:table-row table:style-name="TableLine2385174456944">
          <table:table-cell table:style-name="Table1.A1" office:value-type="string">
            <text:p text:style-name="P50">ἐκεῖνος δέ ε<text:span text:style-name="T21">ἰ</text:span>ς δύο ἔταξεν αὐτοὺς ἀσκήσοντας τὰ τῆς τέχνης.</text:p>
          </table:table-cell>
          <table:table-cell table:style-name="Table1.A1" office:value-type="string">
            <text:p text:style-name="P23">Professor Flitwick put the class into pairs to practice.</text:p>
          </table:table-cell>
        </table:table-row>
        <table:table-row table:style-name="TableLine2385174459392">
          <table:table-cell table:style-name="Table1.A1" office:value-type="string">
            <text:p text:style-name="P50">τῴ μὲν οὖν Ἀρείῳ συνεργὸς ἦν ὁ Σάμιος Φινιγάνης, ὅπερ αὐτῷ παραμύθιον <text:span text:style-name="T21">ἦ</text:span>ν.</text:p>
          </table:table-cell>
          <table:table-cell table:style-name="Table1.A1" office:value-type="string">
            <text:p text:style-name="P23">Harry's partner was Seamus Finnigan </text:p>
          </table:table-cell>
        </table:table-row>
        <table:table-row table:style-name="TableLine2385174458848">
          <table:table-cell table:style-name="Table1.A1" office:value-type="string">
            <text:p text:style-name="P50">ὁ γὰρ Νεφελώδης βουλόμενος αὐτὸς συνεργάζεσθαι τῷ Ἁρείῳ γλίσχρον δὴ ἔβλεψε πρὸς αὐτόν.</text:p>
          </table:table-cell>
          <table:table-cell table:style-name="Table1.A1" office:value-type="string">
            <text:p text:style-name="P23">(which was a relief, because Neville had been trying to catch his eye).</text:p>
          </table:table-cell>
        </table:table-row>
        <table:table-row table:style-name="TableLine2385174458304">
          <table:table-cell table:style-name="Table1.A1" office:value-type="string">
            <text:p text:style-name="P50">ὁ δέ Ῥοῶν σύνεργον εἶχε τὴν Ἑρμιόνην Γέρανον.</text:p>
          </table:table-cell>
          <table:table-cell table:style-name="Table1.A1" office:value-type="string">
            <text:p text:style-name="P23">Ron, however, was to be working with Hermione Granger.</text:p>
          </table:table-cell>
        </table:table-row>
        <table:table-row table:style-name="TableLine2385174456128">
          <table:table-cell table:style-name="Table1.A1" office:value-type="string">
            <text:p text:style-name="P50">δύσκριτον δ’ ῆν διαγνῶναι πότερον αὕτη ἤ ἐκεῖνος πλέον ἠνιάθη τοῦτο.</text:p>
          </table:table-cell>
          <table:table-cell table:style-name="Table1.A1" office:value-type="string">
            <text:p text:style-name="P23">It was hard to tell whether Ron or Hermione was angrier about this.</text:p>
          </table:table-cell>
        </table:table-row>
        <table:table-row table:style-name="TableLine2385174458576">
          <table:table-cell table:style-name="Table1.A1" office:value-type="string">
            <text:p text:style-name="P50">ἡ γὰρ Ἑρμιόνη οὐδέν εἰρήκει οὐδετέρῳ αὐτῶν ἀφ’ οῦ ὁ Ἄρειος τὸ σάρον ἐδέξατο.</text:p>
          </table:table-cell>
          <table:table-cell table:style-name="Table1.A1" office:value-type="string">
            <text:p text:style-name="P23">She hadn't spoken to either of them since the day Harry's broomstick had arrived. </text:p>
          </table:table-cell>
        </table:table-row>
        <table:table-row table:style-name="TableLine2385174460208">
          <table:table-cell table:style-name="Table1.A1" office:value-type="string">
            <text:p text:style-name="P50">ὁ δέ σοφιστὴς Φιλητικός, ἑστὼς κατὰ τὸ σύνηθες ἐπὶ σωρῴ βιβλίων, τῇ φωνῇ λιγείᾳ Μέμνησθε δῆτα τὰ τοῦ καρποῦ κινήματα, ἔφη, ἅπερ ἄρτι ἠσκοῦμεν.</text:p>
          </table:table-cell>
          <table:table-cell table:style-name="Table1.A1" office:value-type="string">
            <text:p text:style-name="P23">"Now, don't forget that nice wrist movement we've been practicing!"<text:span text:style-name="T21"> </text:span>squeaked Professor Flitwick, perched on top of his pile of books as usual. </text:p>
          </table:table-cell>
        </table:table-row>
        <table:table-row table:style-name="TableLine2385174453952">
          <table:table-cell table:style-name="Table1.A1" office:value-type="string">
            <text:p text:style-name="P51">πάλλε καὶ παῖε, μέμνησο, πάλλε καὶ παῖε.</text:p>
          </table:table-cell>
          <table:table-cell table:style-name="Table1.A1" office:value-type="string">
            <text:p text:style-name="P24">"Swish and flick, remember, swish and flick.</text:p>
          </table:table-cell>
        </table:table-row>
        <table:table-row table:style-name="TableLine2385174455040">
          <table:table-cell table:style-name="Table1.A1" office:value-type="string">
            <text:p text:style-name="P51">καὶ ὀρθῶς φθέγγου τὰ μαγικὰ ῥήματα, τοῦτο γὰρ μέγιστον δή.<text:span text:style-name="T22"> μέμνησο καὶ τοῦ μάγου Βαρύφρονος. οὗτος γὰρ τὸ σῖγμα φων- ήσας ἀντὶ τοῦ φεῖ ἀπέβη χαμαὶ κείμενος βουβάλου ἐπι τῶν στέρνων καθημένου.</text:span></text:p>
          </table:table-cell>
          <table:table-cell table:style-name="Table1.A1" office:value-type="string">
            <text:p text:style-name="P23">And saying the magic words properly is very important, too -- never forget Wizard Baruffio,<text:span text:style-name="T21"> <text:s/></text:span>who said 's' instead of 'f' and found himself<text:span text:style-name="T21"> </text:span>on the floor with a buffalo on his chest."</text:p>
          </table:table-cell>
        </table:table-row>
        <table:table-row table:style-name="TableLine2385174457216">
          <table:table-cell table:style-name="Table1.A1" office:value-type="string">
            <text:p text:style-name="P51">καὶ χαλεπώτατον ὡς ἀληθῶς ἧν.</text:p>
          </table:table-cell>
          <table:table-cell table:style-name="Table1.A1" office:value-type="string">
            <text:p text:style-name="P24">It was very difficult.</text:p>
          </table:table-cell>
        </table:table-row>
        <text:soft-page-break/>
        <table:table-row table:style-name="TableLine2385174453680">
          <table:table-cell table:style-name="Table1.A1" office:value-type="string">
            <text:p text:style-name="P51">ὁ γὰρ <text:span text:style-name="T22">Ἅ</text:span>ρειος καὶ ὁ Σάμιος <text:span text:style-name="T22">ἔ</text:span>παλλον μὲν καὶ ἔπαιον, τὸ δέ πτερὸν ὃ καὶ ἄνω <text:span text:style-name="T22">ἔ</text:span>δει μετέωρον ἱέναι ε”κειτο ἁπλῶς ἐπὶ τῷ βάθρῳ.</text:p>
          </table:table-cell>
          <table:table-cell table:style-name="Table1.A1" office:value-type="string">
            <text:p text:style-name="P24">Harry and Seamus swished and flicked, but the feather they were supposed to be sending skyward just lay on the desktop.</text:p>
          </table:table-cell>
        </table:table-row>
        <table:table-row table:style-name="TableLine2385174455312">
          <table:table-cell table:style-name="Table1.A1" office:value-type="string">
            <text:p text:style-name="P51">ἀτὰρ Σάμιος οὕτω ἠγανάκτει ὥστε σκαλεύσας τῇ ῥάβδῳ πυρὶ ἀνῆψε δή.<text:span text:style-name="T22"> τοῦτο δ’ ἔδει τὸν ’Άρειον κατασβέσαι τὸν πῖλον προσέχοντα.</text:span></text:p>
          </table:table-cell>
          <table:table-cell table:style-name="Table1.A1" office:value-type="string">
            <text:p text:style-name="P24">Seamus got so impatient that he prodded it with his wand and set fire to it -- Harry had to put it out with his hat. </text:p>
          </table:table-cell>
        </table:table-row>
        <table:table-row table:style-name="TableLine2385174454224">
          <table:table-cell table:style-name="Table1.A1" office:value-type="string">
            <text:p text:style-name="P51">οὐδ’ ὁ Ῥοὼν πλησίον αὐτοῦ καθήμενος βέλτιον ἔπραττεν.</text:p>
          </table:table-cell>
          <table:table-cell table:style-name="Table1.A1" office:value-type="string">
            <text:p text:style-name="P24">Ron, at the next table, wasn't having much more luck. </text:p>
          </table:table-cell>
        </table:table-row>
        <table:table-row table:style-name="TableLine2385174452592">
          <table:table-cell table:style-name="Table1.A1" office:value-type="string">
            <text:p text:style-name="P51">Οὐιγγαρδιὸν λεουιοσά κεκραγὼς τοὺς βραχίονας οὐ βραχεῖς ὄντας ἅμα ἀνέσεισεν ἀνεμομύλῳ ἐοικώς.</text:p>
          </table:table-cell>
          <table:table-cell table:style-name="Table1.A1" office:value-type="string">
            <text:p text:style-name="P24">"Wingardium Leviosa!" he shouted, waving his long arms like a windmill. </text:p>
          </table:table-cell>
        </table:table-row>
        <table:table-row table:style-name="TableLine2385174455584">
          <table:table-cell table:style-name="Table1.A1" office:value-type="string">
            <text:p text:style-name="P51">ἤκουσε δ’ ὁ ’Άρειος τῆς Ἑρμιόνης ἐπιτιμῶσης αὐτῷ ὧδέ Οὐκ ὀρθῶς φωνεῖς, ἔφη.</text:p>
          </table:table-cell>
          <table:table-cell table:style-name="Table1.A1" office:value-type="string">
            <text:p text:style-name="P24">"You're saying it wrong," Harry heard Hermione snap.</text:p>
          </table:table-cell>
        </table:table-row>
        <table:table-row table:style-name="TableLine2385174454496">
          <table:table-cell table:style-name="Table1.A1" office:value-type="string">
            <text:p text:style-name="P51"><text:span text:style-name="T22">ἔ</text:span>στι δέ Οὖιγγάρδιον λεουιώσα· δεῖ φωνῆσαι τὸ γὰρ μακρότερον.</text:p>
          </table:table-cell>
          <table:table-cell table:style-name="Table1.A1" office:value-type="string">
            <text:p text:style-name="P24">"It's Wing-gar-dium Levi-o-sa, make the 'gar' nice and long." </text:p>
          </table:table-cell>
        </table:table-row>
        <table:table-row table:style-name="TableLine2385174457488">
          <table:table-cell table:style-name="Table1.A1" office:value-type="string">
            <text:p text:style-name="P51">ὁ δέ παρωξυμμένος Φώνησον οὖν, ἔφη, αὐτὴ σοφωτέρα δὴ οὖσα.</text:p>
          </table:table-cell>
          <table:table-cell table:style-name="Table1.A1" office:value-type="string">
            <text:p text:style-name="P24">"You do it, then, if you're so clever," Ron snarled.</text:p>
          </table:table-cell>
        </table:table-row>
        <table:table-row table:style-name="TableLine2385174456400">
          <table:table-cell table:style-name="Table1.A1" office:value-type="string">
            <text:p text:style-name="P51">ἡ δέ συστειλαμένη ἑαυτὴν ἕπηλε τὴν ῥάβδον.<text:span text:style-name="T22"> Οὐιγγάρδιον, ἔφη, λεουιώσα.</text:span></text:p>
          </table:table-cell>
          <table:table-cell table:style-name="Table1.A1" office:value-type="string">
            <text:p text:style-name="P24">Hermione rolled up the sleeves of her gown, flicked her wand, and said, "Wingardium Leviosa!"</text:p>
          </table:table-cell>
        </table:table-row>
        <table:table-row table:style-name="TableLine2385174453408">
          <table:table-cell table:style-name="Table1.A1" office:value-type="string">
            <text:p text:style-name="P51">καὶ τὸ πτερὸν αὐτῶν ἀπὸ τοῦ βάθρου μετεωριζόμενον ἐξ ἀέρος ἐκρέματο ὑπέρ τῶν κεφαλῶν ὡς τέτταρας πόδας αἰωρούμενον.</text:p>
          </table:table-cell>
          <table:table-cell table:style-name="Table1.A1" office:value-type="string">
            <text:p text:style-name="P24">Their feather rose off the desk and hovered about four feet above their heads. </text:p>
          </table:table-cell>
        </table:table-row>
        <table:table-row table:style-name="TableLine2385174456672">
          <table:table-cell table:style-name="Table1.A1" office:value-type="string">
            <text:p text:style-name="P67">Πύππαξ, κροτῶν εἶπεν ὀ Φιλητικός.</text:p>
          </table:table-cell>
          <table:table-cell table:style-name="Table1.A1" office:value-type="string">
            <text:p text:style-name="P55">"Oh, well done!" cried Professor Flitwick, clapping. </text:p>
          </table:table-cell>
        </table:table-row>
        <table:table-row table:style-name="TableLine2385174454768">
          <table:table-cell table:style-name="Table1.A1" office:value-type="string">
            <text:p text:style-name="P67">ἰδού.<text:span text:style-name="T23"> ἀναβλέψασθε δεῦρο. ἡ γὰρ Γέρανος πέπραχε δή.</text:span></text:p>
          </table:table-cell>
          <table:table-cell table:style-name="Table1.A1" office:value-type="string">
            <text:p text:style-name="P55">"Everyone see here, Miss Granger's done it!"</text:p>
          </table:table-cell>
        </table:table-row>
        <table:table-row table:style-name="TableLine2385174452864">
          <table:table-cell table:style-name="Table1.A1" office:value-type="string">
            <text:p text:style-name="P67">ὁ δέ Ῥοών τελευτησάσης τῆς σχολῆς ἐξειστήκει τελέως ἑαυτοῦ.</text:p>
          </table:table-cell>
          <table:table-cell table:style-name="Table1.A1" office:value-type="string">
            <text:p text:style-name="P55">Ron was in a very bad mood by the end of the class.</text:p>
          </table:table-cell>
        </table:table-row>
        <table:table-row table:style-name="TableLine2385174453136">
          <table:table-cell table:style-name="Table1.A1" office:value-type="string">
            <text:p text:style-name="P67">Μὴ θαύμαζ’ εἷ πάντες χαλεπῶς φέρουσιν αὐτὴν μιαρωτάτην γενομένην, πιθοῦ μοι.<text:span text:style-name="T23"> τοιαῦτα γὰρ ἔλεγε τῷ Ἁρείῳ μεταξὺ βιαζόμενος μετ’ αὐτοῦ παρὰ τοὺς ἐν τῇ διαδρομῇ στενοχωρουμένους.</text:span></text:p>
          </table:table-cell>
          <table:table-cell table:style-name="Table1.A1" office:value-type="string">
            <text:p text:style-name="P55">"It's no wonder no one can stand her," he said to Harry as they pushed their way into the crowded corridor, "she's a nightmare, honestly.<text:span text:style-name="T23">"</text:span></text:p>
          </table:table-cell>
        </table:table-row>
        <table:table-row table:style-name="TableLine2385174453136">
          <table:table-cell table:style-name="Table1.A1" office:value-type="string">
            <text:p text:style-name="P67">ὠστίζετο δέ τις τῷ Ἁρείῳ ῥύμῃ παριοῦσα.<text:span text:style-name="T23"> </text:span>κατιδὼν δέ τι τῆς ὅψεως ταύτης τὴν Ἑρμιόνην ἐγνώρισεν.<text:span text:style-name="T23"> ἐθορυβήθη δ ’ αὖ δακρυούσης αἰσθόμενος.</text:span></text:p>
          </table:table-cell>
          <table:table-cell table:style-name="Table1.A1" office:value-type="string">
            <text:p text:style-name="P55">Someone knocked into Harry as they hurried past him. It was Hermione. Harry caught a glimpse of her face -- and was startled to see that she was in tears. </text:p>
          </table:table-cell>
        </table:table-row>
        <text:soft-page-break/>
        <table:table-row table:style-name="TableLine2385174453136">
          <table:table-cell table:style-name="Table1.A1" office:value-type="string">
            <text:p text:style-name="P67"><text:span text:style-name="T23">Ἤ</text:span>κουσε γὰρ σοῦ, ἔφη, οἶμαι.</text:p>
          </table:table-cell>
          <table:table-cell table:style-name="Table1.A1" office:value-type="string">
            <text:p text:style-name="P55">"I think she heard you." </text:p>
          </table:table-cell>
        </table:table-row>
        <table:table-row table:style-name="TableLine2385174453136">
          <table:table-cell table:style-name="Table1.A1" office:value-type="string">
            <text:p text:style-name="P67">ἐκεῖνος δέ Τὸ δεῖνα, ἔφη.<text:span text:style-name="T23"> ξύνοιδε δήπου ἑαυτῇ φίλον οὐκ ε”χουσα οὐδένα,’ καίτοι αἰσχύνεσθαί τι ἐδόκει δή.</text:span></text:p>
          </table:table-cell>
          <table:table-cell table:style-name="Table1.A1" office:value-type="string">
            <text:p text:style-name="P55">"So?" said Ron, but he looked a bit uncomfortable. "She must've noticed she's got no friends."</text:p>
          </table:table-cell>
        </table:table-row>
        <table:table-row table:style-name="TableLine2385174453136">
          <table:table-cell table:style-name="Table1.A1" office:value-type="string">
            <text:p text:style-name="P68">ἐκείνη δ’ οὖν οὐ παρῆν τῇ ἐπιούσῃ σχολῇ, οὐδ’ εἶδέ τις αὐτὴν ἀνὰ πᾶσαν τὴν δείλην.</text:p>
          </table:table-cell>
          <table:table-cell table:style-name="Table1.A1" office:value-type="string">
            <text:p text:style-name="P56">Hermione didn't turn up for the next class and wasn't seen all afternoon.</text:p>
          </table:table-cell>
        </table:table-row>
        <table:table-row table:style-name="TableLine2385174453136">
          <table:table-cell table:style-name="Table1.A1" office:value-type="string">
            <text:p text:style-name="P68">προσιόντες δέ πρὸς τὸ μέγαρον ἐπὶ τὴν τῶν νεκυσίων ἑορτήν, ὁ <text:span text:style-name="T24">Ἅ</text:span>ρειος καὶ ὁ Ῥοών παρήκουσαν τῆς Παραβάτιδος Πατίλης λεγούσης τῇ Λαφενδρίᾳ συνήθει οὔσῃ ῶς ἡ Ἑρμιόνη ἐν τῷ παρθενικῶ λουτρῶνι δακρυρροεῖ, τὰς δέ μελετᾶν αὐτῆς θελούσας ἑταίρας ἀπωθεῖ ἁπάσας.</text:p>
          </table:table-cell>
          <table:table-cell table:style-name="Table1.A1" office:value-type="string">
            <text:p text:style-name="P56">On their way down to the Great Hall for the Halloween feast, Harry and Ron overheard Parvati Patil telling her friend Lavender that Hermione was crying in the girls' bathroom and wanted to be left alone.</text:p>
          </table:table-cell>
        </table:table-row>
        <table:table-row table:style-name="TableLine2385174453136">
          <table:table-cell table:style-name="Table1.A1" office:value-type="string">
            <text:p text:style-name="P68">καὶ πρὸς τοῦτο ὁ Ῥοών καί πλέον αἰσχυνόμενος μέχρι γέ τινος ἐφαίνετο· μετ’ ὀλίγον δέ πάντων εἷς τὸ μέγαρον ἡκόντων ἐπελάθετο καὶ αὐτὸς τῆς γ’ Ἑρμιόνης.<text:span text:style-name="T24"> ἐξεπλάγησαν γὰρ πάντες ὁρῶντες τὰ θεατρικὰ τὰ τῆς πρὸς ἑορτὴν σκηνογραφικῆς θαυματουργίας.</text:span></text:p>
          </table:table-cell>
          <table:table-cell table:style-name="Table1.A1" office:value-type="string">
            <text:p text:style-name="P56">Ron looked still more awkward at this, but a moment later they had entered the Great Hall, where the Halloween decorations put Hermione out of their minds.</text:p>
          </table:table-cell>
        </table:table-row>
        <table:table-row table:style-name="TableLine2385174453136">
          <table:table-cell table:style-name="Table1.A1" office:value-type="string">
            <text:p text:style-name="P69">νυκτερίδες μὲν γὰρ χίλιαι περιεπέτοντο παρὰ τῶν τοίχων καῖ τοῦ ὀρόφου, χίλιαι δ’ αὖ κατέσκηπτον ὑπὲρ τῶν τραπεζῶν ἴσαι θυέλλαις μελαίναις, ὥστε ῥιπιζόμεναι μικροῦ ἐδέησαν κατασβέσαι τὰς ἐν κολοκύνθοις λαμπάδας.<text:span text:style-name="T25"> ἡ δέ θοίνη ἐξ ἀπροσδοκήτου ἀνεφάνη, καθάπερ ἡ κατ’ ἀρχὴν τῆς περιόδου.</text:span></text:p>
          </table:table-cell>
          <table:table-cell table:style-name="Table1.A1" office:value-type="string">
            <text:p text:style-name="P57">A thousand live bats fluttered from the walls and ceiling while a thousand more swooped over the tables in low black clouds, making the candles in the pumpkins stutter. The feast appeared suddenly on the golden plates, as it had at the start-of-term banquet.</text:p>
          </table:table-cell>
        </table:table-row>
        <table:table-row table:style-name="TableLine2385174453136">
          <table:table-cell table:style-name="Table1.A1" office:value-type="string">
            <text:p text:style-name="P69">ὁ δ’ Ἄρειος ὠρέγετο πρὸς γεωμῆλον μετ’ αὐτοῦ τοῦ φλοιοῦ ὠπτημένον καὶ ὁ Κίουρος εἶσέδραμεν εἷς τὸ μέσον, τὴν μίτραν χύδην ἀπορρέουσαν παρέχων οὐδενὶ κοσμῴ.<text:span text:style-name="T11"> </text:span></text:p>
          </table:table-cell>
          <table:table-cell table:style-name="Table1.A1" office:value-type="string">
            <text:p text:style-name="P57">Harry was just helping himself to a baked potato when Professor Quirrell came sprinting into the hall, his turban askew and terror on his face.</text:p>
          </table:table-cell>
        </table:table-row>
        <table:table-row table:style-name="TableLine2385174453136">
          <table:table-cell table:style-name="Table1.A1" office:value-type="string">
            <text:p text:style-name="P69">δῆλος δ’ ἦν φόβῳ καταπεπληγμένος.<text:span text:style-name="T11"> </text:span>καῖ πάντων ἀτενιζόντων, ἥκων παρὰ τὸν τοῦ Διμπλοδώρου θρόνον ε”πεσε πρὸς τὴν τράπεζαν.<text:span text:style-name="T25"> καὶ μάλ’ ἄσθματος μεστὸς πνευστιῶν τέως μόλις Τρωγλοδύτης, ἔφη, ἐν τῇ γοργύρᾳ. ᾠόμην γὰρ ὑμᾶς θέλειν πυθέσθαι.</text:span></text:p>
          </table:table-cell>
          <table:table-cell table:style-name="Table1.A1" office:value-type="string">
            <text:p text:style-name="P57">Everyone stared as he reached Professor Dumbledore's chair, slumped against the table, and gasped, "Troll -- in the dungeons -- thought you ought to know."</text:p>
          </table:table-cell>
        </table:table-row>
        <table:table-row table:style-name="TableLine2385174453136">
          <table:table-cell table:style-name="Table1.A1" office:value-type="string">
            <text:p text:style-name="P69"><text:span text:style-name="T11"><text:s/></text:span>καὶ ταῦτ’ εἰπὼν χαμαὶ κατέπεσε λιποψυχήσας.</text:p>
          </table:table-cell>
          <table:table-cell table:style-name="Table1.A1" office:value-type="string">
            <text:p text:style-name="P57">He then sank to the floor in a dead faint. </text:p>
          </table:table-cell>
        </table:table-row>
        <table:table-row table:style-name="TableLine2385174453136">
          <table:table-cell table:style-name="Table1.A1" office:value-type="string">
            <text:p text:style-name="P69">ταραχὴ δ’ εὐθὺς ἐνεγένετο πᾶσι πολλή.</text:p>
          </table:table-cell>
          <table:table-cell table:style-name="Table1.A1" office:value-type="string">
            <text:p text:style-name="P57">There was an uproar. </text:p>
          </table:table-cell>
        </table:table-row>
        <text:soft-page-break/>
        <table:table-row table:style-name="TableLine2385174453136">
          <table:table-cell table:style-name="Table1.A1" office:value-type="string">
            <text:p text:style-name="P69">τὸ δέ τελευταῖον ὁ Διμ- πλόδωρος ἐξ ἄκρας τῆς ῥάβδου πυρφόρα πορφυρᾶ ἀνιεὶς οὐκ ὀλίγα κατεσιώπησεν ἅπαντας.</text:p>
          </table:table-cell>
          <table:table-cell table:style-name="Table1.A1" office:value-type="string">
            <text:p text:style-name="P57">It took several purple firecrackers exploding from the end of Professor<text:span text:style-name="T25"> </text:span>Dumbledore's wand to bring silence. </text:p>
          </table:table-cell>
        </table:table-row>
        <table:table-row table:style-name="TableLine2385174453136">
          <table:table-cell table:style-name="Table1.A1" office:value-type="string">
            <text:p text:style-name="P69"><text:span text:style-name="T25">Ὦ</text:span> πρυτάνεις, ἔφη, ἀπαγέτω ἕκαστος τοὺς οἰκείους πρὸς τὰ κοιμητήρια.</text:p>
          </table:table-cell>
          <table:table-cell table:style-name="Table1.A1" office:value-type="string">
            <text:p text:style-name="P57">"Prefects," he rumbled, "lead your Houses back to the dormitories immediately!"</text:p>
          </table:table-cell>
        </table:table-row>
        <table:table-row table:style-name="TableLine2385174453136">
          <table:table-cell table:style-name="Table1.A1" office:value-type="string">
            <text:p text:style-name="P69">ὁ δέ Περσεὺς ἀμέλει ἀγαπῶν τὸ πρᾶγμα “Έπεσθέ μοι, ὧ πρωτό- πειροι.<text:span text:style-name="T11"> </text:span>μένετε ἀθρόοι.</text:p>
          </table:table-cell>
          <table:table-cell table:style-name="Table1.A1" office:value-type="string">
            <text:p text:style-name="P57">Percy was in his element. "Follow me! Stick together, first years!</text:p>
          </table:table-cell>
        </table:table-row>
        <table:table-row table:style-name="TableLine2385174453136">
          <table:table-cell table:style-name="Table1.A1" office:value-type="string">
            <text:p text:style-name="P69">οὐ φοβητέος ὁ Τρωγλοδύτης ἐστὶν ὑμῖν πειθομένοις γ’ ἐμοί.</text:p>
          </table:table-cell>
          <table:table-cell table:style-name="Table1.A1" office:value-type="string">
            <text:p text:style-name="P57">No need to fear the troll if you follow my orders!</text:p>
          </table:table-cell>
        </table:table-row>
        <table:table-row table:style-name="TableLine2385174453136">
          <table:table-cell table:style-name="Table1.A1" office:value-type="string">
            <text:p text:style-name="P69">συνακολουθεῖτε δῆτα.<text:span text:style-name="T11"> </text:span>ἀπέλθετ’ ἐκποδών.<text:span text:style-name="T25"> πρωτόπειροι γὰρ διαβαίνουσι.</text:span><text:span text:style-name="T11"> </text:span><text:span text:style-name="T25">ξύγγνωθί μοι.</text:span><text:span text:style-name="T11"> </text:span><text:span text:style-name="T25">πρύτανις γάρ εἰμι.</text:span></text:p>
          </table:table-cell>
          <table:table-cell table:style-name="Table1.A1" office:value-type="string">
            <text:p text:style-name="P57">Stay close behind me, now. Make way, first years coming through! Excuse me, I'm a prefect!" </text:p>
          </table:table-cell>
        </table:table-row>
        <table:table-row table:style-name="TableLine2385174453136">
          <table:table-cell table:style-name="Table1.A1" office:value-type="string">
            <text:p text:style-name="P69"><text:span text:style-name="T11"><text:s/></text:span>ὁ δ’ Ἄρειος ἀναβαίνων ἤρετο ποίῳ τρόπῳ Τρωγλοδύτῃ ἐξῆν εἰσιέναι.</text:p>
          </table:table-cell>
          <table:table-cell table:style-name="Table1.A1" office:value-type="string">
            <text:p text:style-name="P57">"How could a troll get in?" Harry asked as they climbed the stairs.</text:p>
          </table:table-cell>
        </table:table-row>
        <table:table-row table:style-name="TableLine2385174453136">
          <table:table-cell table:style-name="Table1.A1" office:value-type="string">
            <text:p text:style-name="P69">ὁ δὲ Ῥοών Οὐκ οἶδ’ ἔγωγε.<text:span text:style-name="T11"> </text:span>οἱ γὰρ Τρωγλοδύται λέγονται νωθέστατοι πεφυκέναι.</text:p>
          </table:table-cell>
          <table:table-cell table:style-name="Table1.A1" office:value-type="string">
            <text:p text:style-name="P57">"Don't ask me, they're supposed to be really stupid," said Ron.</text:p>
          </table:table-cell>
        </table:table-row>
        <table:table-row table:style-name="TableLine2385174453136">
          <table:table-cell table:style-name="Table1.A1" office:value-type="string">
            <text:p text:style-name="P69">τάχ’ ὁ Ποιφύκτης εἰσήγαγεν ἐν σκώμ- ματος μέρει πρὸς τὰ Νεκύσια.</text:p>
          </table:table-cell>
          <table:table-cell table:style-name="Table1.A1" office:value-type="string">
            <text:p text:style-name="P57">"Maybe Peeves let it in for a Halloween joke." </text:p>
          </table:table-cell>
        </table:table-row>
        <table:table-row table:style-name="TableLine2385174453136">
          <table:table-cell table:style-name="Table1.A1" office:value-type="string">
            <text:p text:style-name="P69">παρέβαινον δ’ ἄλλους ἄλλοσε ἐπειγομένους.</text:p>
          </table:table-cell>
          <table:table-cell table:style-name="Table1.A1" office:value-type="string">
            <text:p text:style-name="P57">They passed different groups of people hurrying in different directions. </text:p>
          </table:table-cell>
        </table:table-row>
        <table:table-row table:style-name="TableLine2385174453136">
          <table:table-cell table:style-name="Table1.A1" office:value-type="string">
            <text:p text:style-name="P70">καὶ ἐν ᾧ ὠστίζοντο δι’ Ὑφελπύφων στῖφος<text:span text:style-name="T11"> </text:span>συντεταραγμένων, ὁ ’Ἁρειος τοῦ Ῥοῶνος ἄφνω βραχίονος λαβόμενος<text:span text:style-name="T26">.</text:span></text:p>
          </table:table-cell>
          <table:table-cell table:style-name="Table1.A1" office:value-type="string">
            <text:p text:style-name="P58">As they jostled their way through a crowd of confused Hufflepuffs, Harry suddenly grabbed Ron's arm.</text:p>
          </table:table-cell>
        </table:table-row>
        <table:table-row table:style-name="TableLine2385174453136">
          <table:table-cell table:style-name="Table1.A1" office:value-type="string">
            <text:p text:style-name="P70">Τὸ δεῖνα, ἔφη, ἐνενόησά τι περὶ τῆς Ἑρμιόνης.</text:p>
          </table:table-cell>
          <table:table-cell table:style-name="Table1.A1" office:value-type="string">
            <text:p text:style-name="P58">"I've just thought -- Hermione." </text:p>
          </table:table-cell>
        </table:table-row>
        <table:table-row table:style-name="TableLine2385174453136">
          <table:table-cell table:style-name="Table1.A1" office:value-type="string">
            <text:p text:style-name="P70"><text:span text:style-name="T11"><text:s/></text:span>Ποῖον δὲ τί<text:span text:style-name="T26">;</text:span></text:p>
          </table:table-cell>
          <table:table-cell table:style-name="Table1.A1" office:value-type="string">
            <text:p text:style-name="P58">"What about her?"</text:p>
          </table:table-cell>
        </table:table-row>
        <table:table-row table:style-name="TableLine2385174453136">
          <table:table-cell table:style-name="Table1.A1" office:value-type="string">
            <text:p text:style-name="P70">Ἀλλ’ αὕτη τοῦ Τρωγλοδύτου πέρι οὐδέν μὰ Δί’ οἶδεν.</text:p>
          </table:table-cell>
          <table:table-cell table:style-name="Table1.A1" office:value-type="string">
            <text:p text:style-name="P58">"She doesn't know about the troll." </text:p>
          </table:table-cell>
        </table:table-row>
        <table:table-row table:style-name="TableLine2385174453136">
          <table:table-cell table:style-name="Table1.A1" office:value-type="string">
            <text:p text:style-name="P71">ἐκεῖνος δ<text:span text:style-name="T26">ὲ</text:span> χεῖλος δακὼν ἀνέσχετο.<text:span text:style-name="T27"> δυσκόλως μὲν γὰρ </text:span><text:span text:style-name="T26">ἔ</text:span><text:span text:style-name="T27">τι διέκειτο, ὁμῶς δέ Καλῶς ἔχει, ἔφη.</text:span><text:span text:style-name="T26"> εὐλαβώμεθα μέντοι μὴ ὀ Περσεὺς κατίδῃ ἡμᾶς.</text:span></text:p>
          </table:table-cell>
          <table:table-cell table:style-name="Table1.A1" office:value-type="string">
            <text:p text:style-name="P58">Ron bit his lip.<text:span text:style-name="T26"> </text:span>"Oh, all right," he snapped. "But Percy'd better not see us."</text:p>
          </table:table-cell>
        </table:table-row>
        <table:table-row table:style-name="TableLine2385174453136">
          <table:table-cell table:style-name="Table1.A1" office:value-type="string">
            <text:p text:style-name="P70"><text:span text:style-name="T26">καὶ νεύσαντες κάτω, προσμείξαντες δέ τοῖς Ὑφελπύφοις ε</text:span><text:span text:style-name="T27">ἰ</text:span><text:span text:style-name="T26">ς τοῦμπαλιν ἰοῦσιν, ὑπεξελθόντες δ ’ αὖ ε</text:span><text:span text:style-name="T28">ἰ</text:span><text:span text:style-name="T26">ς τὸ πλάγιον κατὰ διαδρομήν τινα, ἔσπευσαν πρὸς τὸν παρθενικόν λουτρῶνα.</text:span><text:span text:style-name="T11"> </text:span></text:p>
          </table:table-cell>
          <table:table-cell table:style-name="Table1.A1" office:value-type="string">
            <text:p text:style-name="P58">Ducking down, they joined the Hufflepuffs going the other way, slipped down a deserted side corridor, and hurried off toward the girls' bathroom.</text:p>
          </table:table-cell>
        </table:table-row>
        <text:soft-page-break/>
        <table:table-row table:style-name="TableLine2385174453136">
          <table:table-cell table:style-name="Table1.A1" office:value-type="string">
            <text:p text:style-name="P71"><text:span text:style-name="T26">κάμψαντες δέ ἀγκῶνα, ἐκ τοῦ ὄπισθεν ἥκουσαν ψόφον τινὸς </text:span><text:span text:style-name="T28">ὡ</text:span><text:span text:style-name="T26">ς ποδῶν ἔχει διώκοντος.</text:span></text:p>
          </table:table-cell>
          <table:table-cell table:style-name="Table1.A1" office:value-type="string">
            <text:p text:style-name="P59">They had just turned the corner when they heard quick footsteps behind them.</text:p>
          </table:table-cell>
        </table:table-row>
        <table:table-row table:style-name="TableLine2385174453136">
          <table:table-cell table:style-name="Table1.A1" office:value-type="string">
            <text:p text:style-name="P72">Περσεύς, ῆ δ’ ὃς ὁ Ῥοὼν ψιθυρίζων, ὠθῶν δ’ ἅμα τὸν ’Ἀρειον κατόπιν μεγάλου γρῦπος λιθίνου ὥστε κρύψασθαι.</text:p>
          </table:table-cell>
          <table:table-cell table:style-name="Table1.A1" office:value-type="string">
            <text:p text:style-name="P60">"Percy!" hissed Ron, pulling Harry behind a large stone griffin. </text:p>
          </table:table-cell>
        </table:table-row>
        <table:table-row table:style-name="TableLine2385174453136">
          <table:table-cell table:style-name="Table1.A1" office:value-type="string">
            <text:p text:style-name="P72">προκύψαντες δὲ τὸν μὲν Περσέα οὐκ εἶδον, Σίναπυν δέ.<text:span text:style-name="T11"> </text:span></text:p>
          </table:table-cell>
          <table:table-cell table:style-name="Table1.A1" office:value-type="string">
            <text:p text:style-name="P60">Peering around it, however, they saw not Percy but Snape.</text:p>
          </table:table-cell>
        </table:table-row>
        <table:table-row table:style-name="TableLine2385174453136">
          <table:table-cell table:style-name="Table1.A1" office:value-type="string">
            <text:p text:style-name="P72">ὁ δέ διαβὰς τὴν διαδρομὴν ἐξ ὀμμάτων ἀπῆλθεν αὐτοῖς.</text:p>
          </table:table-cell>
          <table:table-cell table:style-name="Table1.A1" office:value-type="string">
            <text:p text:style-name="P60">He crossed the corridor and disappeared from view.</text:p>
          </table:table-cell>
        </table:table-row>
        <table:table-row table:style-name="TableLine2385174453136">
          <table:table-cell table:style-name="Table1.A1" office:value-type="string">
            <text:p text:style-name="P72">ὁ δ’ ’Άρειος Τί χρῆμα δρᾲ<text:span text:style-name="T28">;</text:span> ἔφη ψιθυρίζων.</text:p>
          </table:table-cell>
          <table:table-cell table:style-name="Table1.A1" office:value-type="string">
            <text:p text:style-name="P60">"What's he doing?" Harry whispered. </text:p>
          </table:table-cell>
        </table:table-row>
        <table:table-row table:style-name="TableLine2385174453136">
          <table:table-cell table:style-name="Table1.A1" office:value-type="string">
            <text:p text:style-name="P72">διὰ τί οὐκ ἐν τῇ γοργύρᾳ ἐστὶ μετὰ τῶν ἄλλων σοφιστῶν;</text:p>
          </table:table-cell>
          <table:table-cell table:style-name="Table1.A1" office:value-type="string">
            <text:p text:style-name="P60">"Why isn't he down in the dungeons with the rest of the teachers?"</text:p>
          </table:table-cell>
        </table:table-row>
        <table:table-row table:style-name="TableLine2385174453136">
          <table:table-cell table:style-name="Table1.A1" office:value-type="string">
            <text:p text:style-name="P72">Οὐκ οἶδ’ ἔγωγε.<text:span text:style-name="T11"> </text:span></text:p>
          </table:table-cell>
          <table:table-cell table:style-name="Table1.A1" office:value-type="string">
            <text:p text:style-name="P60">"<text:span text:style-name="T28">beats </text:span>me."</text:p>
          </table:table-cell>
        </table:table-row>
        <table:table-row table:style-name="TableLine2385174453136">
          <table:table-cell table:style-name="Table1.A1" office:value-type="string">
            <text:p text:style-name="P72">καὶ ἐφ’ ὅσον ἐνεδέχετο ἀψοφητὶ ἐδίωκον τὸν Σίναπυν ἤδη φθάνοντα αὐτοὺς· ἀλλ’ ἤδη κατὰ τὴν διαδρομὴν τὴν ἑξῆς ἀφανὴς ἐγένετο.<text:span text:style-name="T28"> Καὶ δὴ ἐπὶ τὸ τρίστεγον ὁρμᾶται, ἧ δ’ ὃς ὁ Ἄρειος. ὁ δέ Ῥοὼν χεῖρα προτείνας ἔπαυσεν αὐτόν.</text:span></text:p>
          </table:table-cell>
          <table:table-cell table:style-name="Table1.A1" office:value-type="string">
            <text:p text:style-name="P60">Quietly as possible, they crept along the next corridor after Snape's fading footsteps.<text:span text:style-name="T28"> </text:span>"He's heading for the third floor," Harry said, but Ron held up his hand.</text:p>
          </table:table-cell>
        </table:table-row>
        <table:table-row table:style-name="TableLine2385174453136">
          <table:table-cell table:style-name="Table1.A1" office:value-type="string">
            <text:p text:style-name="P72"><text:span text:style-name="T28">Ἦ</text:span> που ὀσφραίνει σύ τινος<text:span text:style-name="T28">;</text:span></text:p>
          </table:table-cell>
          <table:table-cell table:style-name="Table1.A1" office:value-type="string">
            <text:p text:style-name="P60">"Can you smell something?"</text:p>
          </table:table-cell>
        </table:table-row>
        <table:table-row table:style-name="TableLine2385174453136">
          <table:table-cell table:style-name="Table1.A1" office:value-type="string">
            <text:p text:style-name="P72">καὶ ὀ <text:span text:style-name="T28">Ἅ</text:span>ρειος δυσοδμοτάτου δή τινος ῶσφραίνετο, ὥσπερ ἀπὸ ποδείων σαθρῶν ἢ ἀπ’ ἀφόδου δημοσίας οἷἀν αὐχμηρὰν εἰς τοσοῦτο γεγεημένην οὐδεὶς ὡς ἔοικεν ἐκκεκάθαρκε.</text:p>
          </table:table-cell>
          <table:table-cell table:style-name="Table1.A1" office:value-type="string">
            <text:p text:style-name="P60">Harry sniffed and a foul stench reached his nostrils, a mixture of old socks and the kind of public toilet no one seems to clean. </text:p>
          </table:table-cell>
        </table:table-row>
        <table:table-row table:style-name="TableLine2385174453136">
          <table:table-cell table:style-name="Table1.A1" office:value-type="string">
            <text:p text:style-name="P72">κα<text:span text:style-name="T28">ὶ</text:span> μὴν ἥκουσαν γρυλισμοὺς καὶ ἑλκυσμοὺς ὥσπερ ε<text:span text:style-name="T28">ἰ</text:span> μέγα τι χρῆμα ἀνθρώπου βραδέως ἐπορεύετο χωλεύων τούς πόδας παμμεγέθεις ὄντας.</text:p>
          </table:table-cell>
          <table:table-cell table:style-name="Table1.A1" office:value-type="string">
            <text:p text:style-name="P60">And then they heard it -- a low grunting, and the shuffling footfalls of gigantic feet.<text:span text:style-name="T28"> </text:span></text:p>
          </table:table-cell>
        </table:table-row>
        <table:table-row table:style-name="TableLine2385174453136">
          <table:table-cell table:style-name="Table1.A1" office:value-type="string">
            <text:p text:style-name="P73">καὶ δακτυλοδεικτήσαντος τοῦ Ῥοῶνος εἶδον Αἰτναῖον τι κνώδαλον προσερχόμενον.</text:p>
          </table:table-cell>
          <table:table-cell table:style-name="Table1.A1" office:value-type="string">
            <text:p text:style-name="P60">Ron pointed -- at the end of a passage to the left, something huge was moving toward them.</text:p>
          </table:table-cell>
        </table:table-row>
        <table:table-row table:style-name="TableLine2385174453136">
          <table:table-cell table:style-name="Table1.A1" office:value-type="string">
            <text:p text:style-name="P73">καὶ εἰς σκιὰν πτήξαντες ε<text:span text:style-name="T29">ἰ</text:span>ς σελήνιον ἐτήρουν αὐτὸ<text:span text:style-name="T10"> </text:span>προβαῖνον.</text:p>
          </table:table-cell>
          <table:table-cell table:style-name="Table1.A1" office:value-type="string">
            <text:p text:style-name="P61">They shrank into the shadows and watched as it emerged into a patch of moonlight.</text:p>
          </table:table-cell>
        </table:table-row>
        <table:table-row table:style-name="TableLine2385174453136">
          <table:table-cell table:style-name="Table1.A1" office:value-type="string">
            <text:p text:style-name="P73">δεινὸν δ’ ἦν ἰδέσθαι.<text:span text:style-name="T10"> </text:span></text:p>
          </table:table-cell>
          <table:table-cell table:style-name="Table1.A1" office:value-type="string">
            <text:p text:style-name="P61">It was a horrible sight. </text:p>
          </table:table-cell>
        </table:table-row>
        <table:table-row table:style-name="TableLine2385174453136">
          <table:table-cell table:style-name="Table1.A1" office:value-type="string">
            <text:p text:style-name="P73">ὁ γὰρ Τρωγλοδύτης δώδεκα ποδῶν ὢν τὸ ὕψος τὴν χροίαν φαιὰν παρεῖχε καί ι’ώδη καῖ πετρίνοις λίθοις πως ὁμοίαν.<text:span text:style-name="T29"> καὶ σῶμα μὲν ἦν αὐτῷ μέγα καὶ ῶγκωμένον χερμάδι δ’ ἴσον ἐν ὄρεσί τινι, κεφαλὴ δὲ μικρὰ καὶ φαλακρὰ ἐν κορυφῇ ε”φυ ὀλίγον </text:span><text:soft-page-break/><text:span text:style-name="T29">διαφέρουσα φοινικοβαλάνου.</text:span></text:p>
          </table:table-cell>
          <table:table-cell table:style-name="Table1.A1" office:value-type="string">
            <text:p text:style-name="P61">Twelve feet tall, its skin was a dull, granite gray, its great lumpy body like a boulder with its small bald head perched on top like a coconut.</text:p>
          </table:table-cell>
        </table:table-row>
        <table:table-row table:style-name="TableLine2385174453136">
          <table:table-cell table:style-name="Table1.A1" office:value-type="string">
            <text:p text:style-name="P73">σκέλη δ’ αὖ βραχέα καὶ δενδρώδη, πόδες δέ πλατεῖς καὶ κερατοειδεῖς.<text:span text:style-name="T10"> </text:span></text:p>
          </table:table-cell>
          <table:table-cell table:style-name="Table1.A1" office:value-type="string">
            <text:p text:style-name="P61">It had short legs thick as tree trunks with flat, horny feet.<text:span text:style-name="T29"> </text:span></text:p>
          </table:table-cell>
        </table:table-row>
        <table:table-row table:style-name="TableLine2385174453136">
          <table:table-cell table:style-name="Table1.A1" office:value-type="string">
            <text:p text:style-name="P73">δυσοσμία δ’ ἀπ’ αὐτοῦ ἐγίγνετο θαυμασία ὡς σφόδρα.<text:span text:style-name="T29"> εἶχε δέ ῥόπαλον ξύλινον καὶ παμμέγεθες. τοῦτο δ’ ἔσυρεν ἐπ’ ἐδάφους, τῶν βραχιόνων αὐτοῦ τοσούτων ὄντων.</text:span></text:p>
          </table:table-cell>
          <table:table-cell table:style-name="Table1.A1" office:value-type="string">
            <text:p text:style-name="P61">The smell coming from it was incredible. It was holding a huge wooden club, which dragged along the floor because its arms were so long.</text:p>
          </table:table-cell>
        </table:table-row>
        <table:table-row table:style-name="TableLine2385174453136">
          <table:table-cell table:style-name="Table1.A1" office:value-type="string">
            <text:p text:style-name="Text_20_body"/>
          </table:table-cell>
          <table:table-cell table:style-name="Table1.A1" office:value-type="string">
            <text:p text:style-name="P1"/>
          </table:table-cell>
        </table:table-row>
        <table:table-row table:style-name="TableLine2385174453136">
          <table:table-cell table:style-name="Table1.A1" office:value-type="string">
            <text:p text:style-name="P73">στὰς δέ πρὸς θυρῶνι εἴσω προῦκυψε.</text:p>
          </table:table-cell>
          <table:table-cell table:style-name="Table1.A1" office:value-type="string">
            <text:p text:style-name="P61">The troll stopped next to a doorway and peered inside.</text:p>
          </table:table-cell>
        </table:table-row>
        <table:table-row table:style-name="TableLine2385174453136">
          <table:table-cell table:style-name="Table1.A1" office:value-type="string">
            <text:p text:style-name="P73">τὰ δ’ ὦτ’ ὄνου δίκην ὑποκινήσας καὶ ὅπερ ὀλίγον εἶχε τοῦ φρονίμου πρὸς τὸ μηχανᾶσθαί τι βιάζειν δοκῶν, βραδέως εἰσῆλθεν.</text:p>
          </table:table-cell>
          <table:table-cell table:style-name="Table1.A1" office:value-type="string">
            <text:p text:style-name="P61">It waggled its long ears, making up its tiny mind, then slouched slowly into the room.</text:p>
          </table:table-cell>
        </table:table-row>
        <table:table-row table:style-name="TableLine2385174453136">
          <table:table-cell table:style-name="Table1.A1" office:value-type="string">
            <text:p text:style-name="P73">ὁ δ’ ’Άρειος Τῆς κλειδός, ἔφη, παρούσης τῇ θύρᾳ, ἔστιν ἡμῖν συγκλεῖσαι αὐτόν.<text:span text:style-name="T10"> </text:span></text:p>
          </table:table-cell>
          <table:table-cell table:style-name="Table1.A1" office:value-type="string">
            <text:p text:style-name="P61">"The keys in the lock," Harry muttered. "We could lock it in."</text:p>
          </table:table-cell>
        </table:table-row>
        <table:table-row table:style-name="TableLine2385174453136">
          <table:table-cell table:style-name="Table1.A1" office:value-type="string">
            <text:p text:style-name="P73">Εὖ φρονεῖς, ἦ δ’ ὃς ὁ Ῥοών δεδιώς τι.</text:p>
          </table:table-cell>
          <table:table-cell table:style-name="Table1.A1" office:value-type="string">
            <text:p text:style-name="P61">"Good idea," said Ron nervously.</text:p>
          </table:table-cell>
        </table:table-row>
        <table:table-row table:style-name="TableLine2385174453136">
          <table:table-cell table:style-name="Table1.A1" office:value-type="string">
            <text:p text:style-name="P73">κα<text:span text:style-name="T29">ὶ</text:span> πρὸς τὴν θύραν ἔτι ἀνεῳγμένην ε<text:span text:style-name="T29">ἵ</text:span>ρπυσαν, φόβον παρέχοντες διψητικὸν καί ἐλπίζοντες ἅμα τὸν Τρωγλοδύτην μὴ ἐξιέναι.</text:p>
          </table:table-cell>
          <table:table-cell table:style-name="Table1.A1" office:value-type="string">
            <text:p text:style-name="P61">They edged toward the open door, mouths dry, praying the troll wasn't about to come out of it.</text:p>
          </table:table-cell>
        </table:table-row>
        <table:table-row table:style-name="TableLine2385174453136">
          <table:table-cell table:style-name="Table1.A1" office:value-type="string">
            <text:p text:style-name="P73">προπηδήσας δέ ὁ <text:span text:style-name="T29">Ἅ</text:span>ρειος καί τὴν κλεῖν λαβὼν τὴν θύραν ἐπαράξας κατέκλεισεν.</text:p>
          </table:table-cell>
          <table:table-cell table:style-name="Table1.A1" office:value-type="string">
            <text:p text:style-name="P61">With one great leap, Harry managed to grab the key, slam the door, and lock it.</text:p>
          </table:table-cell>
        </table:table-row>
        <table:table-row table:style-name="TableLine2385174453136">
          <table:table-cell table:style-name="Table1.A1" office:value-type="string">
            <text:p text:style-name="P73">καὶ ἰοῦ <text:span text:style-name="T29">ἰο</text:span>ῦ κεκραγότες νικήφοροι <text:span text:style-name="T29">ἔ</text:span>τρεχον ἔμπαλιν κατὰ τὴν διαδρομήν.<text:span text:style-name="T29"> μέλλοντες δέ κάμψαι τὸν ἀγκῶνα ἥκουσαν καρδιόδηκτόν τι.</text:span><text:span text:style-name="T10"> </text:span><text:span text:style-name="T29">ὄρθιον γάρ τις φόβῳ ἀνωλόλυξε τοῦ δωματίου ἐντὸς ἐκείνου ὅπερ ἄρτι ἐκεκλείκεσαν.</text:span></text:p>
          </table:table-cell>
          <table:table-cell table:style-name="Table1.A1" office:value-type="string">
            <text:p text:style-name="P61"><text:span text:style-name="T29">"</text:span>Yes!"<text:span text:style-name="T29"> </text:span>Flushed with their victory, they started to run back up the passage, but as they reached the corner they heard something that made their hearts stop -- a high, petrified scream -- and it was coming from the chamber they'd just chained up. </text:p>
          </table:table-cell>
        </table:table-row>
        <table:table-row table:style-name="TableLine2385174453136">
          <table:table-cell table:style-name="Table1.A1" office:value-type="string">
            <text:p text:style-name="P73">Μὴ γένοιτο, ἔφη ὁ Ῥοῶν ὠχραινόμενος οἷον ὁ Βαρόνος Αἶματοσταγής.</text:p>
          </table:table-cell>
          <table:table-cell table:style-name="Table1.A1" office:value-type="string">
            <text:p text:style-name="P61">"Oh, no," said Ron, pale as the Bloody Baron.</text:p>
          </table:table-cell>
        </table:table-row>
        <table:table-row table:style-name="TableLine2385174453136">
          <table:table-cell table:style-name="Table1.A1" office:value-type="string">
            <text:p text:style-name="P73"><text:span text:style-name="T10"><text:s/></text:span>ὁ δ’ <text:span text:style-name="T29">Ἅ</text:span>ρειος ἀπορῶν Τοῦτο γὰρ τὸ δωμάτιον, ἔφη, λουτρῶν παρθενικός ἐστι.<text:span text:style-name="T10"> </text:span></text:p>
          </table:table-cell>
          <table:table-cell table:style-name="Table1.A1" office:value-type="string">
            <text:p text:style-name="P62">"It's the girls' bathroom!" Harry gasped.</text:p>
          </table:table-cell>
        </table:table-row>
        <table:table-row table:style-name="TableLine2385174453136">
          <table:table-cell table:style-name="Table1.A1" office:value-type="string">
            <text:p text:style-name="P74">καὶ ὁμοῦ ἄμφω φωνοῦντες <text:span text:style-name="T30">Ἡ</text:span> Ἑρμιόνη, ἔφασαν, ἔνεστιν.</text:p>
          </table:table-cell>
          <table:table-cell table:style-name="Table1.A1" office:value-type="string">
            <text:p text:style-name="P62">"Hermione!" they said together. </text:p>
          </table:table-cell>
        </table:table-row>
        <table:table-row table:style-name="TableLine2385174453136">
          <table:table-cell table:style-name="Table1.A1" office:value-type="string">
            <text:p text:style-name="P74">ἄκοντες οὖν ἀποτρέψαντες ἀνέδραμον ἐπὶ τὴν θύραν.</text:p>
          </table:table-cell>
          <table:table-cell table:style-name="Table1.A1" office:value-type="string">
            <text:p text:style-name="P62">It was the last thing they wanted to do, but what choice did they have?</text:p>
          </table:table-cell>
        </table:table-row>
        <table:table-row table:style-name="TableLine2385174453136">
          <table:table-cell table:style-name="Table1.A1" office:value-type="string">
            <text:p text:style-name="P74">κλῇθρον δέ μόλις χαλάσας - πεπληγμένος γὰρ εἰς τοσοῦτο τὴν κλεῖν μονονουχὶ μεθῆκεν - ὁ Ἄρειος <text:soft-page-break/>τὴν θύραν ἀνέῳξεν.</text:p>
          </table:table-cell>
          <table:table-cell table:style-name="Table1.A1" office:value-type="string">
            <text:p text:style-name="P62">Wheeling around, they sprinted back to the door and turned the key, fumbling in their panic.<text:span text:style-name="T30"> </text:span>Harry <text:soft-page-break/>pulled the door open and they ran inside.</text:p>
          </table:table-cell>
        </table:table-row>
        <table:table-row table:style-name="TableLine2385174453136">
          <table:table-cell table:style-name="Table1.A1" office:value-type="string">
            <text:p text:style-name="P74">εἰσελθόντες δέ κατέλαβον τὴν μὲν Ἑρμιόνην πτήττουσαν παρὰ τοῦ τοίχου ὀλίγου δέουσαν λιποψυχῆσαι, τὸν δέ Τρωγλοδύτην προ- σχωροῦντα ἐπ’ αὐτὴν καὶ ἅμα ἐκκρούοντα τὰ λουτηρίδια ἀπὸ τῶν τοίχων.</text:p>
          </table:table-cell>
          <table:table-cell table:style-name="Table1.A1" office:value-type="string">
            <text:p text:style-name="P62">Hermione Granger was shrinking against the wall opposite, looking as if she was about to faint. The troll was advancing on her, knocking the sinks off the walls as it went.</text:p>
          </table:table-cell>
        </table:table-row>
        <table:table-row table:style-name="TableLine2385174453136">
          <table:table-cell table:style-name="Table1.A1" office:value-type="string">
            <text:p text:style-name="P74">καὶ ὁ <text:span text:style-name="T30">Ἅ</text:span>ρειος ἠθύμει μέν ἐκέλευε δ’ ὅμως τὸν Ῥοῶνα ταράξαι ἐκεῖνον, αὐτὸς δέ τέως λαβὼν αὐλῶνος τι βιαίως ἔρριψε πρὸς τοῖχον ὡς ψόφῳ στροβήσων αὐτόν.</text:p>
          </table:table-cell>
          <table:table-cell table:style-name="Table1.A1" office:value-type="string">
            <text:p text:style-name="P62">"Confuse it!" Harry said desperately to Ron, and, seizing a tap, he threw it as hard as he could against the wall. </text:p>
          </table:table-cell>
        </table:table-row>
        <table:table-row table:style-name="TableLine2385174453136">
          <table:table-cell table:style-name="Table1.A1" office:value-type="string">
            <text:p text:style-name="P74">ὁ δέ Τρωγλοδύτης εἱστήκει ὀλίγον ἀπέχων τῆς Ἑρμιόνης, </text:p>
          </table:table-cell>
          <table:table-cell table:style-name="Table1.A1" office:value-type="string">
            <text:p text:style-name="P62">The troll stopped a few feet from Hermione.</text:p>
          </table:table-cell>
        </table:table-row>
        <table:table-row table:style-name="TableLine2385174453136">
          <table:table-cell table:style-name="Table1.A1" office:value-type="string">
            <text:p text:style-name="P74">καλινδούμενος ἀεὶ ἐσκαρδαμύκτει που σκαιότατος ὢν ὡς μαθησόμενος τί δὴ ψόφον ἀνῆκε.</text:p>
          </table:table-cell>
          <table:table-cell table:style-name="Table1.A1" office:value-type="string">
            <text:p text:style-name="P62">It lumbered around, blinking stupidly, to see what had made the noise.</text:p>
          </table:table-cell>
        </table:table-row>
        <table:table-row table:style-name="TableLine2385174453136">
          <table:table-cell table:style-name="Table1.A1" office:value-type="string">
            <text:p text:style-name="P74">καὶ μὴν τὸν <text:span text:style-name="T30">Ἅ</text:span>ρειον κατεῖδε πικρόν βλέπων πρὸς αὐτόν.<text:span text:style-name="T10"> </text:span>ἀπορήσας δ’ οὐ διὰ πολὺν μετῆλθε τοῦτον, τὸ ῥόπαλον ἅμα ἀναιρούμενος.</text:p>
          </table:table-cell>
          <table:table-cell table:style-name="Table1.A1" office:value-type="string">
            <text:p text:style-name="P62">Its mean little eyes saw Harry. It hesitated, then made for him instead, lifting its club as it went.</text:p>
          </table:table-cell>
        </table:table-row>
        <table:table-row table:style-name="TableLine2385174453136">
          <table:table-cell table:style-name="Table1.A1" office:value-type="string">
            <text:p text:style-name="P74">ἀλλ’ ὁ Ῥοὼν ἐκ πλαγίου Οὗτος, ἔφη, ὁ ἐμβρόντητος.<text:span text:style-name="T10"> </text:span>καὶ αὐλῶνος τι ἔρριψεν.</text:p>
          </table:table-cell>
          <table:table-cell table:style-name="Table1.A1" office:value-type="string">
            <text:p text:style-name="P62">"Oy, pea-brain!" yelled Ron from the other side of the chamber, and he threw a metal pipe at it.</text:p>
          </table:table-cell>
        </table:table-row>
        <table:table-row table:style-name="TableLine2385174453136">
          <table:table-cell table:style-name="Table1.A1" office:value-type="string">
            <text:p text:style-name="P74">κα<text:span text:style-name="T30">ὶ</text:span> τῆς μὲν τοῦ αὐλῶνος πληγῆς πρὸς ὦμον<text:span text:style-name="T10"> </text:span>πατάξαντος οὐδὲν ἔδοξεν αἰσθέσθαι, τὴν δέ βοὴν ἀκούσας αὖθις εἱστήκει ῥύγχος δυσειδὲς περιάγων ἅμα ἐπὶ τὸν Ῥοῶνα.<text:span text:style-name="T30"> καὶ οὔτως ὁ Ἄρειος ἐφθάσεν ἐκεῖνον παραδραμών.</text:span></text:p>
          </table:table-cell>
          <table:table-cell table:style-name="Table1.A1" office:value-type="string">
            <text:p text:style-name="P62">The troll didn't even seem to notice the pipe hitting its shoulder, but it heard the yell and paused again, turning its ugly snout toward Ron instead, giving Harry time to run around it.</text:p>
          </table:table-cell>
        </table:table-row>
        <table:table-row table:style-name="TableLine2385174453136">
          <table:table-cell table:style-name="Table1.A1" office:value-type="string">
            <text:p text:style-name="P74"><text:span text:style-name="T10"><text:s/></text:span>τῇ δ’ Ἑρμιόνῃ βοῶν εἶπεν Ἄγε δη.<text:span text:style-name="T30"> δράμε σύ, ἀπόδραμε, πρὸς τὴν θύραν ἅμα θέλων ἀποσπᾶν αὐτήν. </text:span><text:span text:style-name="T10"><text:s/></text:span><text:span text:style-name="T30">ἡ δ’ ἔτι ἀκίνητος ἔμενε πτήττουσα πρὸς τῷ τοίχῳ δέει κεχηνυῖα. </text:span></text:p>
          </table:table-cell>
          <table:table-cell table:style-name="Table1.A1" office:value-type="string">
            <text:p text:style-name="P62">"Come on, run, run!" Harry yelled at Hermione, trying to pull her toward the door, but she couldn't move, she was still flat against the wall, her mouth open with terror.</text:p>
          </table:table-cell>
        </table:table-row>
        <table:table-row table:style-name="TableLine2385174453136">
          <table:table-cell table:style-name="Table1.A1" office:value-type="string">
            <text:p text:style-name="P74"><text:span text:style-name="T30">τεταραγμένος δ’ ἤδη ὁ Τρωγλοδύτης τῇ τε κραυγῇ νῦν δὴ τετυφωμένος καὶ τῇ ἠχοῖ</text:span><text:span text:style-name="T31"> </text:span><text:span text:style-name="T30">πάντως ἐξεβάκχευε. πάλιν δ ’ αὖ μυκώμενος προσέβαλλε τῷ Ῥοῶνι ἐπὶ ποσὶν ὅντι αὐτῷ οὐδ’ ἔχοντι ποῖ φύγοι.</text:span></text:p>
          </table:table-cell>
          <table:table-cell table:style-name="Table1.A1" office:value-type="string">
            <text:p text:style-name="P62">The shouting and the echoes seemed to be driving the troll berserk. It roared again and started toward Ron, who was nearest and had no way to escape.</text:p>
          </table:table-cell>
        </table:table-row>
        <table:table-row table:style-name="TableLine2385174453136">
          <table:table-cell table:style-name="Table1.A1" office:value-type="string">
            <text:p text:style-name="P75"><text:span text:style-name="T10"><text:s text:c="2"/></text:span>καί ἔπειτα ὁ ’Ἁρειος ἐποίησέ τι<text:span text:style-name="T11"> </text:span>ἀνδρειότατον μέν, ἀξυνετ- ώτατον δ’ ὅμως.<text:span text:style-name="T31"> ἐπιδραμὼν γὰρ αὐτῷ ἄρδην ἐπήδησεν ὥστε ἐκ τοῦ ὄπισθεν περιβαλέσθαι τὸν τοῦ Τρωγλοδύτου τράχηλον ταῖς χερσίν.</text:span></text:p>
          </table:table-cell>
          <table:table-cell table:style-name="Table1.A1" office:value-type="string">
            <text:p text:style-name="P62">Harry then did something that was both very brave and very stupid: He took a great running jump and managed to fasten his arms around the troll's neck from behind.</text:p>
          </table:table-cell>
        </table:table-row>
        <text:soft-page-break/>
        <table:table-row table:style-name="TableLine2385174453136">
          <table:table-cell table:style-name="Table1.A1" office:value-type="string">
            <text:p text:style-name="P75">οὐ μὴν οὐδ’ οὗτος ᾔσθετ’ αὐτοῦ ἐκκρεμαμένου ἐκεῖ, ἀλλὰ καὶ οἱ Τρωγλοδύται δήπου εἰκότως νοῦν ἕξουσιν ἐὰν ξύλινόν τις ἀνωθῇ μακρὸν ε<text:span text:style-name="T31">ἰ</text:span>ς τὸν μυκτῆρα.<text:span text:style-name="T31"> καὶ γὰρ ὁ Ἅρειος ἔτι τῆς ῥάβδου τῇ δεξιᾷ εἴχετο πηδήσας.</text:span><text:span text:style-name="T10"> </text:span><text:span text:style-name="T31">αὔτη δ’ ἄρα ἐσκάλευσεν εὐθὺ μίαν τῶν ῥινῶν αὐτοῦ.</text:span><text:span text:style-name="T10"> </text:span></text:p>
          </table:table-cell>
          <table:table-cell table:style-name="Table1.A1" office:value-type="string">
            <text:p text:style-name="P63">The troll couldn't feel Harry hanging there, but even a troll will notice if you stick a long bit of wood up its nose, and Harry's wand had still been in his hand when he'd jumped -- it had gone straight up one of the troll's nostrils. </text:p>
          </table:table-cell>
        </table:table-row>
        <table:table-row table:style-name="TableLine2385174453136">
          <table:table-cell table:style-name="Table1.A1" office:value-type="string">
            <text:p text:style-name="P75">ὁ δέ μέγα ῶλόλυζε τὰς ῥῖνας μάλ’ ἀλγῶν.<text:span text:style-name="T10"> </text:span>στροβεῖ δ’ οὖν τό ῥόπαλον πάντ’ εἶκῃ καί φύρδην πραττόμενος.<text:span text:style-name="T31"> ὁ δ’ Ἅρειος τέως συνεχῶς ἐλαμβάνετο οὐκ εἰδὼς εἰ ἐν ἀκαρεῖ οὗτος ἢ ἀποσπάσει αὐτὸν ἀπὸ τοῦ τραχήλου ἤ πληγὴν πλήξει καιρίαν τῷ ῥοπάλῳ.</text:span></text:p>
          </table:table-cell>
          <table:table-cell table:style-name="Table1.A1" office:value-type="string">
            <text:p text:style-name="P63">Howling with pain, the troll twisted and flailed its club, with Harry clinging on for dear life; any second, the troll was going to rip him off or catch him a terrible blow with the club. </text:p>
          </table:table-cell>
        </table:table-row>
        <table:table-row table:style-name="TableLine2385174453136">
          <table:table-cell table:style-name="Table1.A1" office:value-type="string">
            <text:p text:style-name="P75">ἐν δέ τούτῳ ἡ μὲν Ἑρμιόνη χαμᾶζε φόβῳ ἐπεπτώκει, ὁ δέ Ῥοών ἀνέλαβε τὴν ἑαυτοῦ ῥάβδον.<text:span text:style-name="T31"> οὐδ’ εἰδὼς τί δὴ μέλλει ποιήσειν, ἔλαθεν ἑαυτὸν ἐπᾴδοντα τὸ φίλτρον τὸ ἐπιτυχὸν τάδε’ Οὐιγγάρδιον λεουιώσα.</text:span></text:p>
          </table:table-cell>
          <table:table-cell table:style-name="Table1.A1" office:value-type="string">
            <text:p text:style-name="P63">Hermione had sunk to the floor in fright; Ron pulled out his own wand -- not knowing what he was going to do he heard himself cry the first spell that came into his head: "Wingardium Leviosa!"</text:p>
          </table:table-cell>
        </table:table-row>
        <table:table-row table:style-name="TableLine2385174453136">
          <table:table-cell table:style-name="Table1.A1" office:value-type="string">
            <text:p text:style-name="P75">καὶ τὸ ῥόπαλον ἄφνω πτάμενον ἐκ τῶν τοῦ Τρωγλοδύτου χειρῶν καὶ μετέωρον ἄνω εἰς τὸν ἀέρα ἀναφορούμενον, περιεστρέψατο εὐθὺς καὶ κατέπεσεν ὥσθ’ ὅσον μὴ συντρῖψαι τὸ τοῦ ἑαυτοῦ κυρίου κράνιον, ψόφον ἀηδῆ ἅμα παρασχόν.</text:p>
          </table:table-cell>
          <table:table-cell table:style-name="Table1.A1" office:value-type="string">
            <text:p text:style-name="P63">The club flew suddenly out of the troll's hand, rose high, high up into the air, turned slowly over -- and dropped, with a sickening crack, onto its owner's head.</text:p>
          </table:table-cell>
        </table:table-row>
        <table:table-row table:style-name="TableLine2385174453136">
          <table:table-cell table:style-name="Table1.A1" office:value-type="string">
            <text:p text:style-name="P75">ἐκεῖνος δὲ <text:span text:style-name="T31">ἰ</text:span>λλιγγιάσας τι πρανὴς ἐπὶ στόμα κατέπεσε, κτύπον παρέχων τοσοῦτον ὥστε πᾶν τὸ δωμάτιον σεισθῆναι.</text:p>
          </table:table-cell>
          <table:table-cell table:style-name="Table1.A1" office:value-type="string">
            <text:p text:style-name="P63">The troll swayed on the spot and then fell flat on its face, with a thud that made the whole room tremble.</text:p>
          </table:table-cell>
        </table:table-row>
        <table:table-row table:style-name="TableLine2385174453136">
          <table:table-cell table:style-name="Table1.A1" office:value-type="string">
            <text:p text:style-name="P75">κα<text:span text:style-name="T31">ὶ</text:span> ὁ μὲν <text:span text:style-name="T31">Ἅ</text:span>ρειος ἀνέστη τρέμων κα<text:span text:style-name="T31">ὶ</text:span> πνευστιῶν.</text:p>
          </table:table-cell>
          <table:table-cell table:style-name="Table1.A1" office:value-type="string">
            <text:p text:style-name="P63">Harry got to his feet. He was shaking and out of breath.</text:p>
          </table:table-cell>
        </table:table-row>
        <table:table-row table:style-name="TableLine2385174453136">
          <table:table-cell table:style-name="Table1.A1" office:value-type="string">
            <text:p text:style-name="P75"><text:s/>δὲ Ῥοών ἐκεῖ ἵστατο, τὴν ῥάβδον ἔτι ἀνέχων καὶ ἀτενές δεδορκὼς ἐπὶ τὸ πεποιημένον.</text:p>
          </table:table-cell>
          <table:table-cell table:style-name="Table1.A1" office:value-type="string">
            <text:p text:style-name="P63">Ron was standing there with his wand still raised, staring at what he had done.</text:p>
          </table:table-cell>
        </table:table-row>
        <table:table-row table:style-name="TableLine2385174453136">
          <table:table-cell table:style-name="Table1.A1" office:value-type="string">
            <text:p text:style-name="P75">ὁ<text:span text:style-name="T10"> </text:span>ἀλλ’ ἡ Ἑρμιόνη ἔφθασε λέγων ὅτι <text:span text:style-name="T31">Ἦ</text:span> καί τέθνηκεν<text:span text:style-name="T31">.</text:span></text:p>
          </table:table-cell>
          <table:table-cell table:style-name="Table1.A1" office:value-type="string">
            <text:p text:style-name="P63">It was Hermione who spoke first.<text:span text:style-name="T31"> </text:span>"Is it -- dead?" </text:p>
          </table:table-cell>
        </table:table-row>
        <table:table-row table:style-name="TableLine2385174453136">
          <table:table-cell table:style-name="Table1.A1" office:value-type="string">
            <text:p text:style-name="P75">ὁ δ’ Ἄρειος ἀπεκρίνατο ὡς τεθνάναι μὲν οὐ δοκεῖ, λιποψυχῆσαι δέ, ὡς εἰκός.</text:p>
          </table:table-cell>
          <table:table-cell table:style-name="Table1.A1" office:value-type="string">
            <text:p text:style-name="P63">I don't think so," said Harry, I think it's just been knocked out."</text:p>
          </table:table-cell>
        </table:table-row>
        <table:table-row table:style-name="TableLine2385174453136">
          <table:table-cell table:style-name="Table1.A1" office:value-type="string">
            <text:p text:style-name="P75">νεύσας δέ τὴν ῥάβδον ἐξείλκυσεν ἐκ τοῦ μυκτῆρος τοῦ Τρωγλοδύτου.</text:p>
          </table:table-cell>
          <table:table-cell table:style-name="Table1.A1" office:value-type="string">
            <text:p text:style-name="P63">He bent down and pulled his wand out of the troll's nose. </text:p>
          </table:table-cell>
        </table:table-row>
        <table:table-row table:style-name="TableLine2385174453136">
          <table:table-cell table:style-name="Table1.A1" office:value-type="string">
            <text:p text:style-name="P75"><text:span text:style-name="T10"><text:s/></text:span>ἐδόκει δέ κεκαλύφθαι κόμμι φαιῷ καὶ ἰώδει.</text:p>
          </table:table-cell>
          <table:table-cell table:style-name="Table1.A1" office:value-type="string">
            <text:p text:style-name="P63">It was covered in what looked like lumpy gray glue.</text:p>
          </table:table-cell>
        </table:table-row>
        <text:soft-page-break/>
        <table:table-row table:style-name="TableLine2385174453136">
          <table:table-cell table:style-name="Table1.A1" office:value-type="string">
            <text:p text:style-name="P75">Α<text:span text:style-name="T31">ἰ</text:span>βοῖ, ἔφη, τῆς κορύζης τρωγλοδυτικῆς.</text:p>
          </table:table-cell>
          <table:table-cell table:style-name="Table1.A1" office:value-type="string">
            <text:p text:style-name="P63">"Urgh -- troll boogers."</text:p>
          </table:table-cell>
        </table:table-row>
        <table:table-row table:style-name="TableLine2385174453136">
          <table:table-cell table:style-name="Table1.A1" office:value-type="string">
            <text:p text:style-name="P75">κα<text:span text:style-name="T31">ὶ</text:span> ἀπώμορξε δῆτα ἐπὶ τὰς βράκας τὰς τρωγλοδυτικάς.</text:p>
          </table:table-cell>
          <table:table-cell table:style-name="Table1.A1" office:value-type="string">
            <text:p text:style-name="P63">He wiped it on the troll's trousers.</text:p>
          </table:table-cell>
        </table:table-row>
        <table:table-row table:style-name="TableLine2385174453136">
          <table:table-cell table:style-name="Table1.A1" office:value-type="string">
            <text:p text:style-name="P76">καὶ ἐντεῦθεν ο<text:span text:style-name="T32">ἱ</text:span> τριττοὶ ἀκούσαντές τινος θύραν ἐπαράξαντος καὶ ἐγγυτέρω προσιόντος τὰ <text:span text:style-name="T32">ὦ</text:span>τα ὀρθὰ παρέσχον.<text:span text:style-name="T10"> </text:span></text:p>
          </table:table-cell>
          <table:table-cell table:style-name="Table1.A1" office:value-type="string">
            <text:p text:style-name="P64">A sudden slamming and loud footsteps made the three of them look up.</text:p>
          </table:table-cell>
        </table:table-row>
        <table:table-row table:style-name="TableLine2385174453136">
          <table:table-cell table:style-name="Table1.A1" office:value-type="string">
            <text:p text:style-name="P76">οὐ γὰρ συνῄδεσαν ἑαυτοῖς τοσοῦτο θορυβήσαντες.<text:span text:style-name="T10"> </text:span>ἀλλ’ οὖν τις τῶν κάτω δηλαδὴ ἔτυχεν ἀκούσας τῶν τε κτύπων καὶ τῶν τοῦ Τρωγλοδύτου μυκημάτων.</text:p>
          </table:table-cell>
          <table:table-cell table:style-name="Table1.A1" office:value-type="string">
            <text:p text:style-name="P64">They hadn't realized what a racket they had been making, but of course, someone downstairs must have heard the crashes and the troll's roars.</text:p>
          </table:table-cell>
        </table:table-row>
        <table:table-row table:style-name="TableLine2385174453136">
          <table:table-cell table:style-name="Table1.A1" office:value-type="string">
            <text:p text:style-name="P76">καὶ ἐν ἀκαρεῖ ἡ Μαγονωγαλέα εἰς τὸ δωμάτιον εἰσέπεσεν, ἑπομένων αὐτῇ τοῦ τε Σινάπεως καὶ τοῦ Κιούρου ὀπισθοφυλακοῦντος.</text:p>
          </table:table-cell>
          <table:table-cell table:style-name="Table1.A1" office:value-type="string">
            <text:p text:style-name="P64">A moment later, Professor McGonagall had come bursting into the room, closely followed by Snape, with Quirrell bringing up the rear.</text:p>
          </table:table-cell>
        </table:table-row>
        <table:table-row table:style-name="TableLine2385174453136">
          <table:table-cell table:style-name="Table1.A1" office:value-type="string">
            <text:p text:style-name="P76">οὗτος δ’ ὀλίγον ὑποβλέψας τὸν Τρωγλοδύτην κνυσάμενός τι ἐκάθισεν εὐθὺς ἐπ’ ἀφόδου, τοῦ στέρνου ἁπτόμενος.</text:p>
          </table:table-cell>
          <table:table-cell table:style-name="Table1.A1" office:value-type="string">
            <text:p text:style-name="P64">Quirrell took one look at the troll, let out a faint whimper, and sat quickly down on a toilet, clutching his heart.</text:p>
          </table:table-cell>
        </table:table-row>
        <table:table-row table:style-name="TableLine2385174453136">
          <table:table-cell table:style-name="Table1.A1" office:value-type="string">
            <text:p text:style-name="P76">καὶ ὁ μὲν Σίναπυς προῦκυπτε τῷ Τρωγλοδύτῃ, ἡ δέ Μαγονωγαλέα ἔβλεπε πρὸς τὸν Ῥοῶνα καὶ τὸν <text:span text:style-name="T32">Ἅ</text:span>ρειον.</text:p>
          </table:table-cell>
          <table:table-cell table:style-name="Table1.A1" office:value-type="string">
            <text:p text:style-name="P64">Snape bent over the troll. Professor McGonagall was looking at Ron and Harry.</text:p>
          </table:table-cell>
        </table:table-row>
        <table:table-row table:style-name="TableLine2385174453136">
          <table:table-cell table:style-name="Table1.A1" office:value-type="string">
            <text:p text:style-name="P76">ὁ δὲ οὐπώποτ’ εἶδεν αὐτὴν οὕτω θυμουμένην, τὰ χείλη λευκὰ δὴ παρέχουσαν.</text:p>
          </table:table-cell>
          <table:table-cell table:style-name="Table1.A1" office:value-type="string">
            <text:p text:style-name="P64">Harry had never seen her look so angry. Her lips were white.</text:p>
          </table:table-cell>
        </table:table-row>
        <table:table-row table:style-name="TableLine2385174453136">
          <table:table-cell table:style-name="Table1.A1" office:value-type="string">
            <text:p text:style-name="P76">οὐκέτ’ ἤλπιζε δηλαδὴ οἴσεσθαι πεντήκοντα βαθμοὺς ὑπὲρ τῶν Γρυφινδώρων.</text:p>
          </table:table-cell>
          <table:table-cell table:style-name="Table1.A1" office:value-type="string">
            <text:p text:style-name="P64">Hopes of winning fifty points for Gryffindor faded quickly from Harry's mind. </text:p>
          </table:table-cell>
        </table:table-row>
        <table:table-row table:style-name="TableLine2385174453136">
          <table:table-cell table:style-name="Table1.A1" office:value-type="string">
            <text:p text:style-name="P76">ἐκείνη δέ μάλα πικραινομένη τραχείᾳ τῇ φωνῇ Ἀλλὰ τί πρὸς θεῶν, ἔφη, ἐν νῷ εἴχετε<text:span text:style-name="T32">;</text:span> </text:p>
          </table:table-cell>
          <table:table-cell table:style-name="Table1.A1" office:value-type="string">
            <text:p text:style-name="P64">What on earth were you thinking of?" said Professor McGonagall, with cold fury in her voice.</text:p>
          </table:table-cell>
        </table:table-row>
        <table:table-row table:style-name="TableLine2385174453136">
          <table:table-cell table:style-name="Table1.A1" office:value-type="string">
            <text:p text:style-name="P76"><text:span text:style-name="T32">Ἅ</text:span>ρειος δέ πρὸς τὸν Ῥοῶνα ἔβλεψεν ἔτι ἑστῶτ’ ἀκίνητον, τῆς ῥάβδου ἄνω τεινομένης.</text:p>
          </table:table-cell>
          <table:table-cell table:style-name="Table1.A1" office:value-type="string">
            <text:p text:style-name="P64">"Harry looked at Ron, who was still standing with his wand in the air.</text:p>
          </table:table-cell>
        </table:table-row>
        <table:table-row table:style-name="TableLine2385174453136">
          <table:table-cell table:style-name="Table1.A1" office:value-type="string">
            <text:p text:style-name="P76">ἐκείνη δ’ ἀναλαβοῦσα Ἐκινδυνεύετε γάρ τοι, ἔφη, ἀποθανεῖν.</text:p>
          </table:table-cell>
          <table:table-cell table:style-name="Table1.A1" office:value-type="string">
            <text:p text:style-name="P64">"You're lucky you weren't killed.</text:p>
          </table:table-cell>
        </table:table-row>
        <table:table-row table:style-name="TableLine2385174453136">
          <table:table-cell table:style-name="Table1.A1" office:value-type="string">
            <text:p text:style-name="P76">τί<text:span text:style-name="T32"> </text:span>ε<text:span text:style-name="T32">ἰ</text:span>ς τὴν οἰκίαν οὐκ ἀνέβητε<text:span text:style-name="T32">;</text:span></text:p>
          </table:table-cell>
          <table:table-cell table:style-name="Table1.A1" office:value-type="string">
            <text:p text:style-name="P64"><text:span text:style-name="T32">"</text:span>Why aren't you in your dormitory?"</text:p>
          </table:table-cell>
        </table:table-row>
        <table:table-row table:style-name="TableLine2385174453136">
          <table:table-cell table:style-name="Table1.A1" office:value-type="string">
            <text:p text:style-name="P76">ὁ δέ Σίναπυς ὀξὺ ἔβλεψε πρὸς τὸν ’Ἀρειον ὁ δέ πρὸς τὴν γῆν ἔβλεπε, χρῄζων τοῦ Ῥοῶνος καταθεῖναι τὴν ῥάβδον.</text:p>
          </table:table-cell>
          <table:table-cell table:style-name="Table1.A1" office:value-type="string">
            <text:p text:style-name="P64">Snape gave Harry a swift, piercing look. Harry looked at the floor. He wished Ron would put his wand down. </text:p>
          </table:table-cell>
        </table:table-row>
        <table:table-row table:style-name="TableLine2385174453136">
          <table:table-cell table:style-name="Table1.A1" office:value-type="string">
            <text:p text:style-name="P76">κ<text:span text:style-name="T32">ἄ</text:span>πειτα ἦν ἀκοῦσαι φωνήν τινα μικρὰν ἀπὸ τοῦ σκότου γιγνομένην.</text:p>
          </table:table-cell>
          <table:table-cell table:style-name="Table1.A1" office:value-type="string">
            <text:p text:style-name="P64">Then a small voice came out of the shadows. </text:p>
          </table:table-cell>
        </table:table-row>
        <text:soft-page-break/>
        <table:table-row table:style-name="TableLine2385174453136">
          <table:table-cell table:style-name="Table1.A1" office:value-type="string">
            <text:p text:style-name="P76">Ξύγγνωθί μοι, ἔφη, ὦ σοφιστὰ Μαγονωγαλέα.<text:span text:style-name="T11"> </text:span>ἀλλ’ ἐκεῖνοι ἠρεύνων ἐμέ.</text:p>
          </table:table-cell>
          <table:table-cell table:style-name="Table1.A1" office:value-type="string">
            <text:p text:style-name="P64">"Please, Professor McGonagall -- they were looking for me."</text:p>
          </table:table-cell>
        </table:table-row>
        <table:table-row table:style-name="TableLine2385174453136">
          <table:table-cell table:style-name="Table1.A1" office:value-type="string">
            <text:p text:style-name="P76">Ἡ Γέρανος.</text:p>
          </table:table-cell>
          <table:table-cell table:style-name="Table1.A1" office:value-type="string">
            <text:p text:style-name="P64">"Miss Granger!" </text:p>
          </table:table-cell>
        </table:table-row>
        <table:table-row table:style-name="TableLine2385174453136">
          <table:table-cell table:style-name="Table1.A1" office:value-type="string">
            <text:p text:style-name="P76">ἡ γὰρ Ἑρμιόνη ἀναστᾶσ’ ἥδη Ἀλλὰ γὰρ ἐγὼ τὸν Τρωγλοδύτην ἴχνευον, νομίζουσα αὐτὴ καθ’ ἑαυτὴν οἵα τ’ ἔσεσθαι χρῆσθαι αὐτῷ ὡς πόλλ’ ἀναγνοῦσα περὶ τῶν τοιούτων.</text:p>
          </table:table-cell>
          <table:table-cell table:style-name="Table1.A1" office:value-type="string">
            <text:p text:style-name="P64">Hermione had managed to get to her feet at last. I went looking for the troll because I -- I thought I could deal with it on my own -- you know, because I've read all about them."</text:p>
          </table:table-cell>
        </table:table-row>
        <table:table-row table:style-name="TableLine2385174453136">
          <table:table-cell table:style-name="Table1.A1" office:value-type="string">
            <text:p text:style-name="P76">καί ὁ Ῥοῶν μεθῆκε τὴν ῥάβδον, θαυμάζων <text:span text:style-name="T32">εἰ ἡ</text:span> χρυσῆ Ἑρμιόνη Γέρανος σοφιστὴν δὴ ἑκοῦσα καὶ ἐξαπατᾷ τι.</text:p>
          </table:table-cell>
          <table:table-cell table:style-name="Table1.A1" office:value-type="string">
            <text:p text:style-name="P64">Ron dropped his wand.<text:span text:style-name="T32"> </text:span>Hermione Granger, telling a downright lie to a teacher?</text:p>
          </table:table-cell>
        </table:table-row>
        <table:table-row table:style-name="TableLine2385174453136">
          <table:table-cell table:style-name="Table1.A1" office:value-type="string">
            <text:p text:style-name="P77">ἡ δ’ ἀναλαβοῦσα Εἴγ’ ἄρα μὴ η<text:span text:style-name="T33">ὗ</text:span>ρον ἐμέ, ἀπέθανον ἄν.</text:p>
          </table:table-cell>
          <table:table-cell table:style-name="Table1.A1" office:value-type="string">
            <text:p text:style-name="P65">"If they hadn't found me, I'd be dead now.<text:span text:style-name="T33">"</text:span><text:line-break/></text:p>
          </table:table-cell>
        </table:table-row>
        <table:table-row table:style-name="TableLine2385174453136">
          <table:table-cell table:style-name="Table1.A1" office:value-type="string">
            <text:p text:style-name="P77">ὁ μὲν γὰρ <text:span text:style-name="T33">Ἅ</text:span>ρειος τὴν ῥάβδον ἀνέωσεν ε<text:span text:style-name="T33">ἰ</text:span>ς τὸν μυκτῆρα αὐτοῦ, ὁ δὲ Ῥοὼν ἔπραξεν ὅπως ἐλιποψύχησε καταβληθείς τῷ ἑαυτοῦ ῥοπάλῳ, οὐ παρὸν ζητεῖν οὐδένα βοηθήσοντα.</text:p>
          </table:table-cell>
          <table:table-cell table:style-name="Table1.A1" office:value-type="string">
            <text:p text:style-name="P65"><text:span text:style-name="T33">"</text:span>Harry stuck his wand up its nose and Ron knocked it out with its own club. They didn't have time to come and fetch anyone.<text:span text:style-name="T33">"</text:span></text:p>
          </table:table-cell>
        </table:table-row>
        <table:table-row table:style-name="TableLine2385174453136">
          <table:table-cell table:style-name="Table1.A1" office:value-type="string">
            <text:p text:style-name="P77">ἔμελλε γὰρ ἥδη ἀποκτενεῖν με καὶ ἀφίκοντο.</text:p>
          </table:table-cell>
          <table:table-cell table:style-name="Table1.A1" office:value-type="string">
            <text:p text:style-name="P65"><text:span text:style-name="T33">"</text:span>It was about to finish me off when they arrived."</text:p>
          </table:table-cell>
        </table:table-row>
        <table:table-row table:style-name="TableLine2385174453136">
          <table:table-cell table:style-name="Table1.A1" office:value-type="string">
            <text:p text:style-name="P77">ὁ δ’ ’Άρειος καὶ ὁ Ῥοῶν μάλιστ’ ἐβούλοντο μὴ δοκεῖν ταῦτα τὸ πρῶτον νῦν δὴ ἀκούσαντες.</text:p>
          </table:table-cell>
          <table:table-cell table:style-name="Table1.A1" office:value-type="string">
            <text:p text:style-name="P65">Harry and Ron tried to look as though this story wasn't new to them. </text:p>
          </table:table-cell>
        </table:table-row>
        <table:table-row table:style-name="TableLine2385174453136">
          <table:table-cell table:style-name="Table1.A1" office:value-type="string">
            <text:p text:style-name="P77">καί ἡ Μαγονωγαλέα ὀξὺ βλέπουσα πρὸς αὐτούς Εἶὲν, ἔφη.<text:span text:style-name="T11"> </text:span>ἀλλὰ πῶς σύ, ὦ Γέρανε ἀνόητε, ἐτόλμας παρθένος οὖσα καθ’ ἑαυτὴν χρῆσθαι Τρωγλοδύτῃ ὀρεινῷ,· καὶ ἡ μὲν οὖν ἔκυψεν αἰσχυνομένη.</text:p>
          </table:table-cell>
          <table:table-cell table:style-name="Table1.A1" office:value-type="string">
            <text:p text:style-name="P65">"Well -- in that case..." said Professor McGonagall, staring at the three of them, "Miss Granger, you foolish girl, how could you think of tackling a mountain troll on your own?" </text:p>
          </table:table-cell>
        </table:table-row>
        <table:table-row table:style-name="TableLine2385174453136">
          <table:table-cell table:style-name="Table1.A1" office:value-type="string">
            <text:p text:style-name="P77">ὁ δ’ <text:span text:style-name="T33">Ἅ</text:span>ρειος ἄφωνος ἐγένετο, ἐννοῶν ὅτι τήν γ’ Ἑρμιόνην ἐν πρώτοις εὕροι τις ἂν οὖσαν τῶν μηδὲν παρανομούντων.<text:span text:style-name="T33"> καίτοι νῦν δὴ παρανομεῖν προσποιεῖται διασώσουσα αὐτούς, ἄτοπα πράττουσα ὡσπέρει τῷ γε Σινάπει δοκοίη ποτὲ νώγαλα διαδιδόναι.</text:span></text:p>
          </table:table-cell>
          <table:table-cell table:style-name="Table1.A1" office:value-type="string">
            <text:p text:style-name="P65">Hermione hung her head. Harry was speechless. Hermione was the last person to do anything against the rules, and here she was, pretending she had, to get them out of trouble.<text:span text:style-name="T33"> </text:span>It was as if Snape had started handing out sweets. </text:p>
          </table:table-cell>
        </table:table-row>
        <table:table-row table:style-name="TableLine2385174453136">
          <table:table-cell table:style-name="Table1.A1" office:value-type="string">
            <text:p text:style-name="P77">ἡ μέντοι Μαγονωγαλέα Πέντε, ἔφη, βαθμῶν ἁμαρτοῦσιν ο<text:span text:style-name="T33">ἱ</text:span> Γρυφίνδωροι διὰ ταῦτα.</text:p>
          </table:table-cell>
          <table:table-cell table:style-name="Table1.A1" office:value-type="string">
            <text:p text:style-name="P65">"Miss Granger, five points will be taken from Gryffindor for this<text:span text:style-name="T33">.</text:span>" said Professor McGonagall.</text:p>
          </table:table-cell>
        </table:table-row>
        <table:table-row table:style-name="TableLine2385174453136">
          <table:table-cell table:style-name="Table1.A1" office:value-type="string">
            <text:p text:style-name="P77">καὶ γὰρ ἔσφηλας με τῆς ἐλπίδος.<text:span text:style-name="T11"> </text:span></text:p>
          </table:table-cell>
          <table:table-cell table:style-name="Table1.A1" office:value-type="string">
            <text:p text:style-name="P65">"I'm very disappointed in you. </text:p>
          </table:table-cell>
        </table:table-row>
        <table:table-row table:style-name="TableLine2385174453136">
          <table:table-cell table:style-name="Table1.A1" office:value-type="string">
            <text:p text:style-name="P77">ἀλλ’ εἴγ’ ἄρα μὴ βέβλαψαι μηδέν, δεῖ σέ ἀπελθεῖν πρὸς τὸν τῶν Γρυφινδώρων πύργον.</text:p>
          </table:table-cell>
          <table:table-cell table:style-name="Table1.A1" office:value-type="string">
            <text:p text:style-name="P65">If you're not hurt at all, you'd better get off to Gryffindor tower.<text:span text:style-name="T33">"</text:span></text:p>
          </table:table-cell>
        </table:table-row>
        <table:table-row table:style-name="TableLine2385174453136">
          <table:table-cell table:style-name="Table1.A1" office:value-type="string">
            <text:p text:style-name="P77">οἱ γὰρ μαθηταὶ τὴν ἑορτὴν κατ’ οἰκίας τελοῦσιν.</text:p>
          </table:table-cell>
          <table:table-cell table:style-name="Table1.A1" office:value-type="string">
            <text:p text:style-name="P65">Students are finishing the feast in their houses." </text:p>
          </table:table-cell>
        </table:table-row>
        <table:table-row table:style-name="TableLine2385174453136">
          <table:table-cell table:style-name="Table1.A1" office:value-type="string">
            <text:p text:style-name="P77">ἡ δ’ ἀπέβη.</text:p>
          </table:table-cell>
          <table:table-cell table:style-name="Table1.A1" office:value-type="string">
            <text:p text:style-name="P65">Hermione left.</text:p>
          </table:table-cell>
        </table:table-row>
        <text:soft-page-break/>
        <table:table-row table:style-name="TableLine2385174453136">
          <table:table-cell table:style-name="Table1.A1" office:value-type="string">
            <text:p text:style-name="P77">ἐκείνη δέ πρὸς <text:span text:style-name="T33">Ἅ</text:span>ρειον καὶ Ῥοῶνα τρεψαμένη Εἶ<text:span text:style-name="T33">ε</text:span>ν, ἔφη.<text:span text:style-name="T33"> ἀλλ’ ὡς ἔμοιγε δοκεῖτε, ηὐτυχήσατε μὲν ἀμέλει, ἐδράσατε δ’ οἶα ἤ τις ἢ οὐδεὶς πρωτόπειρος ὢν προσβαλόντες Τρωγλοδύτῃ ὀρεινῷ.</text:span></text:p>
          </table:table-cell>
          <table:table-cell table:style-name="Table1.A1" office:value-type="string">
            <text:p text:style-name="P65">Professor McGonagall turned to Harry and Ron. "Well, I still say you were lucky, but not many first years could have taken on a full-grown mountain troll.<text:span text:style-name="T33">"</text:span></text:p>
          </table:table-cell>
        </table:table-row>
        <table:table-row table:style-name="TableLine2385174453136">
          <table:table-cell table:style-name="Table1.A1" office:value-type="string">
            <text:p text:style-name="P77">ἔκαστος ο<text:span text:style-name="T33">ὖ</text:span>ν φερέσθω πέντε βαθμοὺς ὑπὲρ τῶν Γρυφινδώρων.<text:span text:style-name="T11"> </text:span></text:p>
          </table:table-cell>
          <table:table-cell table:style-name="Table1.A1" office:value-type="string">
            <text:p text:style-name="P65"><text:span text:style-name="T33">"</text:span>You each win Gryffindor five points.</text:p>
          </table:table-cell>
        </table:table-row>
        <table:table-row table:style-name="TableLine2385174453136">
          <table:table-cell table:style-name="Table1.A1" office:value-type="string">
            <text:p text:style-name="P77">καί ὁ Διμπλόδωρος μαθήσεται περὶ τοῦ πράγματος.</text:p>
          </table:table-cell>
          <table:table-cell table:style-name="Table1.A1" office:value-type="string">
            <text:p text:style-name="P65">Professor Dumbledore will be informed of this. </text:p>
          </table:table-cell>
        </table:table-row>
        <table:table-row table:style-name="TableLine2385174453136">
          <table:table-cell table:style-name="Table1.A1" office:value-type="string">
            <text:p text:style-name="P77">ἄπιτε δῆτα.</text:p>
          </table:table-cell>
          <table:table-cell table:style-name="Table1.A1" office:value-type="string">
            <text:p text:style-name="P65">You may go."</text:p>
          </table:table-cell>
        </table:table-row>
        <table:table-row table:style-name="TableLine2385174453136">
          <table:table-cell table:style-name="Table1.A1" office:value-type="string">
            <text:p text:style-name="P77">καὶ ἐκ τοῦ δωματίου σπεύσαντες οὐδέν εἶπον πρῖν ἀναβάντες ἀφίκοντο ἐπὶ τό δίστεγον.</text:p>
          </table:table-cell>
          <table:table-cell table:style-name="Table1.A1" office:value-type="string">
            <text:p text:style-name="P65">They hurried out of the chamber and didn't speak at all until they had climbed two floors up.</text:p>
          </table:table-cell>
        </table:table-row>
        <table:table-row table:style-name="TableLine2385174453136">
          <table:table-cell table:style-name="Table1.A1" office:value-type="string">
            <text:p text:style-name="P77">ἥδοντο γὰρ ἀπέχοντες τῶν τ’ ἄλλων καὶ τῆς δυσοσμίας τῆς τρωγλοδυτικῆς.</text:p>
          </table:table-cell>
          <table:table-cell table:style-name="Table1.A1" office:value-type="string">
            <text:p text:style-name="P65">It was a relief to be away from the smell of the troll, quite apart from anything else.</text:p>
          </table:table-cell>
        </table:table-row>
        <table:table-row table:style-name="TableLine2385174453136">
          <table:table-cell table:style-name="Table1.A1" office:value-type="string">
            <text:p text:style-name="P78">ὁ δέ Ῥοών ἀχθόμενός τι Ἀλλ’ ὠφέλομεν ἐνεγκέσθαι βαθμοὺς πλέον ἢ τοὺς δέκα.</text:p>
          </table:table-cell>
          <table:table-cell table:style-name="Table1.A1" office:value-type="string">
            <text:p text:style-name="P66">"We should have gotten more than ten points," Ron grumbled.</text:p>
          </table:table-cell>
        </table:table-row>
        <table:table-row table:style-name="TableLine2385174453136">
          <table:table-cell table:style-name="Table1.A1" office:value-type="string">
            <text:p text:style-name="P78">Πέντε μὲν οὖν, ἦ δ’ ὃς ὁ <text:span text:style-name="T34">Ἅ</text:span>ρειος, ἀφειλούσης γ’ ἐκείνης τοὺς τῆς Ἑρμιόνης.</text:p>
          </table:table-cell>
          <table:table-cell table:style-name="Table1.A1" office:value-type="string">
            <text:p text:style-name="P66">"Five, you mean, once she's taken off Hermione's."</text:p>
          </table:table-cell>
        </table:table-row>
        <table:table-row table:style-name="TableLine2385174453136">
          <table:table-cell table:style-name="Table1.A1" office:value-type="string">
            <text:p text:style-name="P78">Καλῶς δ’ οὖν ἐποίησεν οὕτω διασῴζουσα ἡμᾶς τῶν κακῶν τότ’ ἀπολαύοντας, οὐ μὴν ἀλλὰ καί ἡμεῖς αὐτὴν ἤδη ἐσώσαμεν.</text:p>
          </table:table-cell>
          <table:table-cell table:style-name="Table1.A1" office:value-type="string">
            <text:p text:style-name="P66">"Good of her to get us out of trouble like that," Ron admitted.<text:span text:style-name="T34"> </text:span><text:s/>"Mind you, we did save her."</text:p>
          </table:table-cell>
        </table:table-row>
        <table:table-row table:style-name="TableLine2385174453136">
          <table:table-cell table:style-name="Table1.A1" office:value-type="string">
            <text:p text:style-name="P78">Σῶσαι γοῦν οὐ δέον, εἰμὴ τὸ κνώδαλον μετ’ αὐτῆς συνεκλείσαμεν, εἶπεν ὁ <text:span text:style-name="T34">Ἅ</text:span>ρειος ἀναμιμνήσκων αὐτὸν τοῦ πράγματος.</text:p>
          </table:table-cell>
          <table:table-cell table:style-name="Table1.A1" office:value-type="string">
            <text:p text:style-name="P66">"She might not have needed saving if we hadn't locked the thing in with her," Harry reminded him.</text:p>
          </table:table-cell>
        </table:table-row>
        <table:table-row table:style-name="TableLine2385174453136">
          <table:table-cell table:style-name="Table1.A1" office:value-type="string">
            <text:p text:style-name="P78">καὶ ἤδη ἄφικοντο πρὸς τὴν τῆς παχείας εἰκόνα.</text:p>
          </table:table-cell>
          <table:table-cell table:style-name="Table1.A1" office:value-type="string">
            <text:p text:style-name="P66">They had reached the portrait of the Fat Lady.</text:p>
          </table:table-cell>
        </table:table-row>
        <table:table-row table:style-name="TableLine2385174453136">
          <table:table-cell table:style-name="Table1.A1" office:value-type="string">
            <text:p text:style-name="P78">καί Ῥύγκος χοίρειον εἰπόντες εἰσῆλθον.</text:p>
          </table:table-cell>
          <table:table-cell table:style-name="Table1.A1" office:value-type="string">
            <text:p text:style-name="P66">"Pig snout," they said and entered. </text:p>
          </table:table-cell>
        </table:table-row>
        <table:table-row table:style-name="TableLine2385174453136">
          <table:table-cell table:style-name="Table1.A1" office:value-type="string">
            <text:p text:style-name="P78">θόρυβος δ’ ἐγένετο πολὺς ἐν τῷ κοινείῳ συγκαθημένων αὐτοῦ πάντων ἐσθιόντων δ’ ἅμα τὴν τροφὴν τὴν ἄρτι δεδομένην.</text:p>
          </table:table-cell>
          <table:table-cell table:style-name="Table1.A1" office:value-type="string">
            <text:p text:style-name="P66">The common room was packed and noisy.<text:span text:style-name="T34"> </text:span>Everyone was eating the food that had been sent up.</text:p>
          </table:table-cell>
        </table:table-row>
        <table:table-row table:style-name="TableLine2385174453136">
          <table:table-cell table:style-name="Table1.A1" office:value-type="string">
            <text:p text:style-name="P78">ἡ δ’ Ἑρμιόνη μόνη καθ’ ἑαυτὴν ἵστατο πρόσθε τῆς θύρας περιμένουσα αὐτούς.</text:p>
          </table:table-cell>
          <table:table-cell table:style-name="Table1.A1" office:value-type="string">
            <text:p text:style-name="P66">Hermione, however, stood alone by the door, waiting for them.</text:p>
          </table:table-cell>
        </table:table-row>
        <table:table-row table:style-name="TableLine2385174453136">
          <table:table-cell table:style-name="Table1.A1" office:value-type="string">
            <text:p text:style-name="P78">καὶ δι<text:span text:style-name="T34">'</text:span> ὀλίγου πολλὴν δι’ ἀπορίαν οὐδεὶς ἐφθέγξατο οὐδέν.</text:p>
          </table:table-cell>
          <table:table-cell table:style-name="Table1.A1" office:value-type="string">
            <text:p text:style-name="P66">There was a very embarrassed pause.</text:p>
          </table:table-cell>
        </table:table-row>
        <table:table-row table:style-name="TableLine2385174453136">
          <table:table-cell table:style-name="Table1.A1" office:value-type="string">
            <text:p text:style-name="P78">ἔπειτα δέ πάντες οὐδέν βλέψαντες πρὸς ἀλλήλους, εὐχαριστήσαντες δ’ ὅμως ἄλλος ἄλλῳ ταχέως ἦλθον κομιούμενοι τὰς λοπάδας.</text:p>
          </table:table-cell>
          <table:table-cell table:style-name="Table1.A1" office:value-type="string">
            <text:p text:style-name="P66">Then, none of them looking at each other, they all said "Thanks," and hurried off to get plates. </text:p>
          </table:table-cell>
        </table:table-row>
        <table:table-row table:style-name="TableLine2385174453136">
          <table:table-cell table:style-name="Table1.A1" office:value-type="string">
            <text:p text:style-name="Text_20_body">ἀλλὰ ε<text:span text:style-name="T34">ἰ</text:span>ς τὸν ἔπειτα χρόνον, τὴν Ἑρμιόνην Γέρανον <text:soft-page-break/>φίλην ἡγοῦντο, οὐκ ἐξὸν ἂν μετέχειν τῶν τ’ ἄλλων καὶ τοῦ διαφθεῖραι Τρωγλοδύτην ὀρεινὸν δώδεκα ποδῶν τὸ ὕψος εἰ<text:span text:style-name="T34"> </text:span>μὴ διὰ φιλίας ἄρα διακέοιτό τις.</text:p>
            <text:p text:style-name="P26"/>
          </table:table-cell>
          <table:table-cell table:style-name="Table1.A1" office:value-type="string">
            <text:p text:style-name="P66">But from that moment on, Hermione Granger <text:soft-page-break/>became their friend. There are some things you can't share without ending up liking each other, and knocking out a twelve-foot mountain troll is one of them.</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13T19:06:40.928000000</meta:creation-date>
    <dc:date>2023-09-17T18:07:20.155000000</dc:date>
    <meta:editing-duration>PT10H38M</meta:editing-duration>
    <meta:editing-cycles>59</meta:editing-cycles>
    <meta:generator>LibreOffice/7.1.5.2$Windows_X86_64 LibreOffice_project/85f04e9f809797b8199d13c421bd8a2b025d52b5</meta:generator>
    <meta:document-statistic meta:table-count="1" meta:image-count="0" meta:object-count="0" meta:page-count="21" meta:paragraph-count="534" meta:word-count="8595" meta:character-count="50347" meta:non-whitespace-character-count="42162"/>
  </office:meta>
</office:document-meta>
</file>